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style:font-size-asian="10pt" style:font-size-complex="10pt"/>
    </style:style>
    <style:style style:name="P2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3b7e9" style:font-size-asian="10pt" style:font-size-complex="10pt"/>
    </style:style>
    <style:style style:name="P3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4e253" style:font-size-asian="10pt" style:font-size-complex="10pt"/>
    </style:style>
    <style:style style:name="P4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653d3" style:font-size-asian="10pt" style:font-size-complex="10pt"/>
    </style:style>
    <style:style style:name="P5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743e8" style:font-size-asian="10pt" style:font-size-complex="10pt"/>
    </style:style>
    <style:style style:name="P6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8760c" style:font-size-asian="10pt" style:font-size-complex="10pt"/>
    </style:style>
    <style:style style:name="P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98b28" style:font-size-asian="10pt" style:font-size-complex="10pt"/>
    </style:style>
    <style:style style:name="P8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a88f2" style:font-size-asian="10pt" style:font-size-complex="10pt"/>
    </style:style>
    <style:style style:name="P9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0pt" officeooo:paragraph-rsid="001c36f3" style:font-size-asian="10pt" style:font-size-complex="10pt"/>
    </style:style>
    <style:style style:name="P10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Times New Roman" fo:font-size="10pt" fo:font-weight="bold" officeooo:rsid="001dfa9b" officeooo:paragraph-rsid="001dfa9b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Times New Roman" fo:font-size="10pt" fo:font-weight="bold" officeooo:rsid="001ee95b" officeooo:paragraph-rsid="001ee95b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 style:master-page-name="Standard">
      <style:paragraph-properties fo:margin-left="1cm" fo:margin-right="0cm" fo:text-align="justify" style:justify-single-word="false" fo:text-indent="-1cm" style:auto-text-indent="false" style:page-number="auto"/>
      <style:text-properties fo:font-size="10pt" officeooo:paragraph-rsid="0018760c" style:font-size-asian="10pt" style:font-size-complex="10pt"/>
    </style:style>
    <style:style style:name="P13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Times New Roman" fo:font-size="10pt" fo:font-weight="bold" officeooo:rsid="001ee95b" officeooo:paragraph-rsid="001ee95b" style:font-size-asian="10pt" style:font-weight-asian="bold" style:font-name-complex="Times New Roman1" style:font-size-complex="10pt" style:font-weight-complex="bold"/>
    </style:style>
    <style:style style:name="P14" style:family="paragraph" style:parent-style-name="Standard" style:master-page-name="Standard">
      <style:paragraph-properties fo:margin-left="1cm" fo:margin-right="0cm" fo:text-align="justify" style:justify-single-word="false" fo:text-indent="-1cm" style:auto-text-indent="false" style:page-number="auto">
        <style:tab-stops/>
      </style:paragraph-properties>
      <style:text-properties style:font-name="Times New Roman" fo:font-size="10pt" fo:font-weight="bold" officeooo:rsid="001ee95b" officeooo:paragraph-rsid="001f090b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style:font-weight-complex="bold"/>
    </style:style>
    <style:style style:name="T5" style:family="text">
      <style:text-properties style:font-name="Times New Roman" style:font-name-complex="Times New Roman1" style:font-style-complex="italic" style:font-weight-complex="bold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weight="normal" officeooo:rsid="000b4e92" style:font-weight-asian="normal" style:font-name-complex="Times New Roman1" style:font-weight-complex="normal"/>
    </style:style>
    <style:style style:name="T9" style:family="text">
      <style:text-properties style:font-name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Основной_20_шрифт_20_абзаца"><text:span text:style-name="T9">должностной ъанатIа; ъанатIа зму; должностная ответственность = ъанатIа борч; ъанатIа хъвдаквцIара; должностное лицо = ъанатIа зму гIвы; должностное преступление = ъанатIа зму агIвы мыгIвхъгара гIанйыршара; должностные обязанности = аъанатIа борчква; аъанатIа хIачIвборчква; аъанатIа хъвдаквцIараква</text:span></text:span></text:p>
      <text:p text:style-name="P11">экспорт экспорт; (акъраль) йтыргауа</text:p>
      <text:p text:style-name="P11">фунт (то же, что фунт стерлингов) фунт (ахчапI)</text:p>
      <text:p text:style-name="P11">федерализм федерализм (федерация щатата йызму къральыгIва ргIапсща, ауи апш ргIапсща щаквыргылра йазынарху политика)</text:p>
      <text:p text:style-name="P11">сырье (сырьё) пкъыгIвалыцI(-с); сырье (сырьё); сырье для промышленности = апромышленность ахъазла пкъыгIвалыцI(-с)</text:p>
      <text:p text:style-name="P11">сырьевой пкъыгIвалIыцI(-с); сырьевые богатства страны = акъраль апкъыгIвалыцI(-с) байараква</text:p>
      <text:p text:style-name="P11">соратник гIвзацIабыргы; уыс (ду) йыцызхуз; соратник; соратники В. И. Ленина = В. И. Ленин йыгIвзачва цIабыргква</text:p>
      <text:p text:style-name="P11">попутчик: попутчик революции = ареволюция апопутчик (ареволюция нзыршауа чвала (мцкIыла) тшрыдызкIылуа)</text:p>
      <text:p text:style-name="P11">машиносчетный (машиносчётный) пхьадзага машина; машиносчётная станция = пхьадзага машина станция</text:p>
      <text:p text:style-name="P11">зараженный (заражённый): заражённый воздух = уау злу хIауа</text:p>
      <text:p text:style-name="P11">демпинг демпинг (анкъвакъвыгIвчва йрайгIайра ахъазла агIвымакъральква рхвгIахвтырта апны апкъыгIваква хвпудла йтира)</text:p>
      <text:p text:style-name="P11">демагог демагог (гвымцкьашала, чвала тшызчпауа, мцкIыла змурад гIаздахIвра зтахъу гIвы)</text:p>
      <text:p text:style-name="P11">демарш демарш (къралькI аправительства йазынархата дипломат гIачважвара); демарш посла = апосол йдемарш</text:p>
      <text:p text:style-name="P11">декламация йалыргата, пшдзата апхьара (уыса йа датша художества гIвыракI)</text:p>
      <text:p text:style-name="P11">искусственный, ненастоящий искусственна; йнапIлачпару; а также аффиксом -дза-м; искусственный спутник Земли = Адгьыл йнапIлачпару аспутник</text:p>
      <text:p text:style-name="P11">мокша, мокшане амокшаква</text:p>
      <text:p text:style-name="P11">надомник, надомница гIвнанхагIвы; пыннхагIвы (анхарта, артель агьиква руыс зунагIва апны йызхауа)</text:p>
      <text:p text:style-name="P11">молдаванский молдован; молдав (из Молдавии), молдов (из Молдавии); молдавский язык = молдав бызшва; молдава чважваща; молдавский пирог = молдаван пирог; молдав хъгIара</text:p>
      <text:p text:style-name="P11">общеобразовательный йалакIу (йалкIгIам дырра гIауызтуа); общеобразовательная школа = йалакIу (йалкIгIам) дырра гIауызтуа апхьарта</text:p>
      <text:p text:style-name="P11">часовой I сахIат; часовая норма = сахIат хачIвы; часовая оплата = сахIатла нхашахIакъ тира</text:p>
      <text:p text:style-name="P11">часовой II къалагIвыр</text:p>
      <text:p text:style-name="P10">мокша, мокшане амокшаква</text:p>
      <text:p text:style-name="P10">надомник, надомница гIвнанхагIвы; пыннхагIвы (анхарта, артель агьиква руыс зунагIва апны йызхауа)</text:p>
      <text:p text:style-name="P10">молдаванский и молдавский молдован; молдав; молдавский язык = молдав бызшва</text:p>
      <text:p text:style-name="P10">общеобразовательный йалакIу (йалкIгIам дырра гIауызтуа); общеобразовательная школа = йалакIу (йалкIгIам) дырра гIауызтуа апхьарта</text:p>
      <text:p text:style-name="P2"><text:span text:style-name="T2">активность </text:span><text:span text:style-name="T3">апхъагылара; джьгарра; азгIашыкъра; </text:span><text:span text:style-name="T2">активность коммунистов </text:span><text:span text:style-name="T8">= </text:span><text:span text:style-name="T3">акоммунистква рджьгарра; </text:span><text:span text:style-name="T2">активность масс </text:span><text:span text:style-name="T8">= </text:span><text:span text:style-name="T3">ажвлара рджьгарра</text:span></text:p>
      <text:p text:style-name="P2"><text:span text:style-name="T2">активный: активное избирательное </text:span><text:span text:style-name="T1">право</text:span><text:span text:style-name="T3"> </text:span><text:span text:style-name="T8">= </text:span><text:span text:style-name="T3">алхра джьгар хвитнагIа</text:span></text:p>
      <text:p text:style-name="P2"><text:span text:style-name="T2">актуальность </text:span><text:span text:style-name="T3">йатахъу; </text:span><text:span text:style-name="T4">йхъаду;</text:span><text:span text:style-name="T2"> актуальность научной проблемы </text:span><text:span text:style-name="T8">= </text:span><text:span text:style-name="T3">йатахъу наука уыс</text:span></text:p>
      <text:p text:style-name="P2"><text:span text:style-name="T2">актуальный </text:span><text:span text:style-name="T3">йатахъу; йагIу; </text:span><text:span text:style-name="T4">йза</text:span><text:span text:style-name="T3">гIу; йхъаду; </text:span><text:span text:style-name="T2">актуальный вопрос </text:span><text:span text:style-name="T8">= </text:span><text:span text:style-name="T3">йхъаду уыс; йзагIу уыс</text:span></text:p>
      <text:p text:style-name="P2"><text:span text:style-name="T2">акционерный </text:span><text:span text:style-name="T3">акционер; </text:span><text:span text:style-name="T2">акционерная компания </text:span><text:span text:style-name="T8">= </text:span><text:span text:style-name="T3">акционер гвып; </text:span><text:span text:style-name="T2">акционерный банк </text:span><text:span text:style-name="T8">= </text:span><text:span text:style-name="T3">акционер банк; </text:span><text:span text:style-name="T2">акционерный капитал </text:span><text:span text:style-name="T8">= </text:span><text:span text:style-name="T3">акционер капитал</text:span></text:p>
      <text:p text:style-name="P2"><text:span text:style-name="T2">акция I </text:span><text:span text:style-name="T3">акция; </text:span><text:span text:style-name="T2">акции поднялись </text:span><text:span text:style-name="T8">= </text:span><text:span text:style-name="T3">акцияква рыхв хъалтI</text:span></text:p>
      <text:p text:style-name="P1"><text:span text:style-name="T1">акция II</text:span><text:span text:style-name="T3"> акция (мурадкI гIадахIвра ахъазла ршатIара)</text:span></text:p>
      <text:p text:style-name="P2"><text:span text:style-name="T2">албанский </text:span><text:span text:style-name="T3">албан; </text:span><text:span text:style-name="T2">албанский </text:span><text:span text:style-name="T1">язык</text:span><text:span text:style-name="T3"> </text:span><text:span text:style-name="T8">= </text:span><text:span text:style-name="T3">албан бызшва</text:span></text:p>
      <text:p text:style-name="P1"><text:span text:style-name="T2">албанцы </text:span><text:span text:style-name="T3">албанква</text:span></text:p>
      <text:p text:style-name="P2"><text:span text:style-name="T2">алжирский </text:span><text:span text:style-name="T3">алжир; </text:span><text:span text:style-name="T2">алжирский на</text:span><text:span text:style-name="T1">род</text:span><text:span text:style-name="T3"> </text:span><text:span text:style-name="T8">= </text:span><text:span text:style-name="T3">алжир угIа</text:span></text:p>
      <text:p text:style-name="P1"><text:span text:style-name="T2">алжирцы </text:span><text:span text:style-name="T3">алжирква</text:span></text:p>
      <text:p text:style-name="P1"><text:span text:style-name="T2">алименты </text:span><text:span text:style-name="T3">алимент</text:span></text:p>
      <text:p text:style-name="P1"><text:span text:style-name="T1">алкоголизм</text:span><text:span text:style-name="T3"> аркъажвра</text:span></text:p>
      <text:p text:style-name="P2"><text:span text:style-name="T2">аллея </text:span><text:span text:style-name="T3">аллея; </text:span><text:span text:style-name="T2">аллея Славы </text:span><text:span text:style-name="T8">= </text:span><text:span text:style-name="T3">а-ЧIахIра аллея</text:span></text:p>
      <text:p text:style-name="P2"><text:span text:style-name="T2">алтайский </text:span><text:span text:style-name="T3">алтай; </text:span><text:span text:style-name="T2">алтайские языки</text:span><text:span text:style-name="T4"> </text:span><text:span text:style-name="T8">= </text:span><text:span text:style-name="T4">а</text:span><text:span text:style-name="T3">лтай бызшваква</text:span></text:p>
      <text:p text:style-name="P1"><text:span text:style-name="T2">алтайцы </text:span><text:span text:style-name="T3">алтайква</text:span></text:p>
      <text:p text:style-name="P2"><text:span text:style-name="T2">альтернатива </text:span><text:span text:style-name="T3">альтернатива; </text:span><text:span text:style-name="T2">аль</text:span><text:span text:style-name="T1">тернатива </text:span><text:span text:style-name="T2">войне – мир </text:span><text:span text:style-name="T8">= </text:span><text:span text:style-name="T3">айсра </text:span><text:span text:style-name="T4">йаль</text:span><text:span text:style-name="T3">тернативу мамырпI; </text:span><text:span text:style-name="T2">быть перед альтернативой </text:span><text:span text:style-name="T8">= </text:span><text:span text:style-name="T3">змагIныла йапшIагылуа агIвамалькI рыуа азакIы гIалхра</text:span></text:p>
      <text:p text:style-name="P1"><text:span text:style-name="T2">альтинг</text:span><text:span text:style-name="T4"> альтинг</text:span><text:span text:style-name="T2"> </text:span><text:span text:style-name="T3">(Исландия апарламент)</text:span></text:p>
      <text:p text:style-name="P1"><text:span text:style-name="T2">альянс </text:span><text:span text:style-name="T3">альянс</text:span></text:p>
      <text:p text:style-name="P1"><text:soft-page-break/><text:span text:style-name="T2">амбиция </text:span><text:span text:style-name="T3">хъамабзира; хъамадура</text:span></text:p>
      <text:p text:style-name="P2"><text:span text:style-name="T2">американский </text:span><text:span text:style-name="T3">америка; </text:span><text:span text:style-name="T2">американ</text:span><text:span text:style-name="T1">ская </text:span><text:span text:style-name="T2">печать </text:span><text:span text:style-name="T8">= </text:span><text:span text:style-name="T3">америка печать</text:span></text:p>
      <text:p text:style-name="P1"><text:span text:style-name="T2">американцы </text:span><text:span text:style-name="T3">американква; Америка абзазагIвчва</text:span></text:p>
      <text:p text:style-name="P1"><text:span text:style-name="T2">амнистия </text:span><text:span text:style-name="T3">амнистия; азыргIвара</text:span></text:p>
      <text:p text:style-name="P2"><text:span text:style-name="T2">аморальный </text:span><text:span text:style-name="T3">ахабза йанымгIалуа; </text:span><text:span text:style-name="T2">аморальный поступок </text:span><text:span text:style-name="T8">= </text:span><text:span text:style-name="T3">ахабза йанымгIалуа къванчахара</text:span></text:p>
      <text:p text:style-name="P2"><text:span text:style-name="T2">анализ </text:span><text:span text:style-name="T3">анализ; рхъвыхра; </text:span><text:span text:style-name="T4">алапш</text:span><text:span text:style-name="T3">ра; алыргара; </text:span><text:span text:style-name="T2">анализ международного положения</text:span><text:span text:style-name="T4"> </text:span><text:span text:style-name="T8">= </text:span><text:span text:style-name="T3">адуней аъаща </text:span><text:span text:style-name="T4">ала</text:span><text:span text:style-name="T3">пшра; </text:span><text:span text:style-name="T2">анализ хозяйственной деятельности</text:span><text:span text:style-name="T7"> </text:span><text:span text:style-name="T8">= </text:span><text:span text:style-name="T3">амлыкврхIара </text:span><text:span text:style-name="T4">нхара ала</text:span><text:span text:style-name="T3">пшра</text:span></text:p>
      <text:p text:style-name="P1"><text:span text:style-name="T2">аналогия</text:span><text:span text:style-name="T4"> ацапшызлара; апшыз</text:span><text:span text:style-name="T3">лара; аквшвара</text:span></text:p>
      <text:p text:style-name="P1"><text:span text:style-name="T2">анархизм </text:span><text:span text:style-name="T3">анархизм</text:span></text:p>
      <text:p text:style-name="P2"><text:span text:style-name="T2">анархистский и анархический </text:span><text:span text:style-name="T3">анархист; анархизм; анархия; </text:span><text:span text:style-name="T2">анархистские взгляды </text:span><text:span text:style-name="T8">= </text:span><text:span text:style-name="T3">анархия хъвыцщаква; </text:span><text:span text:style-name="T2">анархистские идеи </text:span><text:span text:style-name="T8">= </text:span><text:span text:style-name="T3">анархия идеяква; </text:span><text:span text:style-name="T2">анархистское течение </text:span><text:span text:style-name="T8">= </text:span><text:span text:style-name="T3">анархия нархара</text:span></text:p>
      <text:p text:style-name="P2"><text:span text:style-name="T2">анархия </text:span><text:span text:style-name="T3">анархия; </text:span><text:span text:style-name="T4">властыдара;</text:span><text:span text:style-name="T2"> анархия капиталистического производства</text:span><text:span text:style-name="T4"> </text:span><text:span text:style-name="T8">= </text:span><text:span text:style-name="T3">акапиталист </text:span><text:span text:style-name="T4">рхарджьра ав</text:span><text:span text:style-name="T3">ластыдара</text:span></text:p>
      <text:p text:style-name="P2"><text:span text:style-name="T2">анархо-синдикализм </text:span><text:span text:style-name="T3">анархо</text:span><text:span text:style-name="T1">-</text:span><text:span text:style-name="T3">синдикализм; </text:span><text:span text:style-name="T2">теория анархо-синдикализма </text:span><text:span text:style-name="T8">= </text:span><text:span text:style-name="T3">анархо-синдикализм </text:span><text:span text:style-name="T4">атеория</text:span></text:p>
      <text:p text:style-name="P1"><text:span text:style-name="T2">анахронизм </text:span><text:span text:style-name="T3">анахронизм (уыжвгIанчIви заман йаквыргIапсым </text:span><text:span text:style-name="T4">хаб</text:span><text:span text:style-name="T3">за)</text:span></text:p>
      <text:p text:style-name="P2"><text:span text:style-name="T2">английский </text:span><text:span text:style-name="T3">англия; ангьльыз; </text:span><text:span text:style-name="T2">английский язык </text:span><text:span text:style-name="T8">= </text:span><text:span text:style-name="T3">англия бызшва; ангьльыз бызшва</text:span></text:p>
      <text:p text:style-name="P1"><text:span text:style-name="T2">англичане </text:span><text:span text:style-name="T3">ангьльызква; Англия абзазагIвчва</text:span></text:p>
      <text:p text:style-name="P2"><text:span text:style-name="T2">андийский </text:span><text:span text:style-name="T3">андий; </text:span><text:span text:style-name="T2">андийский язык </text:span><text:span text:style-name="T8">= </text:span><text:span text:style-name="T3">андий бызшва</text:span></text:p>
      <text:p text:style-name="P1"><text:span text:style-name="T2">андийцы </text:span><text:span text:style-name="T3">андийква</text:span></text:p>
      <text:p text:style-name="P2"><text:span text:style-name="T2">анкета </text:span><text:span text:style-name="T3">анкета; </text:span><text:span text:style-name="T2">заполнить анкету </text:span><text:span text:style-name="T8">= </text:span><text:span text:style-name="T3">анкета азцIгIараква джьауап рытра; анкета гIвра</text:span></text:p>
      <text:p text:style-name="P2"><text:span text:style-name="T2">анкетный </text:span><text:span text:style-name="T3">анкета; </text:span><text:span text:style-name="T2">анкетные данные </text:span><text:span text:style-name="T8">= </text:span><text:span text:style-name="T3">анкета гIарбараква; </text:span><text:span text:style-name="T2">анкетный метод сбора сведений </text:span><text:span text:style-name="T8">= </text:span><text:span text:style-name="T3">анкетала </text:span><text:span text:style-name="T4">аха</text:span><text:span text:style-name="T3">барква азкIкIра</text:span></text:p>
      <text:p text:style-name="P1"><text:span text:style-name="T2">аннексия </text:span><text:span text:style-name="T3">аннексия; гIакIра (къралькI адгьыл)</text:span></text:p>
      <text:p text:style-name="P2"><text:span text:style-name="T2">аннулирование </text:span><text:span text:style-name="T3">птшыхра; мпхьадзахра; аъахымзлара; азыргIвара; </text:span><text:span text:style-name="T2">аннулирование государственных долгов</text:span><text:span text:style-name="T7"> </text:span><text:span text:style-name="T8">= </text:span><text:span text:style-name="T3">акъраль апсарчIвква азыргIвара; </text:span><text:span text:style-name="T2">аннулирование договора</text:span><text:span text:style-name="T4"> </text:span><text:span text:style-name="T8">= </text:span><text:span text:style-name="T4">ангIал</text:span><text:span text:style-name="T3">ра птшыхра; </text:span><text:span text:style-name="T2">аннулирование займа </text:span><text:span text:style-name="T8">= </text:span><text:span text:style-name="T3">азаем аъахымзлара</text:span></text:p>
      <text:p text:style-name="P2"><text:span text:style-name="T2">анонимный </text:span><text:span text:style-name="T3">аноним; зыхьыз цIакIу; мачвы зцIарышвым; </text:span><text:span text:style-name="T2">анонимное письмо </text:span><text:span text:style-name="T8">= </text:span><text:span text:style-name="T3">мачвы зцIарышвым письмо</text:span></text:p>
      <text:p text:style-name="P2"><text:span text:style-name="T2">антагонизм </text:span><text:span text:style-name="T3">антагонизм; апшIагылра; агъазлара; </text:span><text:span text:style-name="T2">антагонизм между пролетариатом и буржуазией</text:span><text:span text:style-name="T4"> </text:span><text:span text:style-name="T8">= </text:span><text:span text:style-name="T4">ап</text:span><text:span text:style-name="T3">ролетариати буржуазии агъачвазлара</text:span></text:p>
      <text:p text:style-name="P2"><text:span text:style-name="T2">антагонистический </text:span><text:span text:style-name="T3">антагонист; антагонизм; йапшIагылуа; йагъу; </text:span><text:span text:style-name="T2">антагонистические классы </text:span><text:span text:style-name="T8">= </text:span><text:span text:style-name="T3">йагъачву аклассква; </text:span><text:span text:style-name="T2">антагонистические противоречия капитализма </text:span><text:span text:style-name="T8">= </text:span><text:span text:style-name="T3">капитализм аквымшвара апшIагылраква</text:span></text:p>
      <text:p text:style-name="P4"><text:span text:style-name="T2">антивоенный </text:span><text:span text:style-name="T3">айсра йапшIагылуа; айсра зтахъым; </text:span><text:span text:style-name="T2">антивоенная демонстрация</text:span><text:span text:style-name="T7"> </text:span><text:span text:style-name="T8">= </text:span><text:span text:style-name="T3">айсра йапшIагылуа демонстрация;</text:span><text:span text:style-name="T8"> </text:span><text:span text:style-name="T2">антивоенное движение </text:span><text:span text:style-name="T8">= </text:span><text:span text:style-name="T3">айсра йапшIагылуа тшгIащтIыхра; </text:span><text:span text:style-name="T2">антивоенный конгресс </text:span><text:span text:style-name="T8">= </text:span><text:span text:style-name="T3">айсра йапшIагылуа конгресс</text:span></text:p>
      <text:p text:style-name="P2"><text:span text:style-name="T2">антигитлеровский: антигитлеровская коалиция </text:span><text:span text:style-name="T8">= </text:span><text:span text:style-name="T3">Гитлер йпшIагылуа адкIылара</text:span></text:p>
      <text:p text:style-name="P2"><text:span text:style-name="T2">антигосударственный </text:span><text:span text:style-name="T3">акъраль йапшIагылуа; акъральыгIва йазарару; </text:span><text:span text:style-name="T2">антигосударственная деятельность </text:span><text:span text:style-name="T8">= </text:span><text:span text:style-name="T3">акъральыгIва йазарархауа уысхара</text:span></text:p>
      <text:p text:style-name="P1"><text:span text:style-name="T2">антигуманный </text:span><text:span text:style-name="T3">агIвычIвгIвысагIара йапшIагылуа; гIвычIвгIвысагIара злам</text:span></text:p>
      <text:p text:style-name="P2"><text:span text:style-name="T2">антидемократический </text:span><text:span text:style-name="T3">адемократия йапшIагылуа; </text:span><text:span text:style-name="T2">антидемократическая империалистическая политика</text:span><text:span text:style-name="T7"> </text:span><text:span text:style-name="T8">= </text:span><text:span text:style-name="T3">адемократия йапшIагылуа империалист политика; </text:span><text:span text:style-name="T2">антидемократический лагерь </text:span><text:span text:style-name="T8">= </text:span><text:span text:style-name="T3">адемократия йапшIагылуа лагерь</text:span></text:p>
      <text:p text:style-name="P4"><text:span text:style-name="T2">антиимпериалистический </text:span><text:span text:style-name="T3">империализм йапшIагылуа; </text:span><text:span text:style-name="T2">антиимпериалистическое движение </text:span><text:span text:style-name="T8">= </text:span><text:span text:style-name="T3">империализм йапшIагылуа тшгIащтIыхра; </text:span><text:span text:style-name="T2">антиимпериалистический лагерь </text:span><text:span text:style-name="T8">= </text:span><text:span text:style-name="T3">империализм йапшIагылуа лагерь</text:span></text:p>
      <text:p text:style-name="P2"><text:span text:style-name="T2">антиисторический </text:span><text:span text:style-name="T3">история йапшIагылуа; история йанымгIалуа; </text:span><text:span text:style-name="T2">антиисторический подход к явлениям действительности </text:span><text:span text:style-name="T8">= </text:span><text:span text:style-name="T3">йгIанша зцIасу история йапшIагылуа адгыл</text:span><text:span text:style-name="T4">ща</text:span><text:span text:style-name="T2"> </text:span><text:span text:style-name="T3">азымазлара</text:span></text:p>
      <text:p text:style-name="P2"><text:span text:style-name="T2">аитикапиталистический </text:span><text:span text:style-name="T3">капитализм йапшIагылуа; </text:span><text:span text:style-name="T2">антикапиталистические преобразования </text:span><text:span text:style-name="T8">= </text:span><text:span text:style-name="T3">капитализм йапшIагылуа апсахраква</text:span></text:p>
      <text:p text:style-name="P2"><text:span text:style-name="T2">антиколониальный </text:span><text:span text:style-name="T3">аколонияра йапшIагылуа; аколонияра а́бакIра; </text:span><text:span text:style-name="T2">антиколониальная борьба</text:span><text:span text:style-name="T4"> </text:span><text:span text:style-name="T8">= </text:span><text:span text:style-name="T4">аколония</text:span><text:span text:style-name="T3">ра йапшIагылуа абакIра</text:span></text:p>
      <text:p text:style-name="P1"><text:span text:style-name="T2">антикоммунизм </text:span><text:span text:style-name="T3">коммунизм йапшIагылуа</text:span></text:p>
      <text:p text:style-name="P2"><text:span text:style-name="T2">антикоммунистический </text:span><text:span text:style-name="T3">коммунизм йапшIагылуа; </text:span><text:span text:style-name="T2">антикоммунистическая пропаганда империалистов</text:span><text:span text:style-name="T7"> </text:span><text:span text:style-name="T8">= </text:span><text:span text:style-name="T3">коммунизм йапшIагылуа апмпериалистква рпропаганда</text:span></text:p>
      <text:p text:style-name="P1"><text:span text:style-name="T2">антимарксизм </text:span><text:span text:style-name="T3">марксизм йапшIагылуа; марксизм йабакIуа; марксизм йагъу</text:span></text:p>
      <text:p text:style-name="P2"><text:span text:style-name="T2">антимарксистский </text:span><text:span text:style-name="T3">марксизм йапшIагылуа; марксизм йабакIуа; марксизм йагъу; </text:span><text:span text:style-name="T2">антимарксистская теория </text:span><text:span text:style-name="T8">= </text:span><text:span text:style-name="T3">марксизм йапшIагылуа теория</text:span></text:p>
      <text:p text:style-name="P1"><text:span text:style-name="T2">антиматериалистический </text:span><text:span text:style-name="T3">материализм йапшIагылуа</text:span></text:p>
      <text:p text:style-name="P1"><text:span text:style-name="T2">антимилитаризм </text:span><text:span text:style-name="T3">милитаризм йапшIагылуа</text:span></text:p>
      <text:p text:style-name="P1"><text:span text:style-name="T2">антимилитаристический </text:span><text:span text:style-name="T1">и </text:span><text:span text:style-name="T2">антимилитаристский</text:span><text:span text:style-name="T4"> </text:span><text:span text:style-name="T3">милитаризм йапшIагылуа</text:span></text:p>
      <text:p text:style-name="P2"><text:soft-page-break/><text:span text:style-name="T2">антинародный </text:span><text:span text:style-name="T3">аугIа йырпшIагылуа; аугIа йырквцIам; аугIа йрагъу; </text:span><text:span text:style-name="T2">антинародные партии </text:span><text:span text:style-name="T8">= </text:span><text:span text:style-name="T3">аугIа йрагъу апартияква</text:span></text:p>
      <text:p text:style-name="P2"><text:span text:style-name="T2">антинаучный </text:span><text:span text:style-name="T3">анаука йапшIагылуа; анаука йазарару; наукара злам; </text:span><text:span text:style-name="T2">антинаучная теория</text:span><text:span text:style-name="T7"> </text:span><text:span text:style-name="T8">= </text:span><text:span text:style-name="T3">анаука йазарару теория</text:span></text:p>
      <text:p text:style-name="P2"><text:span text:style-name="T2">антинациональный </text:span><text:span text:style-name="T3">анация йапшIагылуа; анация агIальаматра йагъу; аугIахъа йырквцIам; аугIахъа ргIальаматраква йрагъу; </text:span><text:span text:style-name="T2">антинациональная политика марионеточных правительств</text:span><text:span text:style-name="T7"> </text:span><text:span text:style-name="T8">= </text:span><text:span text:style-name="T3">аугIахъа ргIалъаматраква йрагъу амарионетка правительстваква рполитика</text:span></text:p>
      <text:p text:style-name="P2"><text:span text:style-name="T2">антиобщественный </text:span><text:span text:style-name="T3">ажвлара йрызарару; ажвлара зарарагIара дызрайдзауа; зарарагIара рызгIазгуа; </text:span><text:span text:style-name="T2">антиобщественные элементы </text:span><text:span text:style-name="T8">= </text:span><text:span text:style-name="T3">ажвлара ахабза мыгIвхъызгаквауа; </text:span><text:span text:style-name="T2">антиобщественный поступок </text:span><text:span text:style-name="T8">= </text:span><text:span text:style-name="T3">ажвлара йрызарару къванчагIара</text:span></text:p>
      <text:p text:style-name="P2"><text:span text:style-name="T2">антипартийный </text:span><text:span text:style-name="T3">апартия йапшIагылуа; </text:span><text:span text:style-name="T2">антипартийная группа</text:span><text:span text:style-name="T7"> </text:span><text:span text:style-name="T8">= </text:span><text:span text:style-name="T3">апартия йапшIагылуа гвып</text:span></text:p>
      <text:p text:style-name="P1"><text:span text:style-name="T2">антипатриотический </text:span><text:span text:style-name="T3">апатриотра йапшIагылуа</text:span></text:p>
      <text:p text:style-name="P2"><text:span text:style-name="T2">антипрофсоюзный </text:span><text:span text:style-name="T3">апрофсоюз </text:span><text:span text:style-name="T4">йап</text:span><text:span text:style-name="T3">шIагылуа; профсоюз зымуа; </text:span><text:span text:style-name="T2">антипрофсоюзные законы </text:span><text:span text:style-name="T8">= </text:span><text:span text:style-name="T3">апрофсоюз йапшIагылуа ахабзаква</text:span></text:p>
      <text:p text:style-name="P2"><text:span text:style-name="T2">антирелигиозный </text:span><text:span text:style-name="T3">адин йапшIагылуа; адин йабакIуа; адин зымуа; </text:span><text:span text:style-name="T2">антирелигиозная пропаганда </text:span><text:span text:style-name="T8">= </text:span><text:span text:style-name="T3">адин йапшIагылуа пропаганда</text:span></text:p>
      <text:p text:style-name="P1"><text:span text:style-name="T2">антисемитизм</text:span><text:span text:style-name="T4"> </text:span><text:span text:style-name="T3">семитизм </text:span><text:span text:style-name="T4">апшIагылра</text:span></text:p>
      <text:p text:style-name="P2"><text:span text:style-name="T2">антисемитский </text:span><text:span text:style-name="T3">семитизм </text:span><text:span text:style-name="T4">йапшIа</text:span><text:span text:style-name="T3">гылуа; </text:span><text:span text:style-name="T2">антисемитские настроения </text:span><text:span text:style-name="T8">= </text:span><text:span text:style-name="T3">семитизм йапшIагылуа агвгIанаграква</text:span></text:p>
      <text:p text:style-name="P1"><text:span text:style-name="T2">антисоветизм </text:span><text:span text:style-name="T3">совет вдасть апшIагылра; совет власть агъазара</text:span></text:p>
      <text:p text:style-name="P2"><text:span text:style-name="T2">антисоветский </text:span><text:span text:style-name="T3">совет власть йапшIагылуа; совет власть йагъу; </text:span><text:span text:style-name="T2">антисоветская пропаганда совет</text:span><text:span text:style-name="T7"> </text:span><text:span text:style-name="T8">= </text:span><text:span text:style-name="T3">власть йапшIагылуа пропаганда</text:span></text:p>
      <text:p text:style-name="P2"><text:span text:style-name="T2">антифашистский</text:span><text:span text:style-name="T4"> </text:span><text:span text:style-name="T3">фашизм </text:span><text:span text:style-name="T4">йапшIа</text:span><text:span text:style-name="T3">гылуа; фашизм йагъу; </text:span><text:span text:style-name="T2">антифашистское движение</text:span><text:span text:style-name="T7"> </text:span><text:span text:style-name="T8">= </text:span><text:span text:style-name="T3">фашизм йапшIагылуа тшгIащтIыхра</text:span></text:p>
      <text:p text:style-name="P2"><text:span text:style-name="T2">антифеодальный </text:span><text:span text:style-name="T3">феодализм йпшIагылуа; </text:span><text:span text:style-name="T2">антифеодальная революция </text:span><text:span text:style-name="T8">= </text:span><text:span text:style-name="T3">феодализм йапшIагылуа революция</text:span></text:p>
      <text:p text:style-name="P2"><text:span text:style-name="T2">античный </text:span><text:span text:style-name="T3">антична; </text:span><text:span text:style-name="T2">античная философия </text:span><text:span text:style-name="T8">= </text:span><text:span text:style-name="T3">антична философия; </text:span><text:span text:style-name="T2">антич</text:span><text:span text:style-name="T1">ная </text:span><text:span text:style-name="T2">цивилизация</text:span><text:span text:style-name="T4"> </text:span><text:span text:style-name="T8">= </text:span><text:span text:style-name="T4">антична </text:span><text:span text:style-name="T3">цивилизация</text:span></text:p>
      <text:p text:style-name="P2"><text:span text:style-name="T2">антропологический</text:span><text:span text:style-name="T4"> антропология; </text:span><text:span text:style-name="T2">антропологический музей</text:span><text:span text:style-name="T4"> </text:span><text:span text:style-name="T8">= </text:span><text:span text:style-name="T4">антропология музей</text:span></text:p>
      <text:p text:style-name="P1"><text:span text:style-name="T2">антропология</text:span><text:span text:style-name="T4"> антропология</text:span></text:p>
      <text:p text:style-name="P1"><text:span text:style-name="T2">апартеид</text:span><text:span text:style-name="T4"> апартеид</text:span></text:p>
      <text:p text:style-name="P1"><text:span text:style-name="T2">апелляционный</text:span><text:span text:style-name="T4"> апелляция; тхIаусыхара</text:span></text:p>
      <text:p text:style-name="P2"><text:span text:style-name="T2">аппарат</text:span><text:span text:style-name="T4"> </text:span><text:span text:style-name="T3">къвырльыкъвхарта; къвырльыкъвхагIвчва; </text:span><text:span text:style-name="T2">аппарат управления </text:span><text:span text:style-name="T8">= </text:span><text:span text:style-name="T3">аунашвачпарта акъвырльыкъвхагIвчва</text:span></text:p>
      <text:p text:style-name="P1"><text:span text:style-name="T2">апогей</text:span><text:span text:style-name="T4"> апогей</text:span></text:p>
      <text:p text:style-name="P1"><text:span text:style-name="T2">аполитизм</text:span><text:span text:style-name="T4"> аполитизм; аполитика аламзлара; аполитика йанымгIалуа</text:span></text:p>
      <text:p text:style-name="P1"><text:span text:style-name="T2">аполитичность</text:span><text:span text:style-name="T4"> аполитика тшачврыхъарара, аламылра; аполитика </text:span><text:span text:style-name="T3">анымгIалра</text:span></text:p>
      <text:p text:style-name="P1"><text:span text:style-name="T2">аполитичный</text:span><text:span text:style-name="T4"> аполитика тшачвызрыхъарауа, </text:span><text:span text:style-name="T3">тшахъназыргауа; аполитика йанымгIалуа</text:span></text:p>
      <text:p text:style-name="P2"><text:span text:style-name="T2">апологет </text:span><text:span text:style-name="T3">апологет; </text:span><text:span text:style-name="T4">азгылагIв; </text:span><text:span text:style-name="T3">ацкIыгIв; </text:span><text:span text:style-name="T2">апологеты капитализма </text:span><text:span text:style-name="T8">= </text:span><text:span text:style-name="T3">капитализм ацкIыгIвчва</text:span></text:p>
      <text:p text:style-name="P1"><text:span text:style-name="T2">апология </text:span><text:span text:style-name="T3">апология; ацкIра; азгылра</text:span></text:p>
      <text:p text:style-name="P2"><text:span text:style-name="T2">арабский </text:span><text:span text:style-name="T3">гIарып; </text:span><text:span text:style-name="T2">арабский язык </text:span><text:span text:style-name="T8">= </text:span><text:span text:style-name="T3">гIарып бызшва</text:span></text:p>
      <text:p text:style-name="P1"><text:span text:style-name="T2">арабы </text:span><text:span text:style-name="T3">агIарыпква</text:span></text:p>
      <text:p text:style-name="P1"><text:span text:style-name="T2">арбитр </text:span><text:span text:style-name="T3">арбитр; аныргIалыгIв</text:span></text:p>
      <text:p text:style-name="P1"><text:span text:style-name="T2">арбитраж </text:span><text:span text:style-name="T3">арбитраж; аныргIалырта</text:span></text:p>
      <text:p text:style-name="P1"><text:span text:style-name="T1">аргумент</text:span><text:span text:style-name="T3"> шахIатта йазалуа; рцIабыргга; хъарцIага; цIабыргщаквыргылра</text:span></text:p>
      <text:p text:style-name="P1"><text:span text:style-name="T2">аргументация </text:span><text:span text:style-name="T3">цIабыргщаквыргылра</text:span></text:p>
      <text:p text:style-name="P2"><text:span text:style-name="T2">арена </text:span><text:span text:style-name="T3">арена; шIыпIа; </text:span><text:span text:style-name="T4">акIвырша</text:span><text:span text:style-name="T3">рта; ныршарта; </text:span><text:span text:style-name="T2">арена политической борьбы</text:span><text:span text:style-name="T4"> </text:span><text:span text:style-name="T8">= </text:span><text:span text:style-name="T3">политика абакIра </text:span><text:span text:style-name="T4">акIвыр</text:span><text:span text:style-name="T3">шарта</text:span></text:p>
      <text:p text:style-name="P2"><text:span text:style-name="T2">аренда </text:span><text:span text:style-name="T3">багьанда; </text:span><text:span text:style-name="T2">аренда земли </text:span><text:span text:style-name="T8">= </text:span><text:span text:style-name="T3">адгьыл багьандата йгIахвра</text:span></text:p>
      <text:p text:style-name="P1"><text:span text:style-name="T2">арендатор </text:span><text:span text:style-name="T3">багьанда </text:span><text:span text:style-name="T4">гIахвыгIв; </text:span><text:span text:style-name="T3">багьанда назахвуа</text:span></text:p>
      <text:p text:style-name="P2"><text:span text:style-name="T2">арендный </text:span><text:span text:style-name="T3">багьанда; </text:span><text:span text:style-name="T2">арендная плата</text:span><text:span text:style-name="T7"> </text:span><text:span text:style-name="T8">= </text:span><text:span text:style-name="T3">багьандахв; </text:span><text:span text:style-name="T2">арендный договор </text:span><text:span text:style-name="T8">= </text:span><text:span text:style-name="T3">багьанда ангIалра</text:span></text:p>
      <text:p text:style-name="P1"><text:span text:style-name="T1">арест</text:span><text:span text:style-name="T3"> такIра; кIра; рчIвара; атутанакътара тарчIвара</text:span></text:p>
      <text:p text:style-name="P1"><text:span text:style-name="T2">аристократизм</text:span><text:span text:style-name="T4"> аристократизм</text:span></text:p>
      <text:p text:style-name="P1"><text:span text:style-name="T2">аристократия</text:span><text:span text:style-name="T4"> аристократква; ари</text:span><text:span text:style-name="T3">стократчва</text:span></text:p>
      <text:p text:style-name="P2"><text:span text:style-name="T2">армия </text:span><text:span text:style-name="T3">ры; угIа щарда; </text:span><text:span text:style-name="T2">армия без</text:span><text:span text:style-name="T1">работных</text:span><text:span text:style-name="T3"> </text:span><text:span text:style-name="T8">= </text:span><text:span text:style-name="T3">нхартадагIвчва; нхарта змаууа угIа щарда (акапиталист къральква рпны); </text:span><text:span text:style-name="T2">армия </text:span><text:span text:style-name="T1">труда</text:span><text:span text:style-name="T7"> </text:span><text:span text:style-name="T8">= </text:span><text:span text:style-name="T3">анхагIвчва щарда</text:span></text:p>
      <text:p text:style-name="P1"><text:span text:style-name="T2">армяне </text:span><text:span text:style-name="T3">армальква</text:span></text:p>
      <text:p text:style-name="P2"><text:span text:style-name="T2">армянский </text:span><text:span text:style-name="T3">армальы; </text:span><text:span text:style-name="T2">армянский язык </text:span><text:span text:style-name="T8">= </text:span><text:span text:style-name="T3">армальы бызшва</text:span></text:p>
      <text:p text:style-name="P1"><text:span text:style-name="T2">артель </text:span><text:span text:style-name="T3">артель</text:span></text:p>
      <text:p text:style-name="P2"><text:span text:style-name="T2">артельный</text:span><text:span text:style-name="T4"> артель; </text:span><text:span text:style-name="T2">артельный устав </text:span><text:span text:style-name="T8">= </text:span><text:span text:style-name="T3">артель устав</text:span></text:p>
      <text:p text:style-name="P2"><text:soft-page-break/><text:span text:style-name="T2">артиллерийский</text:span><text:span text:style-name="T4"> артиллерия; </text:span><text:span text:style-name="T2">артиллерийский салют</text:span><text:span text:style-name="T4"> </text:span><text:span text:style-name="T8">= </text:span><text:span text:style-name="T4">артиллерия </text:span><text:span text:style-name="T3">салют</text:span></text:p>
      <text:p text:style-name="P1"><text:span text:style-name="T2">артиллерия</text:span><text:span text:style-name="T4"> артиллерия</text:span></text:p>
      <text:p text:style-name="P1"><text:span text:style-name="T2">архаизм</text:span><text:span text:style-name="T4"> архаизм; ажвыра зхьыз; тынхаражв</text:span></text:p>
      <text:p text:style-name="P2"><text:span text:style-name="T2">архив</text:span><text:span text:style-name="T4"> архив; </text:span><text:span text:style-name="T2">архив Пушкина</text:span><text:span text:style-name="T4"> </text:span><text:span text:style-name="T8">= </text:span><text:span text:style-name="T3">Пушкин </text:span><text:span text:style-name="T4">йархив</text:span></text:p>
      <text:p text:style-name="P2"><text:span text:style-name="T2">архивный </text:span><text:span text:style-name="T3">архив; </text:span><text:span text:style-name="T2">архивные материалы</text:span><text:span text:style-name="T7"> </text:span><text:span text:style-name="T8">= </text:span><text:span text:style-name="T3">архив швъаква</text:span></text:p>
      <text:p text:style-name="P1"><text:span text:style-name="T2">аскетизм </text:span><text:span text:style-name="T3">аскетизм</text:span></text:p>
      <text:p text:style-name="P2"><text:span text:style-name="T2">ассамблея </text:span><text:span text:style-name="T3">ассамблея; </text:span><text:span text:style-name="T2">ассамблея мира </text:span><text:span text:style-name="T8">= </text:span><text:span text:style-name="T3">амамырагIа ассамблея</text:span></text:p>
      <text:p text:style-name="P2"><text:span text:style-name="T2">ассигнование </text:span><text:span text:style-name="T3">ахча заущтра; </text:span><text:span text:style-name="T2">ассигнование на народное образование </text:span><text:span text:style-name="T8">= </text:span><text:span text:style-name="T3">аугIа рарыпхьара ахча азаущтра</text:span></text:p>
      <text:p text:style-name="P2"><text:span text:style-name="T2">ассимиляция </text:span><text:span text:style-name="T3">ассимиляциячIвра; йапшычIвра; йапшхара; </text:span><text:span text:style-name="T2">ассимиляция народа</text:span><text:span text:style-name="T7"> </text:span><text:span text:style-name="T8">= </text:span><text:span text:style-name="T3">аугIахъакI анахьани аугIахъакI зымгIвалагьи йапшхара</text:span></text:p>
      <text:p text:style-name="P2"><text:span text:style-name="T2">ассимиляторский </text:span><text:span text:style-name="T3">ассимиляция; ассимиляция акIвзыршауа; </text:span><text:span text:style-name="T2">ассимиляторская политика </text:span><text:span text:style-name="T8">= </text:span><text:span text:style-name="T3">ассимиляция политика</text:span></text:p>
      <text:p text:style-name="P2"><text:span text:style-name="T2">ассирийский </text:span><text:span text:style-name="T3">ассирий; </text:span><text:span text:style-name="T2">ассирийский народ</text:span><text:span text:style-name="T7"> </text:span><text:span text:style-name="T8">= </text:span><text:span text:style-name="T3">ассирий угIа</text:span></text:p>
      <text:p text:style-name="P1"><text:span text:style-name="T2">ассирийцы </text:span><text:span text:style-name="T3">ассирийква</text:span></text:p>
      <text:p text:style-name="P2"><text:span text:style-name="T2">ассоциация </text:span><text:span text:style-name="T3">ассоциация; адкIылара; </text:span><text:span text:style-name="T2">ассоциация научных работников</text:span><text:span text:style-name="T7"> </text:span><text:span text:style-name="T8">= </text:span><text:span text:style-name="T3">анаука нхагIвчва радкIылара</text:span></text:p>
      <text:p text:style-name="P1"><text:span text:style-name="T2">астронавтика </text:span><text:span text:style-name="T3">астронавтика</text:span></text:p>
      <text:p text:style-name="P1"><text:span text:style-name="T2">астрономия </text:span><text:span text:style-name="T3">астроном</text:span></text:p>
      <text:p text:style-name="P2"><text:span text:style-name="T2">астрономический </text:span><text:span text:style-name="T3">астроном; зпхьадзара щарду; щарда йнадзауа; </text:span><text:span text:style-name="T2">астрономические цифры </text:span><text:span text:style-name="T8">= </text:span><text:span text:style-name="T3">йщардадзу апхьадзараква</text:span></text:p>
      <text:p text:style-name="P1"><text:span text:style-name="T2">атеизм </text:span><text:span text:style-name="T3">нчвадара; диныдара; адин йазхъамцIара</text:span></text:p>
      <text:p text:style-name="P2"><text:span text:style-name="T2">атеистический </text:span><text:span text:style-name="T3">нчвадара; диныдара; </text:span><text:span text:style-name="T2">атеистическая пропаганда </text:span><text:span text:style-name="T8">= </text:span><text:span text:style-name="T3">анчвадара апропаганда; </text:span><text:span text:style-name="T2">атеистический кружок </text:span><text:span text:style-name="T8">= </text:span><text:span text:style-name="T3">анчвадара кружок</text:span></text:p>
      <text:p text:style-name="P2"><text:span text:style-name="T2">атлантический: атлантический блок </text:span><text:span text:style-name="T8">= </text:span><text:span text:style-name="T3">атлантика адкIылара</text:span></text:p>
      <text:p text:style-name="P2"><text:span text:style-name="T2">атмосфера </text:span><text:span text:style-name="T3">атмосфера; аъаща; </text:span><text:span text:style-name="T2">атмосфера </text:span><text:span text:style-name="T1">доверия </text:span><text:span text:style-name="T2">и сотрудничества </text:span><text:span text:style-name="T8">= </text:span><text:span text:style-name="T3">азхъацIари ацынхара-ацацхърагIари раъаща</text:span></text:p>
      <text:p text:style-name="P1"><text:span text:style-name="T2">атом </text:span><text:span text:style-name="T3">атом</text:span></text:p>
      <text:p text:style-name="P4"><text:span text:style-name="T2">атомный </text:span><text:span text:style-name="T3">атом; </text:span><text:span text:style-name="T2">атомная бомба </text:span><text:span text:style-name="T8">= </text:span><text:span text:style-name="T3">атом бомба; </text:span><text:span text:style-name="T2">атомная дипломатия </text:span><text:span text:style-name="T8">= атом</text:span><text:span text:style-name="T3"> дипломатия; </text:span><text:span text:style-name="T2">атомная электрическая станция (АЭС)</text:span><text:span text:style-name="T7"> </text:span><text:span text:style-name="T8">= </text:span><text:span text:style-name="T3">атом электростанция (АЭС); </text:span><text:span text:style-name="T2">атомная энергия </text:span><text:span text:style-name="T8">= </text:span><text:span text:style-name="T3">атом къару; </text:span><text:span text:style-name="T2">атомное оружие </text:span><text:span text:style-name="T8">= </text:span><text:span text:style-name="T3">атом абджьар; </text:span><text:span text:style-name="T2">атомный психоз </text:span><text:span text:style-name="T8">= </text:span><text:span text:style-name="T3">атомла аугIа ршвара</text:span></text:p>
      <text:p text:style-name="P1"><text:span text:style-name="T2">атомоход </text:span><text:span text:style-name="T3">атомоход; атом къарула йныкъвауа</text:span></text:p>
      <text:p text:style-name="P1"><text:span text:style-name="T2">атташе </text:span><text:span text:style-name="T3">атташе</text:span></text:p>
      <text:p text:style-name="P2"><text:span text:style-name="T2">аттестат </text:span><text:span text:style-name="T3">аттестат; швъа; </text:span><text:span text:style-name="T2">аттестат зрелости</text:span><text:span text:style-name="T7"> </text:span><text:span text:style-name="T8">= </text:span><text:span text:style-name="T3">аквтанай апхьарта дызлагIалгазла швъа</text:span></text:p>
      <text:p text:style-name="P2"><text:span text:style-name="T2">аттестационный </text:span><text:span text:style-name="T3">аттестация; </text:span><text:span text:style-name="T2">аттестационная комиссия </text:span><text:span text:style-name="T8">= </text:span><text:span text:style-name="T3">аттестация комиссия</text:span></text:p>
      <text:p text:style-name="P1"><text:span text:style-name="T2">аттестация </text:span><text:span text:style-name="T3">аттестация; аттестат атра</text:span></text:p>
      <text:p text:style-name="P1"><text:span text:style-name="T2">аудиенция </text:span><text:span text:style-name="T3">аудиенция</text:span></text:p>
      <text:p text:style-name="P1"><text:span text:style-name="T2">аукцион </text:span><text:span text:style-name="T3">аукцион</text:span></text:p>
      <text:p text:style-name="P2"><text:span text:style-name="T2">аукционный </text:span><text:span text:style-name="T3">аукцион; </text:span><text:span text:style-name="T2">аукционный торг </text:span><text:span text:style-name="T8">= </text:span><text:span text:style-name="T3">аукцион хвгIахвтра</text:span></text:p>
      <text:p text:style-name="P2"><text:span text:style-name="T2">афганский </text:span><text:span text:style-name="T3">афган; </text:span><text:span text:style-name="T2">афганский (пушту) язык </text:span><text:span text:style-name="T8">= </text:span><text:span text:style-name="T3">афган (пушту) бызшва</text:span></text:p>
      <text:p text:style-name="P1"><text:span text:style-name="T2">афганцы </text:span><text:span text:style-name="T3">афганква</text:span></text:p>
      <text:p text:style-name="P2"><text:span text:style-name="T2">африканский </text:span><text:span text:style-name="T3">африка; </text:span><text:span text:style-name="T2">африканские языки </text:span><text:span text:style-name="T8">= </text:span><text:span text:style-name="T3">африка бызшваква</text:span></text:p>
      <text:p text:style-name="P1"><text:span text:style-name="T1">африканцы</text:span><text:span text:style-name="T3"> африканква; Африка абзазагIвчва</text:span></text:p>
      <text:p text:style-name="P2"><text:span text:style-name="T2">афроазиатский </text:span><text:span text:style-name="T3">афроазиат; </text:span><text:span text:style-name="T2">афроазиатская конференция</text:span><text:span text:style-name="T7"> </text:span><text:span text:style-name="T8">= </text:span><text:span text:style-name="T3">афроазиат конференция; </text:span><text:span text:style-name="T2">афроазиатские страны </text:span><text:span text:style-name="T8">= </text:span><text:span text:style-name="T3">афроазиат </text:span><text:span text:style-name="T4">къральква</text:span></text:p>
      <text:p text:style-name="P1"><text:span text:style-name="T2">аэродром</text:span><text:span text:style-name="T4"> аэродром;</text:span><text:span text:style-name="T2"> </text:span><text:span text:style-name="T3">самолетчIварта; </text:span><text:span text:style-name="T4">самолетпссгIарта</text:span></text:p>
      <text:p text:style-name="P1"><text:span text:style-name="T2">аэропорт</text:span><text:span text:style-name="T4"> аэропорт; </text:span><text:span text:style-name="T3">самолётчIварта; самолётгIадгылырта</text:span></text:p>
      <text:p text:style-name="P1"><text:span text:style-name="T2">аэрофлот</text:span><text:span text:style-name="T4"> аэрофлот</text:span></text:p>
      <text:p text:style-name="P4"><text:span text:style-name="T2">база </text:span><text:span text:style-name="T3">база; щата; </text:span><text:span text:style-name="T2">база коммунизма </text:span><text:span text:style-name="T8">= </text:span><text:span text:style-name="T3">коммунизм ащата; </text:span><text:span text:style-name="T2">на базе марксизма-ленинизма </text:span><text:span text:style-name="T8">= </text:span><text:span text:style-name="T3">марксизм-ленинизм ащата йтата</text:span></text:p>
      <text:p text:style-name="P2"><text:span text:style-name="T2">базис </text:span><text:span text:style-name="T3">базис; щата; </text:span><text:span text:style-name="T2">базис и над</text:span><text:span text:style-name="T1">стройка</text:span><text:span text:style-name="T3"> </text:span><text:span text:style-name="T8">= </text:span><text:span text:style-name="T3">базиси надстройки; </text:span><text:span text:style-name="T2">базис общества </text:span><text:span text:style-name="T8">= </text:span><text:span text:style-name="T3">ажвлара рбазис</text:span></text:p>
      <text:p text:style-name="P2"><text:span text:style-name="T2">бактериологический</text:span><text:span text:style-name="T4"> бактериоло</text:span><text:span text:style-name="T3">гия; </text:span><text:span text:style-name="T2">бактериологическое оружие</text:span><text:span text:style-name="T7"> </text:span><text:span text:style-name="T8">= </text:span><text:span text:style-name="T3">бактериология абджьар</text:span></text:p>
      <text:p text:style-name="P2"><text:span text:style-name="T2">баланс </text:span><text:span text:style-name="T3">баланс; </text:span><text:span text:style-name="T2">баланс народного хозяйства</text:span><text:span text:style-name="T7"> </text:span><text:span text:style-name="T8">= </text:span><text:span text:style-name="T3">аугIа рымлыкврхIара абаланс</text:span></text:p>
      <text:p text:style-name="P2"><text:span text:style-name="T2">балансирование: балансирование на грани войны</text:span><text:span text:style-name="T7"> </text:span><text:span text:style-name="T8">= </text:span><text:span text:style-name="T3">айсра гIаншушта ачвыршвара; айсра ашварагIварара йтазлара</text:span></text:p>
      <text:p text:style-name="P2"><text:span text:style-name="T2">балкарский </text:span><text:span text:style-name="T3">балкъар; </text:span><text:span text:style-name="T2">балкарская газета </text:span><text:span text:style-name="T8">= </text:span><text:span text:style-name="T3">балкъар газета</text:span></text:p>
      <text:p text:style-name="P1"><text:span text:style-name="T2">балкарцы </text:span><text:span text:style-name="T3">абалкъарква</text:span></text:p>
      <text:p text:style-name="P2"><text:soft-page-break/><text:span text:style-name="T2">балл </text:span><text:span text:style-name="T3">балл; </text:span><text:span text:style-name="T2">ветер в шесть баллов</text:span><text:span text:style-name="T7"> </text:span><text:span text:style-name="T8">= </text:span><text:span text:style-name="T3">цбаллкI йнадзауа пша; </text:span><text:span text:style-name="T2">набрать наибольшую сумму баллов</text:span><text:span text:style-name="T7"> </text:span><text:span text:style-name="T8">= </text:span><text:span text:style-name="T3">рыцIа йщарду абалл пхьадзара </text:span><text:span text:style-name="T4">гIатгара</text:span></text:p>
      <text:p text:style-name="P2"><text:span text:style-name="T2">баллистический </text:span><text:span text:style-name="T3">баллистика; </text:span><text:span text:style-name="T2">баллистическая ракета</text:span><text:span text:style-name="T7"> </text:span><text:span text:style-name="T8">= </text:span><text:span text:style-name="T3">баллистика ракета</text:span></text:p>
      <text:p text:style-name="P2"><text:span text:style-name="T2">баллотировать </text:span><text:span text:style-name="T3">напIщтIыхра; </text:span><text:span text:style-name="T2">баллотировать предложение </text:span><text:span text:style-name="T8">= </text:span><text:span text:style-name="T3">уыскI йнарахвуаши йнармахвуаши напIщтIыхрала йщаквыргылра</text:span></text:p>
      <text:p text:style-name="P2"><text:span text:style-name="T2">баллотироваться </text:span><text:span text:style-name="T3">алхрала разыра; </text:span><text:span text:style-name="T2">баллотироваться в председатели </text:span><text:span text:style-name="T8">= </text:span><text:span text:style-name="T3">председательта далырхырнысла разыра</text:span></text:p>
      <text:p text:style-name="P1"><text:span text:style-name="T2">баллотировка </text:span><text:span text:style-name="T3">напIщтIыхра</text:span></text:p>
      <text:p text:style-name="P1"><text:span text:style-name="T2">бандитизм </text:span><text:span text:style-name="T3">бандитизм</text:span></text:p>
      <text:p text:style-name="P1"><text:span text:style-name="T2">банк </text:span><text:span text:style-name="T3">банк</text:span></text:p>
      <text:p text:style-name="P1"><text:span text:style-name="T2">банкир </text:span><text:span text:style-name="T3">банкир</text:span></text:p>
      <text:p text:style-name="P2"><text:span text:style-name="T2">банкирский </text:span><text:span text:style-name="T3">банкир; </text:span><text:span text:style-name="T2">банкирская фирма </text:span><text:span text:style-name="T8">= </text:span><text:span text:style-name="T3">банкир фирма</text:span></text:p>
      <text:p text:style-name="P1"><text:span text:style-name="T2">банкноты </text:span><text:span text:style-name="T3">банкнот</text:span></text:p>
      <text:p text:style-name="P2"><text:span text:style-name="T2">банковский </text:span><text:span text:style-name="T3">банк; </text:span><text:span text:style-name="T2">банковские билеты </text:span><text:span text:style-name="T8">= </text:span><text:span text:style-name="T3">абанк билетква; </text:span><text:span text:style-name="T2">банковский капитал </text:span><text:span text:style-name="T8">= </text:span><text:span text:style-name="T3">банк капитал; </text:span><text:span text:style-name="T2">банковский процент</text:span><text:span text:style-name="T7"> </text:span><text:span text:style-name="T8">= </text:span><text:span text:style-name="T3">банк процент; </text:span><text:span text:style-name="T2">банковский фонд </text:span><text:span text:style-name="T8">= </text:span><text:span text:style-name="T3">банк фонд; банк ахча (хвы зму швъа)</text:span></text:p>
      <text:p text:style-name="P2"><text:span text:style-name="T2">банкротство </text:span><text:span text:style-name="T3">хъчIвара; амлыкв алцIхра; </text:span><text:span text:style-name="T2">банкротство крупных банков </text:span><text:span text:style-name="T8">= </text:span><text:span text:style-name="T3">абанк дуква рымлыкв йалцIхра</text:span></text:p>
      <text:p text:style-name="P2"><text:span text:style-name="T2">баптистский </text:span><text:span text:style-name="T3">баптист; </text:span><text:span text:style-name="T2">баптистская община</text:span><text:span text:style-name="T7"> </text:span><text:span text:style-name="T8">= </text:span><text:span text:style-name="T3">баптист квей</text:span></text:p>
      <text:p text:style-name="P1"><text:span text:style-name="T2">баптисты </text:span><text:span text:style-name="T3">абаптистква</text:span></text:p>
      <text:p text:style-name="P1"><text:span text:style-name="T2">басмач </text:span><text:span text:style-name="T3">басмач</text:span></text:p>
      <text:p text:style-name="P2"><text:span text:style-name="T2">басмаческий </text:span><text:span text:style-name="T3">басмач; </text:span><text:span text:style-name="T2">басмаческий бандитизм</text:span><text:span text:style-name="T7"> </text:span><text:span text:style-name="T8">= </text:span><text:span text:style-name="T3">басмач бандитизм</text:span></text:p>
      <text:p text:style-name="P1"><text:span text:style-name="T2">басмачество </text:span><text:span text:style-name="T3">басмачра; абасмачква</text:span></text:p>
      <text:p text:style-name="P2"><text:span text:style-name="T2">бастион </text:span><text:span text:style-name="T3">бастион; багъьара; </text:span><text:span text:style-name="T2">бастион социализма</text:span><text:span text:style-name="T7"> </text:span><text:span text:style-name="T8">= </text:span><text:span text:style-name="T3">социализм абагъьара</text:span></text:p>
      <text:p text:style-name="P1"><text:span text:style-name="T2">батрак </text:span><text:span text:style-name="T3">батрак; рыцхIа; лыг</text:span></text:p>
      <text:p text:style-name="P1"><text:span text:style-name="T2">батрачество </text:span><text:span text:style-name="T3">батракра; абатракква; арыцхIачва; алыгчва</text:span></text:p>
      <text:p text:style-name="P2"><text:span text:style-name="T2">батрацкий </text:span><text:span text:style-name="T3">батрак; </text:span><text:span text:style-name="T2">батрацкий </text:span><text:span text:style-name="T1">труд</text:span><text:span text:style-name="T3"> </text:span><text:span text:style-name="T8">= </text:span><text:span text:style-name="T3">батрак нхара</text:span></text:p>
      <text:p text:style-name="P2"><text:span text:style-name="T2">башкирский </text:span><text:span text:style-name="T3">башкир; </text:span><text:span text:style-name="T2">башкирский язык </text:span><text:span text:style-name="T8">= </text:span><text:span text:style-name="T3">башкир бызшва</text:span></text:p>
      <text:p text:style-name="P1"><text:span text:style-name="T2">башкиры </text:span><text:span text:style-name="T3">абашкирква</text:span></text:p>
      <text:p text:style-name="P1"><text:span text:style-name="T2">бдительность </text:span><text:span text:style-name="T3">сакъра</text:span></text:p>
      <text:p text:style-name="P1"><text:span text:style-name="T2">беднота </text:span><text:span text:style-name="T3">арыцхIачва</text:span></text:p>
      <text:p text:style-name="P2"><text:span text:style-name="T2">бедняцкий </text:span><text:span text:style-name="T3">бедняк; рыцхIа; </text:span><text:span text:style-name="T2">бедняцкое хозяйство </text:span><text:span text:style-name="T8">= </text:span><text:span text:style-name="T3">рыцхIа млыкврхIара</text:span></text:p>
      <text:p text:style-name="P1"><text:span text:style-name="T2">бедствие </text:span><text:span text:style-name="T3">рыцхIагIара</text:span></text:p>
      <text:p text:style-name="P1"><text:span text:style-name="T2">бедуины </text:span><text:span text:style-name="T3">абедуинква</text:span></text:p>
      <text:p text:style-name="P1"><text:span text:style-name="T2">беженцы </text:span><text:span text:style-name="T3">йахъырцаз; зышта йтырцаз; айсра зышта йтнацаз</text:span></text:p>
      <text:p text:style-name="P2"><text:span text:style-name="T2">безапелляционный </text:span><text:span text:style-name="T3">дауара злахым; ажва злам; </text:span><text:span text:style-name="T2">безапелляционное решение </text:span><text:span text:style-name="T8">= </text:span><text:span text:style-name="T3">ажва аламкIва йырхъйачIву щаквыргылра; </text:span><text:span text:style-name="T2">безапелляционный приговор</text:span><text:span text:style-name="T7"> </text:span><text:span text:style-name="T8">= </text:span><text:span text:style-name="T3">дауара злахым хIаквымхара</text:span></text:p>
      <text:p text:style-name="P2"><text:span text:style-name="T2">безатомный: безатомная зона </text:span><text:span text:style-name="T8">= </text:span><text:span text:style-name="T3">атом абджьар ъаным шIыпIа, шта</text:span></text:p>
      <text:p text:style-name="P1"><text:span text:style-name="T2">безбожие </text:span><text:span text:style-name="T3">нчвадара</text:span></text:p>
      <text:p text:style-name="P1"><text:span text:style-name="T2">безвластие </text:span><text:span text:style-name="T3">власть аъамзара; властыдара</text:span></text:p>
      <text:p text:style-name="P1"><text:span text:style-name="T2">безвластный</text:span><text:span text:style-name="T4"> власть </text:span><text:span text:style-name="T3">змам; </text:span><text:span text:style-name="T4">власть </text:span><text:span text:style-name="T3">ъаным; йвластыду</text:span></text:p>
      <text:p text:style-name="P2"><text:span text:style-name="T2">безвозмездный </text:span><text:span text:style-name="T3">хвыдаъа; швахрадъа; </text:span><text:span text:style-name="T2">безвозмездная помощь развивающимся странам </text:span><text:span text:style-name="T8">= </text:span><text:span text:style-name="T3">тшауацIызхуа акъральква хвыдъа рцхърагIара; </text:span><text:span text:style-name="T2">безвозмездное пользование землей</text:span><text:span text:style-name="T7"> </text:span><text:span text:style-name="T8">= </text:span><text:span text:style-name="T3">адгьыл хвыдъа йгIарысабапра, йырхарджьра</text:span></text:p>
      <text:p text:style-name="P1"><text:span text:style-name="T2">безгражданство </text:span><text:span text:style-name="T3">къральгIвыдара</text:span></text:p>
      <text:p text:style-name="P1"><text:span text:style-name="T2">безграмотность </text:span><text:span text:style-name="T3">гIвыра-апхьара мдырра; гIвыща-апхьаща мдырра</text:span></text:p>
      <text:p text:style-name="P2"><text:span text:style-name="T2">безграмотный </text:span><text:span text:style-name="T3">гIвыра-апхьара зымдыруа; гIвыща-апхьаща зымдыруа; йзымгIвуа-йзампхьауа; здырра кIваду; </text:span><text:span text:style-name="T2">безграмотный в политике </text:span><text:span text:style-name="T8">= </text:span><text:span text:style-name="T3">политикала йдырраду</text:span></text:p>
      <text:p text:style-name="P2"><text:span text:style-name="T2">бездоказательный </text:span><text:span text:style-name="T3">йузыщаквмыргылуаш; йуызмырцIабыргуаш; йтлапсаду; </text:span><text:span text:style-name="T2">бездоказательные обвинения</text:span><text:span text:style-name="T7"> </text:span><text:span text:style-name="T8">= </text:span><text:span text:style-name="T3">йтлапсаду аркъванчараква</text:span></text:p>
      <text:p text:style-name="P2"><text:span text:style-name="T2">беззаветный </text:span><text:span text:style-name="T3">згви зпси хътIу; зхъа йамайгьдзауа; йазцIабыргу; </text:span><text:span text:style-name="T2">беззаветная преданность Родине </text:span><text:span text:style-name="T8">= </text:span><text:span text:style-name="T3">гвылагьи псылагьи у-Псадгьыл уазцIабыргызлара</text:span></text:p>
      <text:p text:style-name="P1"><text:span text:style-name="T2">беззаконие </text:span><text:span text:style-name="T3">хабзадара; хабзамыгIвхъгара</text:span></text:p>
      <text:p text:style-name="P1"><text:span text:style-name="T2">безземелье </text:span><text:span text:style-name="T3">адгьылыдара; адгьыл амамзлара</text:span></text:p>
      <text:p text:style-name="P2"><text:span text:style-name="T2">безземельный </text:span><text:span text:style-name="T3">адгьыл змам; йадгьылыду; </text:span><text:span text:style-name="T2">безземельный крестьянин </text:span><text:span text:style-name="T8">= </text:span><text:span text:style-name="T3">адгьыл змам адгьылрхарджьыгIв</text:span></text:p>
      <text:p text:style-name="P2"><text:span text:style-name="T2">безнадзорность </text:span><text:span text:style-name="T3">хъпшылгIвыдара; хъпшылыгIв амамызлара; </text:span><text:span text:style-name="T2">безнадзорность детей </text:span><text:span text:style-name="T8">= </text:span><text:span text:style-name="T3">асабичва хъпшылгIвыдазара</text:span></text:p>
      <text:p text:style-name="P2"><text:soft-page-break/><text:span text:style-name="T2">безнаказанность </text:span><text:span text:style-name="T3">квнага анымцIара; квнага анмырйара; квнага мраура; квнагадъа гIаныжьра; </text:span><text:span text:style-name="T2">безнаказанность проступка </text:span><text:span text:style-name="T8">= </text:span><text:span text:style-name="T3">акъванчагIара хIаквым анцIарадъа йгIаныжьра</text:span></text:p>
      <text:p text:style-name="P2"><text:span text:style-name="T2">безнравственность </text:span><text:span text:style-name="T3">намысыдара; намыс амамызлара; пхадара; пха аквмызлара; </text:span><text:span text:style-name="T2">безнравственность поведения </text:span><text:span text:style-name="T8">= </text:span><text:span text:style-name="T3">пхадара ъадаб</text:span></text:p>
      <text:p text:style-name="P2"><text:span text:style-name="T2">безнравственный </text:span><text:span text:style-name="T3">пха зквым; пхада; намыс змам; йнамысыду; </text:span><text:span text:style-name="T2">безнравственный поступок </text:span><text:span text:style-name="T8">= </text:span><text:span text:style-name="T3">йпхадару уыснкъвгара</text:span></text:p>
      <text:p text:style-name="P2"><text:span text:style-name="T2">безоговорочный </text:span><text:span text:style-name="T3">ажва злам; ажва аламкIва; </text:span><text:span text:style-name="T2">безоговорочная капиту</text:span><text:span text:style-name="T1">ляция</text:span><text:span text:style-name="T7"> </text:span><text:span text:style-name="T8">= </text:span><text:span text:style-name="T3">ажва аламкIва йайгIайыз тшйытра; ажвадъа абджьар щтIацIара</text:span></text:p>
      <text:p text:style-name="P2"><text:span text:style-name="T2">безопасность </text:span><text:span text:style-name="T3">шварагIварадара; шварагIвара аламызлара; бзита йхчу; пхастадара; </text:span><text:span text:style-name="T2">безопасность движения </text:span><text:span text:style-name="T8">= </text:span><text:span text:style-name="T3">амгIвайсра апхастадара; </text:span><text:span text:style-name="T2">безопасность страны </text:span><text:span text:style-name="T8">= </text:span><text:span text:style-name="T3">акъраль ашварагIварадара</text:span></text:p>
      <text:p text:style-name="P2"><text:span text:style-name="T2">безответственность </text:span><text:span text:style-name="T3">джьауапыдара(-нтшара); айгвыIгIвра азымбара; борчта йымпхьадзара; </text:span><text:span text:style-name="T2">безответственность за порученное дело </text:span><text:span text:style-name="T8">= </text:span><text:span text:style-name="T3">уыхъвда йгIаквыррцIаз ауыс айгвыгIвра азымбара</text:span></text:p>
      <text:p text:style-name="P2"><text:span text:style-name="T2">безответственный </text:span><text:span text:style-name="T3">йджьауапыдару(-нтшу); уыста йзымбауа; йайгвыгIвраду; борчта йзымбауа; борчта йзымпхьадзауа; йызборчым; зыхъвда йхъам; </text:span><text:span text:style-name="T2">безответственный поступок </text:span><text:span text:style-name="T8">= </text:span><text:span text:style-name="T3">йджьауапынтшару уыснкъвгара</text:span></text:p>
      <text:p text:style-name="P2"><text:span text:style-name="T2">безработица </text:span><text:span text:style-name="T3">нхартадара; </text:span><text:span text:style-name="T2">безработица в капиталистических странах </text:span><text:span text:style-name="T8">= </text:span><text:span text:style-name="T3">акапиталист къральква рпны анхартадара</text:span></text:p>
      <text:p text:style-name="P2"><text:span text:style-name="T2">безраздельный </text:span><text:span text:style-name="T3">аджвгьи </text:span><text:span text:style-name="T4">дызла</text:span><text:span text:style-name="T3">хъвым; </text:span><text:span text:style-name="T2">безраздельное господство</text:span><text:span text:style-name="T4"> </text:span><text:span text:style-name="T8">= </text:span><text:span text:style-name="T3">аджвгьи йыцагIвымшахауа </text:span><text:span text:style-name="T4">махъа</text:span><text:span text:style-name="T3">рыхъвара; аджвгьи далахъвымкIва хъадазлара</text:span></text:p>
      <text:p text:style-name="P2"><text:span text:style-name="T2">безубыточный </text:span><text:span text:style-name="T3">йылдзгIараду; </text:span><text:span text:style-name="T2">безубыточное предприятие</text:span><text:span text:style-name="T7"> </text:span><text:span text:style-name="T8">= </text:span><text:span text:style-name="T3">йылдзгIараду нхарта</text:span></text:p>
      <text:p text:style-name="P2"><text:span text:style-name="T1">безъядерный</text:span><text:span text:style-name="T3"> ядро абджьар змам; ядро абджьар ъаным; </text:span><text:span text:style-name="T1">безъядерная зона</text:span><text:span text:style-name="T7"> </text:span><text:span text:style-name="T8">= </text:span><text:span text:style-name="T3">ядро абджьар ъаным шIыпIа; </text:span><text:span text:style-name="T1">безъядерное государство</text:span><text:span text:style-name="T7"> </text:span><text:span text:style-name="T8">= </text:span><text:span text:style-name="T3">ядро абджьар змам къральыгIва</text:span></text:p>
      <text:p text:style-name="P2"><text:span text:style-name="T2">безыдейность </text:span><text:span text:style-name="T3">идея дара; идея амамызлара; </text:span><text:span text:style-name="T2">бызыдейность в искусстве </text:span><text:span text:style-name="T8">= </text:span><text:span text:style-name="T3">аискусства идеядазлара; аискусства идея амамызлара</text:span></text:p>
      <text:p text:style-name="P2"><text:span text:style-name="T2">безыдейный </text:span><text:span text:style-name="T3">идея змам; йидеяду; </text:span><text:span text:style-name="T2">безыдейное произведение </text:span><text:span text:style-name="T8">= </text:span><text:span text:style-name="T3">идея змам гIвыра</text:span></text:p>
      <text:p text:style-name="P2"><text:span text:style-name="T2">безынициативный </text:span><text:span text:style-name="T3">йджьгарыду; джьгарра злам; </text:span><text:span text:style-name="T2">безынициативный работник</text:span><text:span text:style-name="T7"> </text:span><text:span text:style-name="T8">= </text:span><text:span text:style-name="T3">йджьгарыду нхагIвы</text:span></text:p>
      <text:p text:style-name="P2"><text:span text:style-name="T2">белогвардейский </text:span><text:span text:style-name="T3">белогвардия; </text:span><text:span text:style-name="T2">белогвардейские банды </text:span><text:span text:style-name="T8">= </text:span><text:span text:style-name="T3">абелогвардия бандаква</text:span></text:p>
      <text:p text:style-name="P1"><text:span text:style-name="T2">белогвардейцы </text:span><text:span text:style-name="T3">абелогвардия йалакву; абелогвардейцква</text:span></text:p>
      <text:p text:style-name="P2"><text:span text:style-name="T2">белорусский </text:span><text:span text:style-name="T3">белорус; </text:span><text:span text:style-name="T2">белорусский язык</text:span><text:span text:style-name="T7"> </text:span><text:span text:style-name="T8">= </text:span><text:span text:style-name="T3">белорус бызшва</text:span></text:p>
      <text:p text:style-name="P1"><text:span text:style-name="T2">белорусы </text:span><text:span text:style-name="T3">абелорусква</text:span></text:p>
      <text:p text:style-name="P1"><text:span text:style-name="T2">белоэмигрант </text:span><text:span text:style-name="T3">белоэмигрант</text:span></text:p>
      <text:p text:style-name="P2"><text:span text:style-name="T2">белый: белая армия </text:span><text:span text:style-name="T8">= </text:span><text:span text:style-name="T3">абелаква; бела ры; ршкIвокIва</text:span></text:p>
      <text:p text:style-name="P2"><text:span text:style-name="T2">бельгийский </text:span><text:span text:style-name="T3">бельгия; </text:span><text:span text:style-name="T2">бельгийский народ </text:span><text:span text:style-name="T8">= </text:span><text:span text:style-name="T3">бельгия угIа</text:span></text:p>
      <text:p text:style-name="P1"><text:span text:style-name="T2">бельгийцы </text:span><text:span text:style-name="T3">абелгийква; Бельгия абзазагIвчва</text:span></text:p>
      <text:p text:style-name="P2"><text:span text:style-name="T2">бенгальский </text:span><text:span text:style-name="T3">бенгаль; </text:span><text:span text:style-name="T2">бенгальский язык </text:span><text:span text:style-name="T8">= </text:span><text:span text:style-name="T3">бенгаль бызшва</text:span></text:p>
      <text:p text:style-name="P1"><text:span text:style-name="T2">бенгальцы </text:span><text:span text:style-name="T3">абенгальква</text:span></text:p>
      <text:p text:style-name="P2"><text:span text:style-name="T2">беседа </text:span><text:span text:style-name="T3">айчважвара; </text:span><text:span text:style-name="T2">беседа </text:span><text:span text:style-name="T1">аги</text:span><text:span text:style-name="T2">татора с избирателями </text:span><text:span text:style-name="T8">= </text:span><text:span text:style-name="T3">агитатор алхыгIвчва драчважвара</text:span></text:p>
      <text:p text:style-name="P2"><text:span text:style-name="T2">бесклассовый </text:span><text:span text:style-name="T3">класс ъаным; йклассыду; </text:span><text:span text:style-name="T2">бесклассовое общество </text:span><text:span text:style-name="T8">= </text:span><text:span text:style-name="T3">класс ъаным жвлара</text:span></text:p>
      <text:p text:style-name="P2"><text:span text:style-name="T2">бескомпромиссность</text:span><text:span text:style-name="T4"> </text:span><text:span text:style-name="T3">азазагIвщтра аламызлара; азазыргIвара </text:span><text:span text:style-name="T4">аламызлара; </text:span><text:span text:style-name="T3">анымгIалра; </text:span><text:span text:style-name="T2">бескомпромиссное решение</text:span><text:span text:style-name="T4"> </text:span><text:span text:style-name="T8">= </text:span><text:span text:style-name="T3">азазагIвщтра </text:span><text:span text:style-name="T4">злам </text:span><text:span text:style-name="T3">щаквыргылра</text:span></text:p>
      <text:p text:style-name="P1"><text:span text:style-name="T1">бесконтрольность</text:span><text:span text:style-name="T3"> хъпшылгIвыдара; хъпшылра амамызлара, аъамызлара; рхъвыхрадазара</text:span></text:p>
      <text:p text:style-name="P1"><text:span text:style-name="T2">бесконтрольный</text:span><text:span text:style-name="T4"> йхъпшылгIвыду; </text:span><text:span text:style-name="T3">йхъпшылраду; хъпшылра змам; йырхъвыхыдару</text:span></text:p>
      <text:p text:style-name="P1"><text:span text:style-name="T2">бесконфликтный </text:span><text:span text:style-name="T3">амакIра змам; апшIагылра змам; йамакIраду</text:span></text:p>
      <text:p text:style-name="P2"><text:span text:style-name="T2">бескорыстный </text:span><text:span text:style-name="T3">файда йащтам; хъахIара йащтам; </text:span><text:span text:style-name="T2">бескорыстная по мощь</text:span><text:span text:style-name="T7"> </text:span><text:span text:style-name="T8">= </text:span><text:span text:style-name="T3">файда йащтам цхърагIара</text:span></text:p>
      <text:p text:style-name="P2"><text:span text:style-name="T2">бескризисный </text:span><text:span text:style-name="T3">кризис ъаным; йкризисыду; кризисдъа; </text:span><text:span text:style-name="T2">бескризисная социалистическая экономика</text:span><text:span text:style-name="T7"> </text:span><text:span text:style-name="T8">= </text:span><text:span text:style-name="T3">кризис ъаным социализм экономика; кризис ъагIанымшауа социалист экономика</text:span></text:p>
      <text:p text:style-name="P2"><text:span text:style-name="T2">беспартийный </text:span><text:span text:style-name="T3">апартия йалам; </text:span><text:span text:style-name="T2">беспартийный актив </text:span><text:span text:style-name="T8">= </text:span><text:span text:style-name="T3">апартия йалам аджьгарчва</text:span></text:p>
      <text:p text:style-name="P2"><text:span text:style-name="T2">бесперспективный </text:span><text:span text:style-name="T3">апхъахьыла йылшараду; апхъахьыла йгвыгъараду; </text:span><text:span text:style-name="T2">бесперспективная политика </text:span><text:span text:style-name="T8">= </text:span><text:span text:style-name="T3">апхъахьыла йылшараду политика</text:span></text:p>
      <text:p text:style-name="P2"><text:span text:style-name="T2">бесписьменный</text:span><text:span text:style-name="T4"> </text:span><text:span text:style-name="T3">гIвыра </text:span><text:span text:style-name="T4">змам; </text:span><text:span text:style-name="T3">йгIвыраду; </text:span><text:span text:style-name="T2">бесписьменные языки </text:span><text:span text:style-name="T8">= </text:span><text:span text:style-name="T3">гIвыра змам абызшваква</text:span></text:p>
      <text:p text:style-name="P2"><text:span text:style-name="T1">бесплановость</text:span><text:span text:style-name="T3"> планыдара; план амамызлара; мураддаъа; мурад амамызлара; </text:span><text:span text:style-name="T2">бесплановость капиталистического хозяйства </text:span><text:span text:style-name="T8">= </text:span><text:span text:style-name="T3">капитализм млыкврхIара план амамызлара; капиталист млыкврхIара апланыдара</text:span></text:p>
      <text:p text:style-name="P2"><text:span text:style-name="T2">бесплановый </text:span><text:span text:style-name="T3">йпланыду; план змам; мурад змам; </text:span><text:span text:style-name="T2">бесплановая работа</text:span><text:span text:style-name="T7"> </text:span><text:span text:style-name="T8">= </text:span><text:span text:style-name="T3">план амамкIва нхара; пландаъа нхара</text:span></text:p>
      <text:p text:style-name="P4"><text:span text:style-name="T2">бесплатный </text:span><text:span text:style-name="T3">хвыдъа; ауасагIваца; </text:span><text:span text:style-name="T2">бесплатная путевка </text:span><text:span text:style-name="T8">= </text:span><text:span text:style-name="T3">хвы ззырымтиуа путевка; </text:span><text:span text:style-name="T2">бесплатное лечение </text:span><text:span text:style-name="T8">= </text:span><text:span text:style-name="T3">хвыдъа айъазара; </text:span><text:span text:style-name="T2">бесплатное обучение</text:span><text:span text:style-name="T7"> </text:span><text:span text:style-name="T8">= </text:span><text:span text:style-name="T3">хвыдъа арыпхьара</text:span></text:p>
      <text:p text:style-name="P2"><text:span text:style-name="T2">беспошлинный</text:span><text:span text:style-name="T4"> </text:span><text:span text:style-name="T3">пошлина </text:span><text:span text:style-name="T4">зквым;</text:span><text:span text:style-name="T2"> беспошлинная торговля </text:span><text:span text:style-name="T8">= </text:span><text:span text:style-name="T3">пошлина зквым хвгIахвтра</text:span></text:p>
      <text:p text:style-name="P2"><text:span text:style-name="T2">бесправие </text:span><text:span text:style-name="T3">хвитнагIадара; хъахвитмызлара; ъизиныдара; хвитнагIа амамызлара; </text:span><text:span text:style-name="T2">бесправие женщин в капиталистических странах</text:span><text:span text:style-name="T4"> </text:span><text:span text:style-name="T8">= </text:span><text:span text:style-name="T4">акапита</text:span><text:span text:style-name="T3">лист </text:span><text:span text:style-name="T4">къральква </text:span><text:span text:style-name="T3">рпны ахIвсса хвитнагIа </text:span><text:span text:style-name="T4">рымамызлара </text:span><text:span text:style-name="T3">(рхвитнагIадара)</text:span></text:p>
      <text:p text:style-name="P2"><text:soft-page-break/><text:span text:style-name="T2">бесправный</text:span><text:span text:style-name="T4"> йхвитнагIаду; хвит</text:span><text:span text:style-name="T3">нагIа змам; </text:span><text:span text:style-name="T4">ъизин змам;</text:span><text:span text:style-name="T2"> бесправное положение негров</text:span><text:span text:style-name="T4"> </text:span><text:span text:style-name="T8">= </text:span><text:span text:style-name="T4">анегрква рхвит</text:span><text:span text:style-name="T3">нагIадара </text:span><text:span text:style-name="T4">аъаща, бзазаща</text:span></text:p>
      <text:p text:style-name="P2"><text:span text:style-name="T2">беспредметный</text:span><text:span text:style-name="T4"> мурадкIгьи змам; </text:span><text:span text:style-name="T3">ймураддаъу; </text:span><text:span text:style-name="T2">беспредметная критика </text:span><text:span text:style-name="T8">= </text:span><text:span text:style-name="T3">мурадкIгьи змам цIбацIбара</text:span></text:p>
      <text:p text:style-name="P2"><text:span text:style-name="T2">беспрецедентный</text:span><text:span text:style-name="T4"> шIырпшыра</text:span><text:span text:style-name="T2"> </text:span><text:span text:style-name="T3">змам; йнымшас; </text:span><text:span text:style-name="T2">беспрецедентный случай</text:span><text:span text:style-name="T7"> </text:span><text:span text:style-name="T8">= </text:span><text:span text:style-name="T3">йнымшас гIаншара</text:span></text:p>
      <text:p text:style-name="P2"><text:span text:style-name="T2">бесприбыльный </text:span><text:span text:style-name="T3">йхъахIараду; </text:span><text:span text:style-name="T4">хъа</text:span><text:span text:style-name="T3">хIара змам; хъахIара гIазымгуа; </text:span><text:span text:style-name="T2">бесприбыльная торговля </text:span><text:span text:style-name="T8">= </text:span><text:span text:style-name="T3">йхъахIараду хвгIахвтра; </text:span><text:span text:style-name="T2">бесприбыльное хозяйство </text:span><text:span text:style-name="T8">= </text:span><text:span text:style-name="T3">йхъахIараду млыкврхIара</text:span></text:p>
      <text:p text:style-name="P2"><text:span text:style-name="T2">беспримерный </text:span><text:span text:style-name="T3">шIырпшыра змам; запш аъахым; зыда аъахым; </text:span><text:span text:style-name="T2">беспримерный героизм</text:span><text:span text:style-name="T7"> </text:span><text:span text:style-name="T8">= </text:span><text:span text:style-name="T3">запш аъахым фырра</text:span></text:p>
      <text:p text:style-name="P2"><text:span text:style-name="T2">беспринципность </text:span><text:span text:style-name="T3">принцип амамызлара; принцип аламызлара; </text:span><text:span text:style-name="T4">уыскI </text:span><text:span text:style-name="T3">багъьара алата зыквмызлара; багъьара амамызлара; </text:span><text:span text:style-name="T2">беспринципность в теоретических вопросах </text:span><text:span text:style-name="T8">= </text:span><text:span text:style-name="T3">атеория уысква рпны багъьара амамызлара; </text:span><text:span text:style-name="T2">беспринципность поведе</text:span><text:span text:style-name="T1">ния</text:span><text:span text:style-name="T3"> </text:span><text:span text:style-name="T8">= </text:span><text:span text:style-name="T3">принцип змам аъаща</text:span></text:p>
      <text:p text:style-name="P2"><text:span text:style-name="T2">беспринципный </text:span><text:span text:style-name="T3">принцип змам; принцип злам; мгIвакI багъьата йыквым; уыскI апны зшIа гъвгъвам; </text:span><text:span text:style-name="T2">беспринципное решение </text:span><text:span text:style-name="T8">= </text:span><text:span text:style-name="T3">мгIвакI багъьата йыквым щаквыргылра; </text:span><text:span text:style-name="T2">беспринципный человек</text:span><text:span text:style-name="T7"> </text:span><text:span text:style-name="T8">= </text:span><text:span text:style-name="T4">уыскI </text:span><text:span text:style-name="T3">багъьата йыквым гIвы</text:span></text:p>
      <text:p text:style-name="P4"><text:span text:style-name="T2">беспристрастный </text:span><text:span text:style-name="T3">згвы цкьу; гвымхара згвы йтам; гвхът</text:span><text:span text:style-name="T6">I</text:span><text:span text:style-name="T3">ыра злу; згвы хътIу; йцIабыргу; йтамаму; </text:span><text:span text:style-name="T2">беспристрастная критика </text:span><text:span text:style-name="T8">= </text:span><text:span text:style-name="T3">гвхътIыра злу цIбацIбара; </text:span><text:span text:style-name="T2">беспристрастный судья </text:span><text:span text:style-name="T8">= </text:span><text:span text:style-name="T3">згвы цкьу судхагIв; гвымхара згвы йтам судхагIв</text:span></text:p>
      <text:p text:style-name="P2"><text:span text:style-name="T2">бессмертие </text:span><text:span text:style-name="T3">анцIра шIымчIвара; ахьыз щарда йгара; анцIралагьи аугIа йырхIвалуш; </text:span><text:span text:style-name="T2">заслужить бессмертие</text:span><text:span text:style-name="T7"> </text:span><text:span text:style-name="T8">= </text:span><text:span text:style-name="T3">анцIралагьи уыхьыз гушта квнага гIатгара; анцIрала уырхъмаштылуашта квнага гIатгара</text:span></text:p>
      <text:p text:style-name="P4"><text:span text:style-name="T2">бессмертный </text:span><text:span text:style-name="T3">зынцIра шIымчIвуш; зыхьыз щардала йгуш; йымдзхуаш; йымпсыхуаш; анцIралагьи йырхIвалуш; </text:span><text:span text:style-name="T2">бессмертиая слава</text:span><text:span text:style-name="T7"> </text:span><text:span text:style-name="T8">= </text:span><text:span text:style-name="T3">зыхьыз ымдзхуаш ртшхъвара; </text:span><text:span text:style-name="T2">бессмертный подвиг </text:span><text:span text:style-name="T8">= </text:span><text:span text:style-name="T3">зынгьи йымдзхуаш, йхъмаштылхуш хъацIара</text:span></text:p>
      <text:p text:style-name="P2"><text:span text:style-name="T2">бессрочный </text:span><text:span text:style-name="T3">пIатла змам; йпIатладу; </text:span><text:span text:style-name="T2">бессрочное пользование</text:span><text:span text:style-name="T4"> </text:span><text:span text:style-name="T8">= </text:span><text:span text:style-name="T4">йъадза</text:span><text:span text:style-name="T3">тахъу йгIарысабапра; </text:span><text:span text:style-name="T2">бессрочный кредит</text:span><text:span text:style-name="T7"> </text:span><text:span text:style-name="T8">= </text:span><text:span text:style-name="T3">пIатла змам псарчIвы; </text:span><text:span text:style-name="T2">бессрочный паспорт</text:span><text:span text:style-name="T7"> </text:span><text:span text:style-name="T8">= </text:span><text:span text:style-name="T3">пIатла змам паспорт</text:span></text:p>
      <text:p text:style-name="P1"><text:span text:style-name="T2">бесхозяйственность </text:span><text:span text:style-name="T3">амлыкврхIаща мдырра; амлыкврхIара анкъвгаща мдырра; млыкврхIара азыгIальаматраква мыгIвхъгара</text:span></text:p>
      <text:p text:style-name="P2"><text:span text:style-name="T2">бесхозяйственный </text:span><text:span text:style-name="T3">млыкврхIаща зымдыруа; амлыкврхIара анкъвгаща зымдыруа; амлыкврхIара азыгIальаматраква мыгIвхъызгауа; </text:span><text:span text:style-name="T2">бесхозяйственное ведение дела</text:span><text:span text:style-name="T7"> </text:span><text:span text:style-name="T8">= </text:span><text:span text:style-name="T4">ам</text:span><text:span text:style-name="T3">лыкврхIара ауыснкъвгаща мдырра</text:span></text:p>
      <text:p text:style-name="P2"><text:span text:style-name="T2">бесчеловечный </text:span><text:span text:style-name="T3">гIвыра злам; гIвычIвгIвысагIара злам; жьыхьра змам; жьыхьра зымдыруа; </text:span><text:span text:style-name="T2">бесчеловечная эксплуатация</text:span><text:span text:style-name="T7"> </text:span><text:span text:style-name="T8">= </text:span><text:span text:style-name="T3">жьыхьра змам рычIгIвынра</text:span></text:p>
      <text:p text:style-name="P2"><text:span text:style-name="T2">бесчинство </text:span><text:span text:style-name="T3">хабзадара; чIдагIара нкъвгара; чIдагIара хара; йаквнагам хара; </text:span><text:span text:style-name="T2">творить бесчинства </text:span><text:span text:style-name="T8">= </text:span><text:span text:style-name="T3">ачIдагIараква нкъвгара</text:span></text:p>
      <text:p text:style-name="P1"><text:span text:style-name="T2">библиография </text:span><text:span text:style-name="T3">библиография</text:span></text:p>
      <text:p text:style-name="P1"><text:span text:style-name="T2">библиотека </text:span><text:span text:style-name="T3">библиотека</text:span></text:p>
      <text:p text:style-name="P1"><text:span text:style-name="T2">библия </text:span><text:span text:style-name="T3">библия</text:span></text:p>
      <text:p text:style-name="P1"><text:span text:style-name="T2">бизнес </text:span><text:span text:style-name="T3">бизнес</text:span></text:p>
      <text:p text:style-name="P1"><text:span text:style-name="T2">бизнесмен </text:span><text:span text:style-name="T3">бизнесмен</text:span></text:p>
      <text:p text:style-name="P1"><text:span text:style-name="T2">билет </text:span><text:span text:style-name="T3">билет</text:span></text:p>
      <text:p text:style-name="P1"><text:span text:style-name="T2">биография </text:span><text:span text:style-name="T3">биография</text:span></text:p>
      <text:p text:style-name="P1"><text:span text:style-name="T2">биосфера </text:span><text:span text:style-name="T3">биосфера</text:span></text:p>
      <text:p text:style-name="P2"><text:span text:style-name="T2">биржа </text:span><text:span text:style-name="T3">биржа; </text:span><text:span text:style-name="T2">биржа труда </text:span><text:span text:style-name="T8">= </text:span><text:span text:style-name="T3">анхара абиржа</text:span></text:p>
      <text:p text:style-name="P2"><text:span text:style-name="T2">биржевой </text:span><text:span text:style-name="T3">биржа; </text:span><text:span text:style-name="T2">биржевая сделка </text:span><text:span text:style-name="T8">= </text:span><text:span text:style-name="T3">биржа ангIалра; </text:span><text:span text:style-name="T2">биржевой крах </text:span><text:span text:style-name="T8">= </text:span><text:span text:style-name="T3">биржа алпIлара</text:span></text:p>
      <text:p text:style-name="P2"><text:span text:style-name="T2">бирманский </text:span><text:span text:style-name="T3">бирма; </text:span><text:span text:style-name="T2">бирманский язык </text:span><text:span text:style-name="T8">= </text:span><text:span text:style-name="T3">бирма бызшва</text:span></text:p>
      <text:p text:style-name="P1"><text:span text:style-name="T2">бирманцы </text:span><text:span text:style-name="T3">абирмаква</text:span></text:p>
      <text:p text:style-name="P2"><text:span text:style-name="T2">битва </text:span><text:span text:style-name="T3">айсра; айбащра; азабакIра; </text:span><text:span text:style-name="T2">битва за хлеб </text:span><text:span text:style-name="T8">= </text:span><text:span text:style-name="T3">атшыгIвра азабакIра; </text:span><text:span text:style-name="T2">битва на Волге</text:span><text:span text:style-name="T7"> </text:span><text:span text:style-name="T8">= </text:span><text:span text:style-name="T3">Волга апны айбащра</text:span></text:p>
      <text:p text:style-name="P2"><text:span text:style-name="T2">благо </text:span><text:span text:style-name="T3">бзибагIа; сабапагIа; гвыргъьахъвыра; </text:span><text:span text:style-name="T2">на благо Родины</text:span><text:span text:style-name="T7"> </text:span><text:span text:style-name="T8">= </text:span><text:span text:style-name="T3">а-Псадгьыл асабапагIара ахъызла</text:span></text:p>
      <text:p text:style-name="P1"><text:span text:style-name="T2">благодушие </text:span><text:span text:style-name="T3">гвыцхIара амамызлара; зацапшызлара</text:span></text:p>
      <text:p text:style-name="P1"><text:span text:style-name="T2">благоразумие </text:span><text:span text:style-name="T3">гвыбзыгъара; акъыль цIарара</text:span></text:p>
      <text:p text:style-name="P2"><text:span text:style-name="T2">благосостояние </text:span><text:span text:style-name="T3">азаъазлара; байата бзазара; </text:span><text:span text:style-name="T2">благосостояние советского народа </text:span><text:span text:style-name="T8">= </text:span><text:span text:style-name="T3">совет угIа йазаъата рбзазара</text:span></text:p>
      <text:p text:style-name="P2"><text:span text:style-name="T2">благоустроенный </text:span><text:span text:style-name="T3">йадгалу; йазаъу; </text:span><text:span text:style-name="T2">благоустроенные поселки</text:span><text:span text:style-name="T7"> </text:span><text:span text:style-name="T8">= </text:span><text:span text:style-name="T3">йадгалу акытква; йазаъу акытква</text:span></text:p>
      <text:p text:style-name="P2"><text:span text:style-name="T2">благоустройство </text:span><text:span text:style-name="T3">йатахъу зымгIвала йадгалра; </text:span><text:span text:style-name="T2">благоустройство деревни </text:span><text:span text:style-name="T8">= </text:span><text:span text:style-name="T3">акыт йатахъу зымгIвалагьи йадгалра</text:span></text:p>
      <text:p text:style-name="P2"><text:span text:style-name="T2">близорукий </text:span><text:span text:style-name="T3">хъара йымпшуа; запхъала йымпшуа; хъара йымхъвыцуа; </text:span><text:span text:style-name="T2">близорукая политика </text:span><text:span text:style-name="T8">= </text:span><text:span text:style-name="T3">хъара йымпшуа политика</text:span></text:p>
      <text:p text:style-name="P1"><text:span text:style-name="T1">близорукость</text:span><text:span text:style-name="T3"> апхъала мпшра; хъара мхъвыцра</text:span></text:p>
      <text:p text:style-name="P2"><text:span text:style-name="T2">блок </text:span><text:span text:style-name="T3">блок; адкIылара; </text:span><text:span text:style-name="T2">блок коммунистов и беспартийных</text:span><text:span text:style-name="T7"> </text:span><text:span text:style-name="T8">= </text:span><text:span text:style-name="T3">акоммуиисткви апартия йалаквами радкIылара</text:span></text:p>
      <text:p text:style-name="P2"><text:span text:style-name="T2">блокада </text:span><text:span text:style-name="T3">блокада; гIакIвыршара; </text:span><text:span text:style-name="T2">блокада Ленинграда</text:span><text:span text:style-name="T7"> </text:span><text:span text:style-name="T8">= </text:span><text:span text:style-name="T3">Ленинград агIакIвыршара; </text:span><text:span text:style-name="T2">снять блокаду </text:span><text:span text:style-name="T8">= </text:span><text:span text:style-name="T3">агIакIвыршара ахъыхра</text:span></text:p>
      <text:p text:style-name="P2"><text:span text:style-name="T2">блюститель</text:span><text:span text:style-name="T4"> </text:span><text:span text:style-name="T3">хча</text:span><text:span text:style-name="T5">гIвы;</text:span><text:span text:style-name="T3"> хъпшылыгIв; </text:span><text:span text:style-name="T2">блюститель закона</text:span><text:span text:style-name="T7"> </text:span><text:span text:style-name="T8">= </text:span><text:span text:style-name="T3">ахабза ахчагIвы</text:span></text:p>
      <text:p text:style-name="P2"><text:span text:style-name="T2">богатырский: богатырский </text:span><text:span text:style-name="T1">эпос</text:span><text:span text:style-name="T3"> </text:span><text:span text:style-name="T8">= </text:span><text:span text:style-name="T3">фыр эпос</text:span></text:p>
      <text:p text:style-name="P1"><text:soft-page-break/><text:span text:style-name="T2">богоискательство </text:span><text:span text:style-name="T3">нчвапшгIара (асквш 1905 ареволюция амщтахь аурышв буржуазия интеллигенция руацIа йакIвшуз ареакция дин-философия нархара)</text:span></text:p>
      <text:p text:style-name="P2"><text:span text:style-name="T2">боевитость </text:span><text:span text:style-name="T3">гвышхвара ду алазлара; гвщтIыхра алазлара; хъацIара алазлара; абакIралшара; джьардамра; </text:span><text:span text:style-name="T2">боевитость парторганизации</text:span><text:span text:style-name="T7"> </text:span><text:span text:style-name="T8">= </text:span><text:span text:style-name="T3">апарторганизация ахъвдаквыщтрата йалу, аджьардамра</text:span></text:p>
      <text:p text:style-name="P2"><text:span text:style-name="T2">боевой </text:span><text:span text:style-name="T3">боевой; айсра; швара зымдыруа; зылшара дуу; гвышхвагIв; абакIра йазыхIазыру; </text:span><text:span text:style-name="T2">боевой листок</text:span><text:span text:style-name="T7"> </text:span><text:span text:style-name="T8">= </text:span><text:span text:style-name="T3">боевой листок; </text:span><text:span text:style-name="T2">боевой отряд</text:span><text:span text:style-name="T7"> </text:span><text:span text:style-name="T8">= </text:span><text:span text:style-name="T3">айсыгIвчва гвып; швара зымдыруа гвып; </text:span><text:span text:style-name="T2">боевые и трудовые традиции </text:span><text:span text:style-name="T8">= </text:span><text:span text:style-name="T3">айсри анхари рцIасква</text:span></text:p>
      <text:p text:style-name="P2"><text:span text:style-name="T2">боец </text:span><text:span text:style-name="T3">айсгIвы; нхагIвы; </text:span><text:span text:style-name="T2">боец партии</text:span><text:span text:style-name="T7"> </text:span><text:span text:style-name="T8">= </text:span><text:span text:style-name="T3">апартия анхагIвы</text:span></text:p>
      <text:p text:style-name="P2"><text:span text:style-name="T2">бойкот </text:span><text:span text:style-name="T3">бойкот; а́ламызлара; а́дымгылра; </text:span><text:span text:style-name="T2">бойкот выборов </text:span><text:span text:style-name="T8">= </text:span><text:span text:style-name="T3">алхраква рыламылра; </text:span><text:span text:style-name="T2">объявить бойкот </text:span><text:span text:style-name="T8">= </text:span><text:span text:style-name="T3">дшадымгылуала хабар ргара</text:span></text:p>
      <text:p text:style-name="P2"><text:span text:style-name="T2">болгарский </text:span><text:span text:style-name="T3">болгар; </text:span><text:span text:style-name="T2">болгарский язык </text:span><text:span text:style-name="T8">= </text:span><text:span text:style-name="T3">болгар бызшва</text:span></text:p>
      <text:p text:style-name="P1"><text:span text:style-name="T2">болгары </text:span><text:span text:style-name="T3">аболгарква</text:span></text:p>
      <text:p text:style-name="P1"><text:span text:style-name="T2">боливийцы </text:span><text:span text:style-name="T3">аболивийква</text:span></text:p>
      <text:p text:style-name="P2"><text:span text:style-name="T2">больничный: больничный лист </text:span><text:span text:style-name="T8">= </text:span><text:span text:style-name="T3">чмазагIвра швъа</text:span></text:p>
      <text:p text:style-name="P1"><text:span text:style-name="T2">большевизм </text:span><text:span text:style-name="T3">большевизм</text:span></text:p>
      <text:p text:style-name="P1"><text:span text:style-name="T2">большевик </text:span><text:span text:style-name="T3">большевик</text:span></text:p>
      <text:p text:style-name="P2"><text:span text:style-name="T2">большевистский </text:span><text:span text:style-name="T3">большевик; </text:span><text:span text:style-name="T2">большевистская партия </text:span><text:span text:style-name="T8">= </text:span><text:span text:style-name="T3">большевик партия; </text:span><text:span text:style-name="T2">большевистская тактика </text:span><text:span text:style-name="T8">= </text:span><text:span text:style-name="T3">большевик тактика; </text:span><text:span text:style-name="T2">большевистская фракция </text:span><text:span text:style-name="T8">= </text:span><text:span text:style-name="T3">большевик фракция</text:span></text:p>
      <text:p text:style-name="P2"><text:span text:style-name="T2">большинство </text:span><text:span text:style-name="T3">айхIара; </text:span><text:span text:style-name="T2">большинство голосов </text:span><text:span text:style-name="T8">= </text:span><text:span text:style-name="T3">напIы щтIызхыз райхIара</text:span></text:p>
      <text:p text:style-name="P4"><text:span text:style-name="T2">борец </text:span><text:span text:style-name="T3">абакIгIвы; азабакIыгIв; </text:span><text:span text:style-name="T2">борцы за власть Советов </text:span><text:span text:style-name="T8">= </text:span><text:span text:style-name="T3">а-Советква рвласть азабакIыгIвчва; </text:span><text:span text:style-name="T2">борцы за мир </text:span><text:span text:style-name="T8">= </text:span><text:span text:style-name="T3">амамырагIа азабакIыгIвчва; </text:span><text:span text:style-name="T2">борцы за свободу народов, демократию и социализм </text:span><text:span text:style-name="T8">= </text:span><text:span text:style-name="T3">аугIа рхвитнагIара, демократия йгьи социализм разабакIыгIвчва</text:span></text:p>
      <text:p text:style-name="P2"><text:span text:style-name="T2">борьба </text:span><text:span text:style-name="T3">абакIра; азабакIра; апшIагылра; </text:span><text:span text:style-name="T2">борьба с беззаконием </text:span><text:span text:style-name="T8">= </text:span><text:span text:style-name="T3">ахабзадара абакIра; ахабза амыгIвхъгара абакIра; </text:span><text:span text:style-name="T2">борьба с безграмотностью </text:span><text:span text:style-name="T8">= </text:span><text:span text:style-name="T3">гIвыща-апхьаща мдырра абакIра; </text:span><text:span text:style-name="T2">борьба с браком на производстве </text:span><text:span text:style-name="T8">= </text:span><text:span text:style-name="T3">архарджьра апны абрак абакIра; </text:span><text:span text:style-name="T2">борьба с бюрократизмом </text:span><text:span text:style-name="T8">= </text:span><text:span text:style-name="T3">абюрократизмра абакIра; </text:span><text:span text:style-name="T2">борьба с групповщиной </text:span><text:span text:style-name="T8">= </text:span><text:span text:style-name="T3">гвып-гвыпта тшадкIылра абакIра; </text:span><text:span text:style-name="T2">борьба двух идеологий </text:span><text:span text:style-name="T8">= </text:span><text:span text:style-name="T3">агIвидеологиякI рабакIра; </text:span><text:span text:style-name="T2">борьба идей </text:span><text:span text:style-name="T8">= </text:span><text:span text:style-name="T3">аидеяква рабакIра; </text:span><text:span text:style-name="T2">борьба за коммунизм </text:span><text:span text:style-name="T8">= </text:span><text:span text:style-name="T3">коммунизм азабакIра; </text:span><text:span text:style-name="T2">борьба за качество продукции</text:span><text:span text:style-name="T7"> </text:span><text:span text:style-name="T8">= </text:span><text:span text:style-name="T4">ап</text:span><text:span text:style-name="T3">къыгIва анадзара арбзира азабакIра; </text:span><text:span text:style-name="T2">борьба за мир </text:span><text:span text:style-name="T8">= </text:span><text:span text:style-name="T3">амамырагIара азабакIра; </text:span><text:span text:style-name="T2">борьба организованного пролетариата </text:span><text:span text:style-name="T8">= </text:span><text:span text:style-name="T3">йадкIылу пролетариат абакIра; </text:span><text:span text:style-name="T2">борьба с пьянством</text:span><text:span text:style-name="T7"> </text:span><text:span text:style-name="T8">= </text:span><text:span text:style-name="T3">аркъажвра абакIра; </text:span><text:span text:style-name="T2">борьба с религиозными предрассудками </text:span><text:span text:style-name="T8">= </text:span><text:span text:style-name="T3">адин тынхаражвква рабакIра</text:span></text:p>
      <text:p text:style-name="P1"><text:span text:style-name="T2">брак </text:span><text:span text:style-name="T1">I</text:span><text:span text:style-name="T3"> унагIвара алалра; унагIва нашылра; накьахI</text:span></text:p>
      <text:p text:style-name="P2"><text:span text:style-name="T2">брак </text:span><text:span text:style-name="T1">II</text:span><text:span text:style-name="T3"> брак; дерт; бжара; </text:span><text:span text:style-name="T2">брак – бич производства</text:span><text:span text:style-name="T7"> </text:span><text:span text:style-name="T8">= </text:span><text:span text:style-name="T3">архарджьра апны адертчпара зарарагIара ду гIаннаршитI; </text:span><text:span text:style-name="T2">работать без брака </text:span><text:span text:style-name="T8">= </text:span><text:span text:style-name="T3">дертдъа нхара; бжара амамкIва нхара</text:span></text:p>
      <text:p text:style-name="P1"><text:span text:style-name="T2">бракодел </text:span><text:span text:style-name="T3">бракныршагIв; бракчпагIв; дерт зчпауа; бжара гIанзыршауа; дертчпагIв</text:span></text:p>
      <text:p text:style-name="P1"><text:span text:style-name="T2">браконьер </text:span><text:span text:style-name="T3">хвитнагIа ъамам апны шварацра, пслачва кIра</text:span></text:p>
      <text:p text:style-name="P1"><text:span text:style-name="T2">браконьерство </text:span><text:span text:style-name="T3">хвитнагIа ъамам апны шварацра, пслачва кIра</text:span></text:p>
      <text:p text:style-name="P1"><text:span text:style-name="T2">братание </text:span><text:span text:style-name="T3">айщчвара; айщчвата адгылра; айгвара лахIварала адгылра</text:span></text:p>
      <text:p text:style-name="P2"><text:span text:style-name="T2">братский </text:span><text:span text:style-name="T3">айщчва; </text:span><text:span text:style-name="T2">братская могила </text:span><text:span text:style-name="T8">= </text:span><text:span text:style-name="T3">айщчва нышвынтара; </text:span><text:span text:style-name="T2">братская семья советских народов </text:span><text:span text:style-name="T8">= </text:span><text:span text:style-name="T3">совет угIаква райщчвара тгIачва; </text:span><text:span text:style-name="T2">братские республики</text:span><text:span text:style-name="T7"> </text:span><text:span text:style-name="T8">= </text:span><text:span text:style-name="T3">айщчва республикаква; </text:span><text:span text:style-name="T2">братское сотрудничество народов СССР </text:span><text:span text:style-name="T8">= </text:span><text:span text:style-name="T3">СССР аугIаква райщчва ацынхара-ацацхърыгIара</text:span></text:p>
      <text:p text:style-name="P2"><text:span text:style-name="T2">братство </text:span><text:span text:style-name="T3">айщчвара; </text:span><text:span text:style-name="T2">братство коммунистов мира </text:span><text:span text:style-name="T8">= </text:span><text:span text:style-name="T3">адуней акоммунистква райщчвара; </text:span><text:span text:style-name="T2">братство народов</text:span><text:span text:style-name="T7"> </text:span><text:span text:style-name="T8">= </text:span><text:span text:style-name="T3">аугIаква райщчвара</text:span></text:p>
      <text:p text:style-name="P5"><text:span text:style-name="T2">брачный </text:span><text:span text:style-name="T3">унагIвара алалра; тахIа цара; пхIвыс гIагра; накьахI; </text:span><text:span text:style-name="T2">брачный возраст </text:span><text:span text:style-name="T8">= </text:span><text:span text:style-name="T3">тахIацагIа(н); пхIвысгIаггIа(-ын); </text:span><text:span text:style-name="T2">брачный союз </text:span><text:span text:style-name="T8">= </text:span><text:span text:style-name="T3">накьахIла адкIылазлара</text:span></text:p>
      <text:p text:style-name="P3"><text:span text:style-name="T2">бригада </text:span><text:span text:style-name="T3">бригада; </text:span><text:span text:style-name="T2">бригада коммунистического труда </text:span><text:span text:style-name="T8">= </text:span><text:span text:style-name="T3">коммунист нхара абригада; </text:span><text:span text:style-name="T2">бригада отличного обслуживания </text:span><text:span text:style-name="T8">= </text:span><text:span text:style-name="T3">аугIа ртахъыраква бзита йадынхалуа бригада; </text:span><text:span text:style-name="T2">бригада содействия милиции </text:span><text:span text:style-name="T8">= </text:span><text:span text:style-name="T3">амилиция йырцхърагIауа бригада</text:span></text:p>
      <text:p text:style-name="P3"><text:span text:style-name="T2">бригадный </text:span><text:span text:style-name="T3">бригада; </text:span><text:span text:style-name="T2">бригадное задание</text:span><text:span text:style-name="T7"> </text:span><text:span text:style-name="T8">= </text:span><text:span text:style-name="T3">бригада хачIвы; </text:span><text:span text:style-name="T2">бригадный подряд </text:span><text:span text:style-name="T8">= </text:span><text:span text:style-name="T3">бригада подряд</text:span></text:p>
      <text:p text:style-name="P1"><text:span text:style-name="T2">брошюра </text:span><text:span text:style-name="T3">брошюра</text:span></text:p>
      <text:p text:style-name="P3"><text:span text:style-name="T2">бряцание: бряцание оружием </text:span><text:span text:style-name="T8">= </text:span><text:span text:style-name="T3">абджьарла ршвара</text:span></text:p>
      <text:p text:style-name="P1"><text:span text:style-name="T2">буддизм </text:span><text:span text:style-name="T3">буддизм</text:span></text:p>
      <text:p text:style-name="P3"><text:bookmark-start text:name="bookmark2"/><text:span text:style-name="T2">буддийский</text:span><text:span text:style-name="T4"> буддизм; </text:span><text:span text:style-name="T2">буддийская вера</text:span><text:span text:style-name="T7"> </text:span><text:span text:style-name="T8">= </text:span><text:span text:style-name="T3">буддизм </text:span><text:span text:style-name="T4">дин</text:span><text:bookmark-end text:name="bookmark2"/></text:p>
      <text:p text:style-name="P3"><text:span text:style-name="T2">будущее </text:span><text:span text:style-name="T3">апхъахьыла; апхъала пхыцIа; </text:span><text:span text:style-name="T2">будущее человечества </text:span><text:span text:style-name="T8">= </text:span><text:span text:style-name="T3">агIвычIвгIвара апхъахьыла апхыцIа; </text:span><text:span text:style-name="T2">наше будущее – коммунизм</text:span><text:span text:style-name="T4"> </text:span><text:span text:style-name="T8">= </text:span><text:span text:style-name="T3">хIара хIапхъахьыла хIыззцуш </text:span><text:span text:style-name="T4">ком</text:span><text:span text:style-name="T3">мунизмпI</text:span></text:p>
      <text:p text:style-name="P1"><text:span text:style-name="T2">бундесвер </text:span><text:span text:style-name="T3">бундесвер</text:span></text:p>
      <text:p text:style-name="P1"><text:span text:style-name="T1">бундестаг</text:span><text:span text:style-name="T3"> бундестаг</text:span></text:p>
      <text:p text:style-name="P1"><text:span text:style-name="T2">бунт </text:span><text:span text:style-name="T3">алагIваласра; тшгIащтIыхра</text:span></text:p>
      <text:p text:style-name="P1"><text:span text:style-name="T2">бургомистр </text:span><text:span text:style-name="T3">бургомистр</text:span></text:p>
      <text:p text:style-name="P1"><text:span text:style-name="T2">буржуа </text:span><text:span text:style-name="T3">абуржуа</text:span></text:p>
      <text:p text:style-name="P1"><text:span text:style-name="T2">буржуазия </text:span><text:span text:style-name="T3">буржуазия</text:span></text:p>
      <text:p text:style-name="P3"><text:soft-page-break/><text:span text:style-name="T2">буржуазный </text:span><text:span text:style-name="T3">буржуазия; </text:span><text:span text:style-name="T2">буржуазная демократия</text:span><text:span text:style-name="T4"> </text:span><text:span text:style-name="T8">= </text:span><text:span text:style-name="T3">буржуазия </text:span><text:span text:style-name="T4">демок</text:span><text:span text:style-name="T3">ратия; </text:span><text:span text:style-name="T2">буржуазная идеология </text:span><text:span text:style-name="T8">= </text:span><text:span text:style-name="T3">буржуазия идеология; </text:span><text:span text:style-name="T2">буржуазная мораль </text:span><text:span text:style-name="T8">= </text:span><text:span text:style-name="T3">буржуазия хабза; </text:span><text:span text:style-name="T2">буржуазная революция </text:span><text:span text:style-name="T8">= </text:span><text:span text:style-name="T3">буржуазия революция; </text:span><text:span text:style-name="T2">буржуазная республика </text:span><text:span text:style-name="T8">= </text:span><text:span text:style-name="T3">буржуазия республика; </text:span><text:span text:style-name="T2">буржуазное государство </text:span><text:span text:style-name="T8">= </text:span><text:span text:style-name="T3">буржуазия къральыгIва; </text:span><text:span text:style-name="T2">буржуазно-демократическая революция </text:span><text:span text:style-name="T8">= </text:span><text:span text:style-name="T3">буржуазия-демократ революция; </text:span><text:span text:style-name="T2">буржуазные партии </text:span><text:span text:style-name="T8">= </text:span><text:span text:style-name="T3">абуржуазия партияква; </text:span><text:span text:style-name="T2">буржуазный образ жизни </text:span><text:span text:style-name="T8">= </text:span><text:span text:style-name="T3">буржуазия бзазаща</text:span></text:p>
      <text:p text:style-name="P3"><text:span text:style-name="T2">бурятский </text:span><text:span text:style-name="T3">бурят; </text:span><text:span text:style-name="T2">бурятский язык </text:span><text:span text:style-name="T8">= </text:span><text:span text:style-name="T3">бурят бызшва</text:span></text:p>
      <text:p text:style-name="P1"><text:span text:style-name="T2">буряты </text:span><text:span text:style-name="T3">абурятква</text:span></text:p>
      <text:p text:style-name="P3"><text:span text:style-name="T2">буферный </text:span><text:span text:style-name="T3">буфер; </text:span><text:span text:style-name="T2">буферное государство</text:span><text:span text:style-name="T7"> </text:span><text:span text:style-name="T8">= </text:span><text:span text:style-name="T3">буфер къральыгIва</text:span></text:p>
      <text:p text:style-name="P3"><text:span text:style-name="T2">бушменский </text:span><text:span text:style-name="T3">бушмен; </text:span><text:span text:style-name="T2">бушменские племена </text:span><text:span text:style-name="T8">= </text:span><text:span text:style-name="T3">абушмен тлапкъква</text:span></text:p>
      <text:p text:style-name="P1"><text:span text:style-name="T2">бушмены </text:span><text:span text:style-name="T3">абушменква</text:span></text:p>
      <text:p text:style-name="P3"><text:span text:style-name="T2">быт </text:span><text:span text:style-name="T3">бзахаща; бзазаща; </text:span><text:span text:style-name="T4">унагIва; </text:span><text:span text:style-name="T3">тгIачва; </text:span><text:span text:style-name="T2">быт народа </text:span><text:span text:style-name="T8">= </text:span><text:span text:style-name="T3">аугIа рбзазаща; </text:span><text:span text:style-name="T2">в быту</text:span><text:span text:style-name="T7"> </text:span><text:span text:style-name="T8">= </text:span><text:span text:style-name="T3">аунагIва апны; атгIачва </text:span><text:span text:style-name="T4">бза</text:span><text:span text:style-name="T3">заща; абзазара апны</text:span></text:p>
      <text:p text:style-name="P3"><text:span text:style-name="T2">бытие </text:span><text:span text:style-name="T3">бзазаща; бзазара; </text:span><text:span text:style-name="T2">бытие определяет сознание</text:span><text:span text:style-name="T7"> </text:span><text:span text:style-name="T8">= </text:span><text:span text:style-name="T3">акъыль анадзара абзазаща йапщылапI</text:span></text:p>
      <text:p text:style-name="P3"><text:span text:style-name="T2">бытовой </text:span><text:span text:style-name="T3">унагIва бзазага тахъыра; </text:span><text:span text:style-name="T2">бытовые услуги</text:span><text:span text:style-name="T7"> </text:span><text:span text:style-name="T8">= </text:span><text:span text:style-name="T3">аунагIва бзазага тахъыра адынхалраква</text:span></text:p>
      <text:p text:style-name="P3"><text:span text:style-name="T2">бюджет </text:span><text:span text:style-name="T3">бюджет; </text:span><text:span text:style-name="T2">бюджет области</text:span><text:span text:style-name="T7"> </text:span><text:span text:style-name="T8">= </text:span><text:span text:style-name="T3">аобласть абюджет; </text:span><text:span text:style-name="T2">бюджет семьи</text:span><text:span text:style-name="T7"> </text:span><text:span text:style-name="T8">= </text:span><text:span text:style-name="T3">атгIачва рхъахIари йрыквыдзуи</text:span></text:p>
      <text:p text:style-name="P3"><text:span text:style-name="T2">бюджетный </text:span><text:span text:style-name="T3">бюджет; </text:span><text:span text:style-name="T2">бюджетная комиссия </text:span><text:span text:style-name="T8">= </text:span><text:span text:style-name="T3">бюджет комиссия; </text:span><text:span text:style-name="T2">бюджетный год</text:span><text:span text:style-name="T7"> </text:span><text:span text:style-name="T8">= </text:span><text:span text:style-name="T3">бюджет сквшы</text:span></text:p>
      <text:p text:style-name="P3"><text:span text:style-name="T2">бюллетень </text:span><text:span text:style-name="T3">бюллетень; </text:span><text:span text:style-name="T2">бюллетень заседаний съезда</text:span><text:span text:style-name="T7"> </text:span><text:span text:style-name="T8">= </text:span><text:span text:style-name="T3">асъезд алачIвара абюллетень; </text:span><text:span text:style-name="T2">бюллетень соцсоревнования </text:span><text:span text:style-name="T8">= </text:span><text:span text:style-name="T3">асоцанкъвакъвра абюллетень</text:span></text:p>
      <text:p text:style-name="P3"><text:span text:style-name="T2">бюро </text:span><text:span text:style-name="T3">бюро; </text:span><text:span text:style-name="T2">бюро горкома партий </text:span><text:span text:style-name="T8">= </text:span><text:span text:style-name="T3">апартия агорком абюро; </text:span><text:span text:style-name="T1">бюро </text:span><text:span text:style-name="T2">добрых услуг </text:span><text:span text:style-name="T8">= </text:span><text:span text:style-name="T3">ацхърагIара бзиква рбюро; </text:span><text:span text:style-name="T2">бюро по трудоустройству </text:span><text:span text:style-name="T8">= </text:span><text:span text:style-name="T3">нхарта ргылра бюро; нхарта згIаурала бюро; </text:span><text:span text:style-name="T2">бюро рационализации и изобретательства (БРИЗ)</text:span><text:span text:style-name="T3"> </text:span><text:span text:style-name="T8">= </text:span><text:span text:style-name="T3">арбзири агIахъвыцри рбюро (БРИЗ)</text:span></text:p>
      <text:p text:style-name="P1"><text:span text:style-name="T2">бюрократ </text:span><text:span text:style-name="T3">бюрократ; ауыс тазщахIауа</text:span></text:p>
      <text:p text:style-name="P3"><text:span text:style-name="T2">бюрократизация </text:span><text:span text:style-name="T3">бюрократчIвра; бюрократхара; бюрократта </text:span><text:span text:style-name="T4">алра; </text:span><text:span text:style-name="T2">бюрократизация государственного аппарата </text:span><text:span text:style-name="T8">= </text:span><text:span text:style-name="T3">акъральыгIва акъвырльыкъвхагIвчва бюрократта йалра</text:span></text:p>
      <text:p text:style-name="P1"><text:span text:style-name="T2">бюрократизм </text:span><text:span text:style-name="T3">бюрократизм; тащахIара</text:span></text:p>
      <text:p text:style-name="P3"><text:span text:style-name="T2">бюрократический </text:span><text:span text:style-name="T3">бюрократ; </text:span><text:span text:style-name="T4">таща</text:span><text:span text:style-name="T3">хIара; </text:span><text:span text:style-name="T2">бюрократическая волокита </text:span><text:span text:style-name="T8">= </text:span><text:span text:style-name="T3">ауыс тащахIара; </text:span><text:span text:style-name="T2">бюрократический формализм</text:span><text:span text:style-name="T7"> </text:span><text:span text:style-name="T8">= </text:span><text:span text:style-name="T3">ауыс чваладгылща азымазлара; </text:span><text:span text:style-name="T2">бюрократическое отношение к делу</text:span><text:span text:style-name="T7"> </text:span><text:span text:style-name="T8">= </text:span><text:span text:style-name="T3">ауыс чвала азыъазлара</text:span></text:p>
      <text:p text:style-name="P1"><text:span text:style-name="T2">бюрократия </text:span><text:span text:style-name="T3">бюрократия</text:span></text:p>
      <text:p text:style-name="P3"><text:span text:style-name="T2">важность </text:span><text:span text:style-name="T3">хвдура; мгIандура; хъадара; </text:span><text:span text:style-name="T2">важность дела </text:span><text:span text:style-name="T8">= </text:span><text:span text:style-name="T3">ауыс ахъада́ра; </text:span><text:span text:style-name="T2">важность документа </text:span><text:span text:style-name="T8">= </text:span><text:span text:style-name="T3">ашвъа мгIан ду амазлара; ашвъа амагIны дузара</text:span></text:p>
      <text:p text:style-name="P3"><text:span text:style-name="T2">вакансия </text:span><text:span text:style-name="T3">вакансия; ъанатIа хвит; </text:span><text:span text:style-name="T2">открылась вакансия </text:span><text:span text:style-name="T8">= </text:span><text:span text:style-name="T3">аъанатIа гIахвитхатI; ъанатIа хвит гIаншатI</text:span></text:p>
      <text:p text:style-name="P3"><text:span text:style-name="T2">вакантный </text:span><text:span text:style-name="T3">вакансия; хвит; </text:span><text:span text:style-name="T2">вакантная должность </text:span><text:span text:style-name="T8">= </text:span><text:span text:style-name="T3">ъанатIа хвит</text:span></text:p>
      <text:p text:style-name="P12"><text:span text:style-name="T2">валовой</text:span><text:span text:style-name="T4"> валовой;</text:span><text:span text:style-name="T2"> </text:span><text:span text:style-name="T3">йгIатныцIыз зымгIва; йгIатыцIыз зымгIва (ажва ахъазла, тшыгIврата); йшалакIу; </text:span><text:span text:style-name="T2">валовая продукция</text:span><text:span text:style-name="T4"> </text:span><text:span text:style-name="T8">= </text:span><text:span text:style-name="T3">апкъыгIва шала</text:span><text:span text:style-name="T4">кIу; </text:span><text:span text:style-name="T2">валовой доход </text:span><text:span text:style-name="T8">= </text:span><text:span text:style-name="T3">ахъахIара зымгIва шалу</text:span></text:p>
      <text:p text:style-name="P6"><text:span text:style-name="T2">валюта </text:span><text:span text:style-name="T3">валюта; ахча</text:span></text:p>
      <text:p text:style-name="P6"><text:span text:style-name="T2">валютный </text:span><text:span text:style-name="T3">валюта; </text:span><text:span text:style-name="T2">валютная система </text:span><text:span text:style-name="T8">= </text:span><text:span text:style-name="T3">валюта ргIапсща; </text:span><text:span text:style-name="T2">валютные ограничения </text:span><text:span text:style-name="T8">= </text:span><text:span text:style-name="T3">валюта рмачIра; </text:span><text:span text:style-name="T2">валютный кризис </text:span><text:span text:style-name="T8">= </text:span><text:span text:style-name="T3">валюта кризис; </text:span><text:span text:style-name="T2">валютный фонд </text:span><text:span text:style-name="T8">= </text:span><text:span text:style-name="T3">валюта фонд</text:span></text:p>
      <text:p text:style-name="P6"><text:span text:style-name="T2">валютчик </text:span><text:span text:style-name="T3">валютасудагьар; валюта уыс йалу</text:span></text:p>
      <text:p text:style-name="P6"><text:span text:style-name="T2">вандализм </text:span><text:span text:style-name="T3">вандализм</text:span></text:p>
      <text:p text:style-name="P6"><text:span text:style-name="T2">варвар </text:span><text:span text:style-name="T3">гIвычIвгIвыс швыр; амцIчIвагIвы; зальмагIахагIв</text:span></text:p>
      <text:p text:style-name="P6"><text:span text:style-name="T2">варварский </text:span><text:span text:style-name="T3">швыр; йыквызчIвакIьуа; амцIчIвагIвы; швыр аъаща зму; зальмагIахагIв; </text:span><text:span text:style-name="T2">варварское оружие </text:span><text:span text:style-name="T1">массового </text:span><text:span text:style-name="T2">уничтожения </text:span><text:span text:style-name="T8">= </text:span><text:span text:style-name="T3">ауагIажвлара йыквызчIвакьуа абджьар; </text:span><text:span text:style-name="T2">варварское отношение к памятникам искусства </text:span><text:span text:style-name="T8">= </text:span><text:span text:style-name="T3">аискусства чвахъабагаква швыр азыъаща рзымазлара</text:span></text:p>
      <text:p text:style-name="P6"><text:span text:style-name="T2">варварство </text:span><text:span text:style-name="T3">швырра; амцIгара; амцIчIвара; аквчIвакьра</text:span></text:p>
      <text:p text:style-name="P6"><text:span text:style-name="T2">вассал </text:span><text:span text:style-name="T3">зхъа йахвитым; амахъарыхъвара йацIу; </text:span><text:span text:style-name="T2">вассалы империализма </text:span><text:span text:style-name="T8">= </text:span><text:span text:style-name="T3">империализм амахъарыхъвара йацIакву</text:span></text:p>
      <text:p text:style-name="P6"><text:span text:style-name="T1">вассальный</text:span><text:span text:style-name="T3"> амахъарыхъвара йацIу; зхъа йахвитым; </text:span><text:span text:style-name="T2">вассальная зависимость </text:span><text:span text:style-name="T8">= </text:span><text:span text:style-name="T3">хъахвитымзлара; амахъарыхъвара ацIазлара; </text:span><text:span text:style-name="T2">вассальское государство </text:span><text:span text:style-name="T8">= </text:span><text:span text:style-name="T3">амахъарыхъвара йацIу къральыгIва; </text:span><text:span text:style-name="T2">вассальский договор</text:span><text:span text:style-name="T4"> </text:span><text:span text:style-name="T8">= </text:span><text:span text:style-name="T3">хвитныгIара уыквызхуа ангIалра</text:span></text:p>
      <text:p text:style-name="P6"><text:span text:style-name="T2">вахта</text:span><text:span text:style-name="T4"> </text:span><text:span text:style-name="T3">вахта; джьардамра; </text:span><text:span text:style-name="T2">вахта мира </text:span><text:span text:style-name="T8">= </text:span><text:span text:style-name="T3">амамырагIа ахьызла джьардамта пхара</text:span></text:p>
      <text:p text:style-name="P6"><text:span text:style-name="T2">введение </text:span><text:span text:style-name="T3">апхъажва; </text:span><text:span text:style-name="T2">введение книги </text:span><text:span text:style-name="T8">= </text:span><text:span text:style-name="T3">акнига апхъажва</text:span></text:p>
      <text:p text:style-name="P6"><text:span text:style-name="T2">ввоз </text:span><text:span text:style-name="T3">гIатагара; </text:span><text:span text:style-name="T2">ввоз товаров </text:span><text:span text:style-name="T8">= </text:span><text:span text:style-name="T3">хIапчып гIатагара</text:span></text:p>
      <text:p text:style-name="P6"><text:span text:style-name="T2">ввозный </text:span><text:span text:style-name="T3">гIатагага; </text:span><text:span text:style-name="T2">ввозные пошлины </text:span><text:span text:style-name="T8">= </text:span><text:span text:style-name="T3">агIатагага пошлинаква; </text:span><text:span text:style-name="T2">ввозный товар </text:span><text:span text:style-name="T8">= </text:span><text:span text:style-name="T3">йгIатаргауа хIапчып</text:span></text:p>
      <text:p text:style-name="P6"><text:span text:style-name="T2">вдохновитель </text:span><text:span text:style-name="T3">аквыргвышхвагIв; </text:span><text:span text:style-name="T2">вдохновитель и организатор народа </text:span><text:span text:style-name="T8">= </text:span><text:span text:style-name="T3">ауг</text:span><text:span text:style-name="T6">I</text:span><text:span text:style-name="T3">а раквыргвышхвагIв, радгалыгIв</text:span></text:p>
      <text:p text:style-name="P6"><text:span text:style-name="T2">ведомость </text:span><text:span text:style-name="T3">ведомость; </text:span><text:span text:style-name="T2">Ведомости Верховного Совета СССР </text:span><text:span text:style-name="T8">= </text:span><text:span text:style-name="T3">СССР йхIаракIу а-Совет а-Ведомостква; </text:span><text:span text:style-name="T2">ведомость успеваемости учащихся </text:span><text:span text:style-name="T8">= </text:span><text:span text:style-name="T3">апхьагIвчва рапхьаща аведомость; </text:span><text:span text:style-name="T2">составить ведомость </text:span><text:span text:style-name="T8">= </text:span><text:span text:style-name="T3">ведомость гIвра</text:span></text:p>
      <text:p text:style-name="P6"><text:span text:style-name="T2">ведомственный </text:span><text:span text:style-name="T3">ведомства; йызнапIыцIу; анхарта агIальаматрагIваца зхчауа; </text:span><text:span text:style-name="T2">ведомственное подчинение </text:span><text:span text:style-name="T8">= </text:span><text:span text:style-name="T3">ведомства напIыцIазлара; </text:span><text:span text:style-name="T2">ведомственные организации </text:span><text:span text:style-name="T8">= </text:span><text:span text:style-name="T3">аведомства уысхартаква; </text:span><text:span text:style-name="T2">ведомственный подход к делу </text:span><text:span text:style-name="T8">= </text:span><text:span text:style-name="T3">анхарта агIальаматрагIваца хчарала ауыс адгылра</text:span></text:p>
      <text:p text:style-name="P6"><text:span text:style-name="T2">ведущий </text:span><text:span text:style-name="T3">хъада; унашва ахъызцIауа; апхъагылара </text:span><text:span text:style-name="T4">зму;</text:span><text:span text:style-name="T2"> ведущая роль партии </text:span><text:span text:style-name="T8">= </text:span><text:span text:style-name="T3">апартия амгIан хъада; </text:span><text:span text:style-name="T2">ведущая отрасль промышленности </text:span><text:span text:style-name="T8">= </text:span><text:span text:style-name="T3">апромышленность ахъв хъада</text:span></text:p>
      <text:p text:style-name="P6"><text:span text:style-name="T2">век </text:span><text:span text:style-name="T3">сквшышв; тлахан; </text:span><text:span text:style-name="T2">век научно-технической революции </text:span><text:span text:style-name="T8">= </text:span><text:span text:style-name="T3">наука-техника революция атлахан</text:span></text:p>
      <text:p text:style-name="P6"><text:span text:style-name="T2">веление </text:span><text:span text:style-name="T3">гIаргылра; гIащтIыхра; </text:span><text:span text:style-name="T2">веление эпохи </text:span><text:span text:style-name="T8">= </text:span><text:span text:style-name="T3">атлахан йгIанаргылуа; атлахан йгIащтIнахуа</text:span></text:p>
      <text:p text:style-name="P6"><text:span text:style-name="T2">великий</text:span><text:span text:style-name="T4"> пIатIу </text:span><text:span text:style-name="T3">ду зкву; ду; </text:span><text:span text:style-name="T2">Великая Октябрьская социалистическая революция </text:span><text:span text:style-name="T8">= </text:span><text:span text:style-name="T3">Октябрь социалист революция Ду; </text:span><text:span text:style-name="T2">Великая Отечественная война Советского Союза 1941-1945 гг. </text:span><text:span text:style-name="T8">= </text:span><text:span text:style-name="T3">асквшква 1941-1945 рпны Совет Союз Абашта айсра Ду; </text:span><text:span text:style-name="T2">великие державы </text:span><text:span text:style-name="T8">= </text:span><text:span text:style-name="T3">акъраль дуква; </text:span><text:span text:style-name="T2">великие завоевания Октября</text:span><text:span text:style-name="T4"> </text:span><text:span text:style-name="T8">= </text:span><text:span text:style-name="T3">Октябрь </text:span><text:span text:style-name="T4">агIатга</text:span><text:span text:style-name="T3">ра дуква; </text:span><text:span text:style-name="T2">великий «почин»</text:span><text:span text:style-name="T4"> </text:span><text:span text:style-name="T8">= </text:span><text:span text:style-name="T4">«гIа</text:span><text:span text:style-name="T3">джвыквцIара» ду</text:span></text:p>
      <text:p text:style-name="P6"><text:span text:style-name="T2">великодержавный: великодержавный шовинизм </text:span><text:span text:style-name="T8">= </text:span><text:span text:style-name="T3">великодержава шовинизм</text:span></text:p>
      <text:p text:style-name="P6"><text:span text:style-name="T2">величие </text:span><text:span text:style-name="T3">дудздзара; пIатIудура; </text:span><text:span text:style-name="T2">величие духа </text:span><text:span text:style-name="T8">= </text:span><text:span text:style-name="T3">агвщтIыхра адура; </text:span><text:span text:style-name="T2">величие подвига </text:span><text:span text:style-name="T8">= </text:span><text:span text:style-name="T3">ахъацIара апIатIура</text:span></text:p>
      <text:p text:style-name="P6"><text:span text:style-name="T2">венгерский </text:span><text:span text:style-name="T3">венгр; </text:span><text:span text:style-name="T2">венгерский язык </text:span><text:span text:style-name="T8">= </text:span><text:span text:style-name="T3">венгр бызшва</text:span></text:p>
      <text:p text:style-name="P6"><text:span text:style-name="T2">венгры (мадьяры) </text:span><text:span text:style-name="T3">авенгрква (амадьярква)</text:span></text:p>
      <text:p text:style-name="P6"><text:span text:style-name="T2">венесуэльцы </text:span><text:span text:style-name="T3">авенесуэлква</text:span></text:p>
      <text:p text:style-name="P6"><text:span text:style-name="T2">вера </text:span><text:span text:style-name="T3">азхъацIара; гвыгъара; дин; </text:span><text:span text:style-name="T2">вера в будущее </text:span><text:span text:style-name="T8">= </text:span><text:span text:style-name="T3">апхъахьыла йыншуш йазхъацIара</text:span></text:p>
      <text:p text:style-name="P6"><text:span text:style-name="T2">вербовка </text:span><text:span text:style-name="T3">гIазшIытра; гIацырхърыгIара; </text:span><text:span text:style-name="T2">вербовка рабочих на строительство </text:span><text:span text:style-name="T8">= </text:span><text:span text:style-name="T3">ауыхвараква ракIвыршара апны анхагIвчва йгIарызшIытра</text:span></text:p>
      <text:p text:style-name="P6"><text:bookmark-start text:name="bookmark4"/><text:span text:style-name="T2">верительный: верительная грамота</text:span><text:bookmark-end text:name="bookmark4"/><text:span text:style-name="T2"> </text:span><text:span text:style-name="T8">= </text:span><text:span text:style-name="T3">азхъацIага грамота</text:span></text:p>
      <text:p text:style-name="P6"><text:span text:style-name="T2">вермахт </text:span><text:span text:style-name="T3">вермахт</text:span></text:p>
      <text:p text:style-name="P6"><text:span text:style-name="T2">вернисаж </text:span><text:span text:style-name="T3">вернисаж</text:span></text:p>
      <text:p text:style-name="P6"><text:span text:style-name="T2">вероисповедание </text:span><text:span text:style-name="T3">динта дызту; динта йынкъвигауа</text:span></text:p>
      <text:p text:style-name="P6"><text:span text:style-name="T2">вероучение </text:span><text:span text:style-name="T3">диндырра</text:span></text:p>
      <text:p text:style-name="P6"><text:span text:style-name="T2">версия </text:span><text:span text:style-name="T3">версия; азхъвыцща; гIагвынгIвыща</text:span></text:p>
      <text:p text:style-name="P6"><text:span text:style-name="T2">верующий </text:span><text:span text:style-name="T3">адин йазхъазцIауа; диназхъацIагIв; диннкъвгагIв</text:span></text:p>
      <text:p text:style-name="P6"><text:span text:style-name="T2">верхний: верхняя палата </text:span><text:span text:style-name="T8">= </text:span><text:span text:style-name="T3">ахъахь палата</text:span></text:p>
      <text:p text:style-name="P6"><text:span text:style-name="T2">верховный </text:span><text:span text:style-name="T3">хIаракIы; йхIаракIу; йхъаду; </text:span><text:span text:style-name="T2">верховная власть </text:span><text:span text:style-name="T8">= </text:span><text:span text:style-name="T3">йхIаракIу власть; </text:span><text:span text:style-name="T2">верховное командование </text:span><text:span text:style-name="T8">= </text:span><text:span text:style-name="T3">йхъаду унашвахъцIара; </text:span><text:span text:style-name="T2">верховный главнокомандующий </text:span><text:span text:style-name="T8">= </text:span><text:span text:style-name="T3">йхIаракIу унашвахъцIагIв хъада</text:span></text:p>
      <text:p text:style-name="P6"><text:span text:style-name="T2">ветеран </text:span><text:span text:style-name="T3">ветеран; </text:span><text:span text:style-name="T2">ветеран Великой Отечественной войны </text:span><text:span text:style-name="T8">= </text:span><text:span text:style-name="T3">Абашта айсра Ду аветеран; </text:span><text:span text:style-name="T2">ветеран колхоза </text:span><text:span text:style-name="T8">= </text:span><text:span text:style-name="T3">аколхоз аветеран; </text:span><text:span text:style-name="T2">ветеран труда </text:span><text:span text:style-name="T8">= </text:span><text:span text:style-name="T3">анхара аветеран</text:span></text:p>
      <text:p text:style-name="P6"><text:span text:style-name="T2">вето </text:span><text:span text:style-name="T3">мырхвитра; хвитнагIа амтра; хвитымчIвра; ъизин амтра; мырхъйара; </text:span><text:span text:style-name="T2">наложить вето </text:span><text:span text:style-name="T8">= </text:span><text:span text:style-name="T3">мырхвитра</text:span></text:p>
      <text:p text:style-name="P6"><text:soft-page-break/><text:span text:style-name="T2">веха </text:span><text:span text:style-name="T3">мгIан ду зму тлахан; </text:span><text:span text:style-name="T2">вехи истории </text:span><text:span text:style-name="T8">= </text:span><text:span text:style-name="T3">история апны рыцIа мгIан ду зму атлаханква</text:span></text:p>
      <text:p text:style-name="P6"><text:span text:style-name="T2">вечер </text:span><text:span text:style-name="T3">вечер; хъвлапны; уахъы; </text:span><text:span text:style-name="T2">вечер вопросов и ответов </text:span><text:span text:style-name="T8">= </text:span><text:span text:style-name="T3">азцIгIаракви аджьауапкви рыхъвлапын; </text:span><text:span text:style-name="T2">вечер молодежи </text:span><text:span text:style-name="T8">= </text:span><text:span text:style-name="T3">чкIвыныргIа рыхъвлапын</text:span></text:p>
      <text:p text:style-name="P6"><text:span text:style-name="T2">вечерний </text:span><text:span text:style-name="T3">уахъы; хъвлапны; </text:span><text:span text:style-name="T2">вечернее отделение </text:span><text:span text:style-name="T8">= </text:span><text:span text:style-name="T3">уахъ отделена; </text:span><text:span text:style-name="T2">вечерний университет марксизма-ленинизма </text:span><text:span text:style-name="T8">= </text:span><text:span text:style-name="T3">марксизм-ленинизм ауахъынла университет; </text:span><text:span text:style-name="T2">вечерняя смена </text:span><text:span text:style-name="T8">= </text:span><text:span text:style-name="T3">уахъ кьазу; </text:span><text:span text:style-name="T2">вечерняя школа </text:span><text:span text:style-name="T8">= </text:span><text:span text:style-name="T3">уахъынла апхьарта</text:span></text:p>
      <text:p text:style-name="P6"><text:span text:style-name="T2">вечный </text:span><text:span text:style-name="T3">анцIралагьи; зынгьи йымдзхуаш; </text:span><text:span text:style-name="T2">вечная слава героям </text:span><text:span text:style-name="T8">= </text:span><text:span text:style-name="T3">афырква зынгьи йымдзхуаш ртшхъвара рымазтI; </text:span><text:span text:style-name="T2">вечное пользование </text:span><text:span text:style-name="T8">= </text:span><text:span text:style-name="T3">анцIралагьи йгIарысабапра</text:span></text:p>
      <text:p text:style-name="P6"><text:span text:style-name="T2">вещество </text:span><text:span text:style-name="T3">пкъыгIва</text:span></text:p>
      <text:p text:style-name="P6"><text:span text:style-name="T2">взаимный </text:span><text:span text:style-name="T3">агIвхъатакIгьи йырзацапшу; </text:span><text:span text:style-name="T2">взаимные поставки товаров </text:span><text:span text:style-name="T8">= </text:span><text:span text:style-name="T3">агIвхъатакIлагьи хIапчып амдара; </text:span><text:span text:style-name="T2">взаимные расчеты </text:span><text:span text:style-name="T8">= </text:span><text:span text:style-name="T3">агIвхъатакIлагьи ахвазытираква</text:span></text:p>
      <text:p text:style-name="P6"><text:span text:style-name="T2">взаимовлияние </text:span><text:span text:style-name="T3">ашIашIкIг</text:span><text:span text:style-name="T6">I</text:span><text:span text:style-name="T3">ара; ашIашIпшра; </text:span><text:span text:style-name="T2">взаимовлияние культур народов СССР </text:span><text:span text:style-name="T8">= </text:span><text:span text:style-name="T3">СССР аугIаква ркультураква рашIашIкIгIара</text:span></text:p>
      <text:p text:style-name="P6"><text:span text:style-name="T2">взаимовыгодный </text:span><text:span text:style-name="T3">агIвхъатакIгьи рсабап злу; </text:span><text:span text:style-name="T2">взаимовыгодная торговля </text:span><text:span text:style-name="T8">= </text:span><text:span text:style-name="T3">агIвхъатакIгьи рсабап злу хвгIахвтра; </text:span><text:span text:style-name="T2">взаимовыгодное сотрудничество </text:span><text:span text:style-name="T8">= </text:span><text:span text:style-name="T3">агIвхъатакIгьи рсабап злу ацынхара-ацацхърыгIара; </text:span><text:span text:style-name="T2">взаимовыгодные условия </text:span><text:span text:style-name="T8">= </text:span><text:span text:style-name="T3">агIвхъатакIгьи рсабап злу ашвхIаусыгIваква</text:span></text:p>
      <text:p text:style-name="P6"><text:span text:style-name="T2">взаимообусловленность </text:span><text:span text:style-name="T3">азакIы азакIы йапшылазара; </text:span><text:span text:style-name="T2">взаимообусловленность явлений в природе и обществе </text:span><text:span text:style-name="T8">= </text:span><text:span text:style-name="T3">апсабари ажвлари рпны агIаншараква азакIы азакIы йапщылазара</text:span></text:p>
      <text:p text:style-name="P6"><text:span text:style-name="T2">взаимопомощь </text:span><text:span text:style-name="T3">ацацхърыгIара</text:span></text:p>
      <text:p text:style-name="P6"><text:span text:style-name="T2">взаимопроверка </text:span><text:span text:style-name="T3">абархъвыхра; </text:span><text:span text:style-name="T2">взаимопроверка соревнующихся предприятий </text:span><text:span text:style-name="T8">= </text:span><text:span text:style-name="T3">йанкъвакъвуа анхартаква рабархъвыхра</text:span></text:p>
      <text:p text:style-name="P6"><text:span text:style-name="T2">взаимопроверочный </text:span><text:span text:style-name="T3">йабархъвыхуа; </text:span><text:span text:style-name="T2">взаимопроверочная бригада </text:span><text:span text:style-name="T8">= </text:span><text:span text:style-name="T3">йабархъвыхуа бригада</text:span></text:p>
      <text:p text:style-name="P6"><text:span text:style-name="T2">взаимоотношение </text:span><text:span text:style-name="T3">азазыъаща; </text:span><text:span text:style-name="T2">взаимоотношения социалистических государств </text:span><text:span text:style-name="T8">= </text:span><text:span text:style-name="T3">асоциалист къральыгIваква разазыъаща</text:span></text:p>
      <text:p text:style-name="P6"><text:span text:style-name="T2">взаимопонимание </text:span><text:span text:style-name="T3">агIвхъатакIгьи йырзацапшу агвынгIвра (ангIалра; аквшвара)</text:span></text:p>
      <text:p text:style-name="P6"><text:span text:style-name="T1">взаимосвязь</text:span><text:span text:style-name="T3"> апщылазлара; азаргванызлара; абабара; </text:span><text:span text:style-name="T2">взаимосвязи социалистических стран </text:span><text:span text:style-name="T8">= </text:span><text:span text:style-name="T3">социализм къральква разаргванызлара</text:span></text:p>
      <text:p text:style-name="P6"><text:span text:style-name="T2">взгляд </text:span><text:span text:style-name="T3">пшыща; гвынгIвыща; азыбаща; гвгIанагра; азхъвыцща; </text:span><text:span text:style-name="T2">взгляды на жизнь </text:span><text:span text:style-name="T8">= </text:span><text:span text:style-name="T3">абзазара апшыщаква</text:span></text:p>
      <text:p text:style-name="P6"><text:span text:style-name="T2">взнос </text:span><text:span text:style-name="T3">взнос; алацIара</text:span></text:p>
      <text:p text:style-name="P6"><text:span text:style-name="T2">взрывчатый</text:span><text:span text:style-name="T4"> </text:span><text:span text:style-name="T3">йагIвжвауа; </text:span><text:span text:style-name="T4">йхысуа;</text:span><text:span text:style-name="T2"> взрывчатые вещества </text:span><text:span text:style-name="T8">= </text:span><text:span text:style-name="T3">йагIвжвауа апкъыгIваква</text:span></text:p>
      <text:p text:style-name="P6"><text:span text:style-name="T2">взыскание </text:span><text:span text:style-name="T3">квнага анцIара; хIакъ раура; хIаквым хара; гIаквхра; </text:span><text:span text:style-name="T2">наложить взыскание </text:span><text:span text:style-name="T8">= </text:span><text:span text:style-name="T3">квнага анцIара</text:span></text:p>
      <text:p text:style-name="P6"><text:span text:style-name="T2">взятка </text:span><text:span text:style-name="T3">къвытлхIа; щтIацIа</text:span></text:p>
      <text:p text:style-name="P6"><text:span text:style-name="T2">взяточник </text:span><text:span text:style-name="T3">къвытлхIанахвыгIв</text:span></text:p>
      <text:p text:style-name="P6"><text:span text:style-name="T2">виза </text:span><text:span text:style-name="T3">виза; хвитнагIа; ъизин; мачвы; </text:span><text:span text:style-name="T2">виза на въезд в страну </text:span><text:span text:style-name="T8">= </text:span><text:span text:style-name="T3">къральталга хвитнагIа; </text:span><text:span text:style-name="T2">виза директора </text:span><text:span text:style-name="T8">= </text:span><text:span text:style-name="T3">адиректор йырхвитра</text:span></text:p>
      <text:p text:style-name="P6"><text:span text:style-name="T2">визит </text:span><text:span text:style-name="T3">визит; цара-гIайра; </text:span><text:span text:style-name="T2">визит </text:span><text:span text:style-name="T1">дружбы</text:span><text:span text:style-name="T3"> </text:span><text:span text:style-name="T8">= </text:span><text:span text:style-name="T3">айгвара мурадла цара-гIайра</text:span></text:p>
      <text:p text:style-name="P6"><text:span text:style-name="T2">вице-президент </text:span><text:span text:style-name="T3">вице-президент</text:span></text:p>
      <text:p text:style-name="P6"><text:span text:style-name="T2">вклад </text:span><text:span text:style-name="T3">алацIара; алархIара; </text:span><text:span text:style-name="T2">вклад в науку </text:span><text:span text:style-name="T8">= </text:span><text:span text:style-name="T3">анаука апны алацIара; </text:span><text:span text:style-name="T2">вклад в сберкассу </text:span><text:span text:style-name="T8">= </text:span><text:span text:style-name="T3">асберкасса ахча алацIара</text:span></text:p>
      <text:p text:style-name="P6"><text:span text:style-name="T2">вкладчик </text:span><text:span text:style-name="T3">ахчалацIагIв; </text:span><text:span text:style-name="T2">вкладчик сберкассы </text:span><text:span text:style-name="T8">= </text:span><text:span text:style-name="T3">асберкасса ахчалацIагIв; захча асберкасса йалу</text:span></text:p>
      <text:p text:style-name="P6"><text:span text:style-name="T2">власть </text:span><text:span text:style-name="T3">власть; унашвахъцIара; мчы; </text:span><text:span text:style-name="T2">власть буржуазии </text:span><text:span text:style-name="T8">= </text:span><text:span text:style-name="T3">абуржуазия рвласть; </text:span><text:span text:style-name="T2">власть народной демокра</text:span><text:span text:style-name="T1">тии</text:span><text:span text:style-name="T3"> </text:span><text:span text:style-name="T8">= </text:span><text:span text:style-name="T3">аугIа рдемократ власть; </text:span><text:span text:style-name="T2">власть председателя </text:span><text:span text:style-name="T8">= </text:span><text:span text:style-name="T3">апредседатель йунашвахъцIара; </text:span><text:span text:style-name="T2">власть пролетариата </text:span><text:span text:style-name="T8">= </text:span><text:span text:style-name="T3">апролетариат авласть; </text:span><text:span text:style-name="T2">власть слова </text:span><text:span text:style-name="T8">= </text:span><text:span text:style-name="T3">ажва амч; </text:span><text:span text:style-name="T2">власть Советов </text:span><text:span text:style-name="T8">= </text:span><text:span text:style-name="T3">а-Советква рвласть</text:span></text:p>
      <text:p text:style-name="P6"><text:span text:style-name="T1">влияние</text:span><text:span text:style-name="T3"> рыдзыргIвра; алыршара; ахIва алсра; шIыбжьара; </text:span><text:span text:style-name="T2">влияние комсомольцев на несоюзную молодежь </text:span><text:span text:style-name="T8">= </text:span><text:span text:style-name="T3">акомсомол йалам чкIвыныргIа акомсомол йалакву йыршIыбжьара</text:span></text:p>
      <text:p text:style-name="P6"><text:span text:style-name="T2">влиятельный </text:span><text:span text:style-name="T3">зхIва алсуа; пIатIу зкву; хвы зму; мчхъара зму; махъарыхъвара зму; лшара зму; </text:span><text:span text:style-name="T2">влиятельная газета </text:span><text:span text:style-name="T8">= </text:span><text:span text:style-name="T3">зылшара дуу газета; </text:span><text:span text:style-name="T2">влиятельные круги </text:span><text:span text:style-name="T8">= </text:span><text:span text:style-name="T3">махъарыхъвара змата йадкIылу агвыпква; </text:span><text:span text:style-name="T2">влиятель</text:span><text:span text:style-name="T1">ные </text:span><text:span text:style-name="T2">силы </text:span><text:span text:style-name="T8">= </text:span><text:span text:style-name="T3">махъарыхъвара зму акъаруква</text:span></text:p>
      <text:p text:style-name="P6"><text:span text:style-name="T2">вложение </text:span><text:span text:style-name="T3">азаущтра; алацIара; </text:span><text:span text:style-name="T4">ад</text:span><text:span text:style-name="T3">галра; </text:span><text:span text:style-name="T2">вложение средств </text:span><text:span text:style-name="T8">= </text:span><text:span text:style-name="T3">ахча азаущтра</text:span></text:p>
      <text:p text:style-name="P6"><text:span text:style-name="T2">вмешательство </text:span><text:span text:style-name="T3">алалра; ууыс алацIара; </text:span><text:span text:style-name="T2">вмешательство во внутрен</text:span><text:span text:style-name="T1">ние </text:span><text:span text:style-name="T2">дела других стран </text:span><text:span text:style-name="T8">= </text:span><text:span text:style-name="T3">антахьгьыт акъральква руацIа уысква рылалра</text:span></text:p>
      <text:p text:style-name="P6"><text:span text:style-name="T2">внедрение </text:span><text:span text:style-name="T3">гIарысабапра; алажьра; ащапIы рыбагъьара; </text:span><text:span text:style-name="T2">внедрение в производство достижений науки и техники </text:span><text:span text:style-name="T8">= </text:span><text:span text:style-name="T3">анауки атехники ргIатгараква архарджьра йалажьра</text:span></text:p>
      <text:p text:style-name="P6"><text:span text:style-name="T2">внеклассовый </text:span><text:span text:style-name="T3">класскIгьи </text:span><text:span text:style-name="T4">йалам; </text:span><text:span text:style-name="T3">аклассра йапщылам; </text:span><text:span text:style-name="T2">в классовом обществе нет внеклассовых интересов </text:span><text:span text:style-name="T8">= </text:span><text:span text:style-name="T3">класс ъану ажвлара апны аклассра йапщылам азыгIальаматраква гьаъам</text:span></text:p>
      <text:p text:style-name="P6"><text:span text:style-name="T2">внеочередной </text:span><text:span text:style-name="T3">йызкьазууым; акьазу йаланамкIуа; кьазудъа; </text:span><text:span text:style-name="T2">внеочередная сессия Верховного Совета СССР </text:span><text:span text:style-name="T8">= </text:span><text:span text:style-name="T3">СССР йхIаракIу а-Совет йызкьазууым асессия; </text:span><text:span text:style-name="T2">внеочередной съезд </text:span><text:span text:style-name="T8">= </text:span><text:span text:style-name="T3">йызкьазууым съезд; </text:span><text:span text:style-name="T2">внеочередные выборы </text:span><text:span text:style-name="T8">= </text:span><text:span text:style-name="T3">йызкьазууым алхраква</text:span></text:p>
      <text:p text:style-name="P6"><text:span text:style-name="T2">внешнеполитический </text:span><text:span text:style-name="T3">гIвымакъраль политика уыс; </text:span><text:span text:style-name="T2">внешнеполитический курс КПСС </text:span><text:span text:style-name="T8">= </text:span><text:span text:style-name="T3">гIвымакъраль политика уысла КПСС анархара</text:span></text:p>
      <text:p text:style-name="P6"><text:span text:style-name="T2">внешнеторговый </text:span><text:span text:style-name="T3">гIвымакъральхвгIахвтра; </text:span><text:span text:style-name="T2">внешнеторговые связи </text:span><text:span text:style-name="T8">= </text:span><text:span text:style-name="T3">гIвымакъральхвгIахвтра абадырраква</text:span></text:p>
      <text:p text:style-name="P6"><text:span text:style-name="T2">внешний </text:span><text:span text:style-name="T3">гIвымакъраль; </text:span><text:span text:style-name="T2">внешние экономические связи </text:span><text:span text:style-name="T8">= </text:span><text:span text:style-name="T3">гIвымакъраль экономика абадырраква; </text:span><text:span text:style-name="T2">внешний заем </text:span><text:span text:style-name="T8">= </text:span><text:span text:style-name="T3">гIвымакъраль псарчIвы; </text:span><text:span text:style-name="T2">внешний рынок </text:span><text:span text:style-name="T8">= </text:span><text:span text:style-name="T3">гIвымакъраль хвгIахвтырта; </text:span><text:span text:style-name="T2">внешняя политика </text:span><text:span text:style-name="T8">= </text:span><text:span text:style-name="T3">гIвымакъраль политика; </text:span><text:span text:style-name="T2">внешняя торговля (внешторг) </text:span><text:span text:style-name="T8">= </text:span><text:span text:style-name="T3">гIвымакъраль ХвгIахвтра (внешторг)</text:span></text:p>
      <text:p text:style-name="P6"><text:span text:style-name="T2">внештатный </text:span><text:span text:style-name="T3">аштат йалам; аштат йаланамкIуа; </text:span><text:span text:style-name="T2">внештатный инспектор </text:span><text:span text:style-name="T8">= </text:span><text:span text:style-name="T3">аштат йалам инспектор; </text:span><text:span text:style-name="T2">внештатный корреспондент </text:span><text:span text:style-name="T8">= </text:span><text:span text:style-name="T3">аштат </text:span><text:span text:style-name="T7">йалам</text:span><text:span text:style-name="T2"> </text:span><text:span text:style-name="T3">корреспондент; </text:span><text:span text:style-name="T2">внештатный отдел райкома партии </text:span><text:span text:style-name="T8">= </text:span><text:span text:style-name="T3">апартия арайком аштат йалам аотдел</text:span></text:p>
      <text:p text:style-name="P6"><text:soft-page-break/><text:span text:style-name="T2">внутренний</text:span><text:span text:style-name="T4"> </text:span><text:span text:style-name="T3">къральуацIа; </text:span><text:span text:style-name="T4">акъраль </text:span><text:span text:style-name="T3">ауацIа; </text:span><text:span text:style-name="T2">внутренние дела государства </text:span><text:span text:style-name="T8">= </text:span><text:span text:style-name="T3">акъральыгIва ауацIа уысква; </text:span><text:span text:style-name="T2">внутренние противоречия </text:span><text:span text:style-name="T8">= </text:span><text:span text:style-name="T3">акъральуацIа аквымшвараква; </text:span><text:span text:style-name="T2">внутренние резервы производства </text:span><text:span text:style-name="T8">= </text:span><text:span text:style-name="T3">архарджьра ауацIа гIалцIыртаква; </text:span><text:span text:style-name="T2">внутренние ресурсы страны </text:span><text:span text:style-name="T8">= </text:span><text:span text:style-name="T3">акъраль ауацIа гIалцIыртаква; </text:span><text:span text:style-name="T2">внутренний заем </text:span><text:span text:style-name="T8">= </text:span><text:span text:style-name="T3">къральуацIа заем; </text:span><text:span text:style-name="T2">внутренний рынок </text:span><text:span text:style-name="T8">= </text:span><text:span text:style-name="T3">къральуацIа хвгIахвтырта; </text:span><text:span text:style-name="T2">внутренняя политика правительства </text:span><text:span text:style-name="T8">= </text:span><text:span text:style-name="T3">аправительства акъральуацIа политика; </text:span><text:span text:style-name="T2">внутренняя торговля </text:span><text:span text:style-name="T8">= </text:span><text:span text:style-name="T3">къральуацIа хвгIахвтра</text:span></text:p>
      <text:p text:style-name="P6"><text:span text:style-name="T2">внутрипартийный </text:span><text:span text:style-name="T3">партуацIа; </text:span><text:span text:style-name="T2">внутрипартийная демократия </text:span><text:span text:style-name="T8">= </text:span><text:span text:style-name="T3">партуацIа демократия; </text:span><text:span text:style-name="T2">внутрипартийная жизнь </text:span><text:span text:style-name="T8">= </text:span><text:span text:style-name="T3">партуацIа бзазара; </text:span><text:span text:style-name="T2">внутрипартийная работа </text:span><text:span text:style-name="T8">= </text:span><text:span text:style-name="T3">партуацIа нхара</text:span></text:p>
      <text:p text:style-name="P6"><text:span text:style-name="T2">водородный </text:span><text:span text:style-name="T3">водород; </text:span><text:span text:style-name="T2">водородная бомба </text:span><text:span text:style-name="T8">= </text:span><text:span text:style-name="T3">водород бомба</text:span></text:p>
      <text:p text:style-name="P6"><text:span text:style-name="T2">военизация </text:span><text:span text:style-name="T3">айсра йаквыргIапсра; </text:span><text:span text:style-name="T2">военизация промышленности</text:span><text:span text:style-name="T4"> </text:span><text:span text:style-name="T8">= </text:span><text:span text:style-name="T4">апровоенком мышленность айсра йаквыргIапсра</text:span></text:p>
      <text:p text:style-name="P6"><text:span text:style-name="T2">военком (военный комиссар) </text:span><text:span text:style-name="T3">военком (военна комиссар)</text:span></text:p>
      <text:p text:style-name="P6"><text:span text:style-name="T2">военкомат </text:span><text:span text:style-name="T1">(военный комиссариат)</text:span><text:span text:style-name="T3"> военкомат (военна комиссариат)</text:span></text:p>
      <text:p text:style-name="P6"><text:span text:style-name="T2">военнообязанный </text:span><text:span text:style-name="T3">акъвырльыкъвхара йакIуа</text:span></text:p>
      <text:p text:style-name="P6"><text:span text:style-name="T2">военнопленный </text:span><text:span text:style-name="T3">айсыгIвгъар</text:span></text:p>
      <text:p text:style-name="P6"><text:span text:style-name="T2">военнослужащий </text:span><text:span text:style-name="T3">аркъвырльыкъвхагIв</text:span></text:p>
      <text:p text:style-name="P6"><text:span text:style-name="T2">военный </text:span><text:span text:style-name="T3">военна; айсра; </text:span><text:span text:style-name="T2">военная академия </text:span><text:span text:style-name="T8">= </text:span><text:span text:style-name="T3">военна академия; </text:span><text:span text:style-name="T2">военная база </text:span><text:span text:style-name="T8">= </text:span><text:span text:style-name="T3">военна база; айсыга аныргIалырта; </text:span><text:span text:style-name="T2">военная диктатура </text:span><text:span text:style-name="T8">= </text:span><text:span text:style-name="T3">военна диктатура; </text:span><text:span text:style-name="T2">военная коллегия </text:span><text:span text:style-name="T8">= </text:span><text:span text:style-name="T3">военна коллегия; </text:span><text:span text:style-name="T2">военная миссия </text:span><text:span text:style-name="T8">= </text:span><text:span text:style-name="T3">военна хъвдаквцIара; </text:span><text:span text:style-name="T2">военная наука </text:span><text:span text:style-name="T8">= </text:span><text:span text:style-name="T3">военна наука; </text:span><text:span text:style-name="T2">военная организация </text:span><text:span text:style-name="T8">= </text:span><text:span text:style-name="T3">военна уысхарта; </text:span><text:span text:style-name="T2">военная присяга </text:span><text:span text:style-name="T8">= </text:span><text:span text:style-name="T3">военна квра; </text:span><text:span text:style-name="T2">военная промышленность </text:span><text:span text:style-name="T8">= </text:span><text:span text:style-name="T3">айсра промышленность; </text:span><text:span text:style-name="T2">военная хунта </text:span><text:span text:style-name="T8">= </text:span><text:span text:style-name="T3">айсра хунта; </text:span><text:span text:style-name="T2">военное ведомство </text:span><text:span text:style-name="T8">= </text:span><text:span text:style-name="T3">военна ведомства; </text:span><text:span text:style-name="T2">военное дело </text:span><text:span text:style-name="T8">= </text:span><text:span text:style-name="T3">военна уыс; айсра уыс; </text:span><text:span text:style-name="T2">военное положение </text:span><text:span text:style-name="T8">= </text:span><text:span text:style-name="T3">айсра аъаща </text:span><text:span text:style-name="T4">йтдазлара; </text:span><text:span text:style-name="T2">военные ассигнования </text:span><text:span text:style-name="T8">= </text:span><text:span text:style-name="T3">авоенна ахча заущтраква; </text:span><text:span text:style-name="T2">военные маневры </text:span><text:span text:style-name="T8">= </text:span><text:span text:style-name="T3">айс</text:span><text:bookmark text:name="_GoBack"/><text:span text:style-name="T3">ра тшазыбжьараква; </text:span><text:span text:style-name="T2">военные поселения </text:span><text:span text:style-name="T8">= </text:span><text:span text:style-name="T3">айсра йгIаннаршаз абзазартаква; </text:span><text:span text:style-name="T2">военные преступники </text:span><text:span text:style-name="T8">= </text:span><text:span text:style-name="T3">авоенна хабзамыгIвхъгагIвчва; </text:span><text:span text:style-name="T2">военные учения </text:span><text:span text:style-name="T8">= </text:span><text:span text:style-name="T3">айсыща азыбжьараква; </text:span><text:span text:style-name="T2">военный атташе </text:span><text:span text:style-name="T8">= </text:span><text:span text:style-name="T3">военна атташе; </text:span><text:span text:style-name="T2">военный билет </text:span><text:span text:style-name="T8">= </text:span><text:span text:style-name="T3">военна билет; </text:span><text:span text:style-name="T2">военный блок </text:span><text:span text:style-name="T8">= </text:span><text:span text:style-name="T3">айсра блок; </text:span><text:span text:style-name="T2">военный бюджет </text:span><text:span text:style-name="T8">= </text:span><text:span text:style-name="T3">военна бюджет; </text:span><text:span text:style-name="T2">военный коммунизм </text:span><text:span text:style-name="T8">= </text:span><text:span text:style-name="T3">военна коммунизм; </text:span><text:span text:style-name="T2">военный округ </text:span><text:span text:style-name="T8">= </text:span><text:span text:style-name="T3">военна округ; </text:span><text:span text:style-name="T2">военный совет</text:span><text:span text:style-name="T4"> </text:span><text:span text:style-name="T8">= </text:span><text:span text:style-name="T3">военна </text:span><text:span text:style-name="T4">совет; </text:span><text:span text:style-name="T2">военно-воздушная академия</text:span><text:span text:style-name="T4"> </text:span><text:span text:style-name="T8">= </text:span><text:span text:style-name="T4">айсра</text:span><text:span text:style-name="T3">хIауа академия; </text:span><text:span text:style-name="T2">военно-воздушные силы </text:span><text:span text:style-name="T8">= </text:span><text:span text:style-name="T3">айсра-хIауа къаруква; </text:span><text:span text:style-name="T2">военно-морской флот </text:span><text:span text:style-name="T8">= </text:span><text:span text:style-name="T3">айсра-тенгьыз флот; </text:span><text:span text:style-name="T2">военно-патриотическое воспитание </text:span><text:span text:style-name="T8">= </text:span><text:span text:style-name="T3">военна-патриот гIзара; </text:span><text:span text:style-name="T2">военно-прикладной спорт </text:span><text:span text:style-name="T8">= </text:span><text:span text:style-name="T3">военна-гIарысабапра спорт; </text:span><text:span text:style-name="T2">военно-революционный совет</text:span><text:span text:style-name="T4"> </text:span><text:span text:style-name="T8">= </text:span><text:span text:style-name="T3">военна-революция </text:span><text:span text:style-name="T4">совет; </text:span><text:span text:style-name="T2">военно-экономический потенциал</text:span><text:span text:style-name="T4"> </text:span><text:span text:style-name="T8">= </text:span><text:span text:style-name="T4">военна-эконо</text:span><text:span text:style-name="T3">мика мчхъара</text:span></text:p>
      <text:p text:style-name="P6"><text:span text:style-name="T2">военщина </text:span><text:span text:style-name="T3">военщина</text:span></text:p>
      <text:p text:style-name="P6"><text:span text:style-name="T2">вожак </text:span><text:span text:style-name="T3">апхъагылагIв</text:span></text:p>
      <text:p text:style-name="P6"><text:span text:style-name="T2">вождь </text:span><text:span text:style-name="T3">вождь; </text:span><text:span text:style-name="T2">вождь пролетариа</text:span><text:span text:style-name="T1">та</text:span><text:span text:style-name="T3"> </text:span><text:span text:style-name="T8">= </text:span><text:span text:style-name="T3">пролетариат авождь; </text:span><text:span text:style-name="T2">вождь рабочего класса </text:span><text:span text:style-name="T8">= </text:span><text:span text:style-name="T3">рабоча класс рвождь</text:span></text:p>
      <text:p text:style-name="P6"><text:span text:style-name="T2">воздействие </text:span><text:span text:style-name="T3">рыдзыргIвра; гвныргIвра; бжьара; </text:span><text:span text:style-name="T2">моральное воздействие </text:span><text:span text:style-name="T8">= </text:span><text:span text:style-name="T3">ъадабла рыдзыргIвра</text:span></text:p>
      <text:p text:style-name="P6"><text:span text:style-name="T2">воздушный </text:span><text:span text:style-name="T3">хIауа; </text:span><text:span text:style-name="T2">воздушная граница </text:span><text:span text:style-name="T8">= </text:span><text:span text:style-name="T3">хIауа гIвына; </text:span><text:span text:style-name="T2">воздушная тревога </text:span><text:span text:style-name="T8">= </text:span><text:span text:style-name="T3">хIауа триуау; </text:span><text:span text:style-name="T2">воздушный флот </text:span><text:span text:style-name="T8">= </text:span><text:span text:style-name="T3">хIауа флот</text:span></text:p>
      <text:p text:style-name="P6"><text:span text:style-name="T2">воззвание</text:span><text:span text:style-name="T4"> азышIтра; тшазынарха</text:span><text:span text:style-name="T3">ра; </text:span><text:span text:style-name="T2">воззвание к народу</text:span><text:span text:style-name="T4"> </text:span><text:span text:style-name="T8">= </text:span><text:span text:style-name="T4">аугIа тшырзынархара</text:span></text:p>
      <text:p text:style-name="P6"><text:span text:style-name="T2">возмездие </text:span><text:span text:style-name="T3">квнага анцIара</text:span></text:p>
      <text:p text:style-name="P6"><text:span text:style-name="T2">возмещение </text:span><text:span text:style-name="T3">щаквыргылхра; швахра; </text:span><text:span text:style-name="T2">возмещение убытка </text:span><text:span text:style-name="T8">= </text:span><text:span text:style-name="T3">алдзгIара щаквыргылхра</text:span></text:p>
      <text:p text:style-name="P6"><text:span text:style-name="T2">вознаграждение </text:span><text:span text:style-name="T3">ртшхъвага квнага; </text:span><text:span text:style-name="T2">вознаграждение за труд </text:span><text:span text:style-name="T8">= </text:span><text:span text:style-name="T3">анхара ахъазла ртшхъвага атра</text:span></text:p>
      <text:p text:style-name="P7"><text:span text:style-name="T2">возникновение </text:span><text:span text:style-name="T3">гIаншара; </text:span><text:span text:style-name="T2">возникновение жизни на земле </text:span><text:span text:style-name="T8">= </text:span><text:span text:style-name="T3">адгьыл аппы абзазара агIаншара</text:span></text:p>
      <text:p text:style-name="P7"><text:span text:style-name="T2">возобновление </text:span><text:span text:style-name="T3">джвыквцIахра; алагахра; шIыц-шIыц джвыквцIахра; шIыц-шIыц алагахра; </text:span><text:span text:style-name="T2">возобновление переговоров </text:span><text:span text:style-name="T8">= </text:span><text:span text:style-name="T3">айчважвараква джвыквцIахра</text:span></text:p>
      <text:p text:style-name="P7"><text:span text:style-name="T2">возрастной </text:span><text:span text:style-name="T3">квла; нцIра; </text:span><text:span text:style-name="T2">возрастной состав населения </text:span><text:span text:style-name="T8">= </text:span><text:span text:style-name="T3">абзазагIвчва квларала ралаща; </text:span><text:span text:style-name="T2">возрастной ценз </text:span><text:span text:style-name="T8">= </text:span><text:span text:style-name="T3">квла ценз</text:span></text:p>
      <text:p text:style-name="P7"><text:span text:style-name="T2">возрождение </text:span><text:span text:style-name="T3">гIаншахра; щаквыргылхра; </text:span><text:span text:style-name="T2">возрождение культуры </text:span><text:span text:style-name="T8">= </text:span><text:span text:style-name="T3">акультура щаквыргылхра</text:span></text:p>
      <text:p text:style-name="P6"><text:span text:style-name="T2">воин </text:span><text:span text:style-name="T3">айсгIвы</text:span></text:p>
      <text:p text:style-name="P6"><text:span text:style-name="T2">война </text:span><text:span text:style-name="T3">айсра</text:span></text:p>
      <text:p text:style-name="P7"><text:span text:style-name="T2">воинский </text:span><text:span text:style-name="T3">ры; </text:span><text:span text:style-name="T2">воинская повинность </text:span><text:span text:style-name="T8">= </text:span><text:span text:style-name="T3">рхачIвборч; ркъвырльыкъвхара борч; </text:span><text:span text:style-name="T2">воинская обязанность </text:span><text:span text:style-name="T8">= </text:span><text:span text:style-name="T3">рхачIвборч; </text:span><text:span text:style-name="T2">воинская служба </text:span><text:span text:style-name="T8">= </text:span><text:span text:style-name="T3">ркъвырльыкъвхара; </text:span><text:span text:style-name="T2">воинская часть </text:span><text:span text:style-name="T8">= </text:span><text:span text:style-name="T3">ар хъвы; </text:span><text:span text:style-name="T2">воинский долг </text:span><text:span text:style-name="T8">= </text:span><text:span text:style-name="T3">арра борч; </text:span><text:span text:style-name="T2">воинский учет </text:span><text:span text:style-name="T8">= </text:span><text:span text:style-name="T3">арра учет; </text:span><text:span text:style-name="T2">воинское звание </text:span><text:span text:style-name="T8">= </text:span><text:span text:style-name="T3">военна хьыз</text:span></text:p>
      <text:p text:style-name="P7"><text:span text:style-name="T2">воинствующий </text:span><text:span text:style-name="T3">зылшара дуу; йадымгылуа; йджьардаму; </text:span><text:span text:style-name="T2">воинствующий атеизм </text:span><text:span text:style-name="T8">= </text:span><text:span text:style-name="T3">адин йадымгылуа атеизм; </text:span><text:span text:style-name="T2">воинствующий материализм </text:span><text:span text:style-name="T8">= </text:span><text:span text:style-name="T3">зылшара дуу материализм</text:span></text:p>
      <text:p text:style-name="P6"><text:span text:style-name="T2">войско </text:span><text:span text:style-name="T3">ры</text:span></text:p>
      <text:p text:style-name="P7"><text:span text:style-name="T2">войсковой </text:span><text:span text:style-name="T3">ры; </text:span><text:span text:style-name="T2">войсковая часть </text:span><text:span text:style-name="T8">= </text:span><text:span text:style-name="T3">архъв; </text:span><text:span text:style-name="T2">войсковые соединения </text:span><text:span text:style-name="T8">= </text:span><text:span text:style-name="T3">архъв адкIылараква</text:span></text:p>
      <text:p text:style-name="P7"><text:span text:style-name="T2">волеизъявление </text:span><text:span text:style-name="T3">тахъыра; ахIвара; </text:span><text:span text:style-name="T2">волеизъявление избирателей </text:span><text:span text:style-name="T8">= </text:span><text:span text:style-name="T3">алхыгIвчва ртахъыраква гIадыргылра</text:span></text:p>
      <text:p text:style-name="P7"><text:span text:style-name="T2">волнение </text:span><text:span text:style-name="T3">алагIваласра; тшгIащтIыхра; </text:span><text:span text:style-name="T2">волнения рабочих в странах капитала </text:span><text:span text:style-name="T8">= </text:span><text:span text:style-name="T3">акапитал акъральква рпны арабочаква ралагIваласраква</text:span></text:p>
      <text:p text:style-name="P6"><text:span text:style-name="T2">волокита </text:span><text:span text:style-name="T3">тащахIара</text:span></text:p>
      <text:p text:style-name="P6"><text:span text:style-name="T2">волюнтаризм </text:span><text:span text:style-name="T3">волюнтаризм</text:span></text:p>
      <text:p text:style-name="P6"><text:span text:style-name="T2">волюнтарист </text:span><text:span text:style-name="T3">волюнтарист</text:span></text:p>
      <text:p text:style-name="P7"><text:span text:style-name="T2">волюнтаристический </text:span><text:span text:style-name="T3">волюнтарист; волюнтаризм; </text:span><text:span text:style-name="T2">волюнтаристические ошибки </text:span><text:span text:style-name="T8">= </text:span><text:span text:style-name="T3">аволюнтарист гIващагIараква; </text:span><text:span text:style-name="T2">волюнтаристическое решение </text:span><text:span text:style-name="T8">= </text:span><text:span text:style-name="T3">волюнтарист щаквыргылра</text:span></text:p>
      <text:p text:style-name="P7"><text:soft-page-break/><text:span text:style-name="T2">воля </text:span><text:span text:style-name="T3">тахъыра; хвитнагIа; гвапхара; </text:span><text:span text:style-name="T2">воля избирателей </text:span><text:span text:style-name="T8">= </text:span><text:span text:style-name="T3">алхыгIвчва ртахъыраква; </text:span><text:span text:style-name="T2">воля народа </text:span><text:span text:style-name="T8">= </text:span><text:span text:style-name="T3">аугIа ртахъыра</text:span></text:p>
      <text:p text:style-name="P6"><text:span text:style-name="T2">воодушевление </text:span><text:span text:style-name="T3">гвышхвара; гвщтIыхра; гвырбзира</text:span></text:p>
      <text:p text:style-name="P7"><text:span text:style-name="T2">вооружение </text:span><text:span text:style-name="T3">абджьар; абджьарла адгалра; </text:span><text:span text:style-name="T2">вооружение бойца </text:span><text:span text:style-name="T8">= </text:span><text:span text:style-name="T3">айсыгIв йабджьарква; </text:span><text:span text:style-name="T2">взять (брать) на вооружение </text:span><text:span text:style-name="T8">= </text:span><text:span text:style-name="T3">йгIарысабапра (уыскI апны)</text:span></text:p>
      <text:p text:style-name="P7"><text:span text:style-name="T2">вооруженный </text:span><text:span text:style-name="T3">абджьарла йадгалу; </text:span><text:span text:style-name="T2">вооруженная интервенция</text:span><text:span text:style-name="T4"> </text:span><text:span text:style-name="T8">= </text:span><text:span text:style-name="T4">абджьар</text:span><text:span text:style-name="T3">ла йадгалу гвыквсра; </text:span><text:span text:style-name="T2">вооруженная провокация </text:span><text:span text:style-name="T8">= </text:span><text:span text:style-name="T3">абджьарла ацIарсыгьра; </text:span><text:span text:style-name="T2">вооруженное вмешательство во внутренние дела другого государства </text:span><text:span text:style-name="T8">= </text:span><text:span text:style-name="T3">датша къральыгIвакI ауацIа уысква айсрала ууыс рылацIара; </text:span><text:span text:style-name="T2">вооруженное восстание </text:span><text:span text:style-name="T8">= </text:span><text:span text:style-name="T3">абджьар рымата аугIа ртшгIащтIыхра; </text:span><text:span text:style-name="T2">вооруженное нападение </text:span><text:span text:style-name="T8">= </text:span><text:span text:style-name="T3">абджьарла йадгалата гвыквсра; </text:span><text:span text:style-name="T2">Вооруженные Силы СССР </text:span><text:span text:style-name="T8">= </text:span><text:span text:style-name="T3">СССР Абджьар Къаруква; </text:span><text:span text:style-name="T2">вооруженный конфликт </text:span><text:span text:style-name="T8">= </text:span><text:span text:style-name="T3">абджьарла йадгалу апшIахра; абджьарла йадгалу айсра</text:span></text:p>
      <text:p text:style-name="P7"><text:span text:style-name="T2">воплощение </text:span><text:span text:style-name="T3">алажьра; рхъйара; </text:span><text:span text:style-name="T2">воплощение в жизнь решений</text:span><text:span text:style-name="T4"> </text:span><text:span text:style-name="T8">= </text:span><text:span text:style-name="T4">аща</text:span><text:span text:style-name="T3">квыргылраква абзазара йалажьра</text:span></text:p>
      <text:p text:style-name="P7"><text:span text:style-name="T2">вопрос </text:span><text:span text:style-name="T3">уыс; </text:span><text:span text:style-name="T2">вопросы партийного руководства </text:span><text:span text:style-name="T8">= </text:span><text:span text:style-name="T3">апартия аунашвахъцIара уысква</text:span></text:p>
      <text:p text:style-name="P6"><text:span text:style-name="T2">воскресник </text:span><text:span text:style-name="T3">воскресник; мтшашанхара</text:span></text:p>
      <text:p text:style-name="P7"><text:span text:style-name="T2">воспитание </text:span><text:span text:style-name="T3">гIзара; бжьара; </text:span><text:span text:style-name="T2">воспитание молодежи </text:span><text:span text:style-name="T8">= </text:span><text:span text:style-name="T3">чкIвыныргIа ргIзара, рбжьара</text:span></text:p>
      <text:p text:style-name="P7"><text:span text:style-name="T2">воспитательный </text:span><text:span text:style-name="T3">гIзара; бжьара; </text:span><text:span text:style-name="T2">воспитательная работа </text:span><text:span text:style-name="T8">= </text:span><text:span text:style-name="T3">бжьара нхара; </text:span><text:span text:style-name="T2">воспитательно-трудовая колония </text:span><text:span text:style-name="T8">= </text:span><text:span text:style-name="T3">бжьарта-нхарта колония</text:span></text:p>
      <text:p text:style-name="P6"><text:span text:style-name="T2">воспроизводство </text:span><text:span text:style-name="T3">воспроизводства; йщаквыргылхра; йыршIыцхра</text:span></text:p>
      <text:p text:style-name="P6"><text:span text:style-name="T2">восстание </text:span><text:span text:style-name="T3">айсра; айсра гIащтIыхра; тшгIащтIыхра</text:span></text:p>
      <text:p text:style-name="P7"><text:span text:style-name="T2">восстановление </text:span><text:span text:style-name="T3">щаквыргылхра; </text:span><text:span text:style-name="T2">восстановление народного хозяйства </text:span><text:span text:style-name="T8">= </text:span><text:span text:style-name="T3">аугIа рымлыкврхIара щаквыргылхра</text:span></text:p>
      <text:p text:style-name="P7"><text:span text:style-name="T2">восстановительный </text:span><text:span text:style-name="T3">щаквыргылхын; щаквыргылхра; </text:span><text:span text:style-name="T2">восстановительный период </text:span><text:span text:style-name="T8">= </text:span><text:span text:style-name="T3">щаквыргылхра тлахан</text:span></text:p>
      <text:p text:style-name="P6"><text:span text:style-name="T2">восток </text:span><text:span text:style-name="T3">марагIатшкIарыцIырта</text:span></text:p>
      <text:p text:style-name="P7"><text:span text:style-name="T2">восточный </text:span><text:span text:style-name="T3">марагIатшкIарыцIырта; восток; </text:span><text:span text:style-name="T2">Восточная Европа </text:span><text:span text:style-name="T8">= </text:span><text:span text:style-name="T3">МарагIатшкIарыцIырта Европа</text:span></text:p>
      <text:p text:style-name="P7"><text:span text:style-name="T1">вотум</text:span><text:span text:style-name="T3"> вотум (напIщтIыхрала йнарахвыз щаквыргылра); </text:span><text:span text:style-name="T2">вотум недоверия </text:span><text:span text:style-name="T8">= </text:span><text:span text:style-name="T3">азхъамцIара авотум</text:span></text:p>
      <text:p text:style-name="P7"><text:span text:style-name="T2">враждебный </text:span><text:span text:style-name="T3">агъара злу; агъа; </text:span><text:span text:style-name="T2">враждебный акт </text:span><text:span text:style-name="T8">= </text:span><text:span text:style-name="T3">агъара злу гIатйиара</text:span></text:p>
      <text:p text:style-name="P7"><text:span text:style-name="T2">врачебный </text:span><text:span text:style-name="T3">врач; </text:span><text:span text:style-name="T2">врачебно-консультационная комиссия (ВКК) </text:span><text:span text:style-name="T8">= </text:span><text:span text:style-name="T3">врачконсультация комиссия (ВКК); </text:span><text:span text:style-name="T2">врачебно-трудовая экспертная комиссия (ВТЭК) </text:span><text:span text:style-name="T8">= </text:span><text:span text:style-name="T3">врач-нхара эксперт комиссия (ВТЭК); </text:span><text:span text:style-name="T2">врачебная этика </text:span><text:span text:style-name="T8">= </text:span><text:span text:style-name="T3">врач аъаща; аврач даъазлара шатахъу</text:span></text:p>
      <text:p text:style-name="P6"><text:span text:style-name="T2">вредитель </text:span><text:span text:style-name="T3">зарархагIв; зарарыгIа гIазгуа</text:span></text:p>
      <text:p text:style-name="P6"><text:span text:style-name="T2">вредительство </text:span><text:span text:style-name="T3">зарархара; зарарыгIахара</text:span></text:p>
      <text:p text:style-name="P7"><text:span text:style-name="T2">вредность </text:span><text:span text:style-name="T3">зарарыгIара; </text:span><text:span text:style-name="T2">вредность производства </text:span><text:span text:style-name="T8">= </text:span><text:span text:style-name="T3">архарджьра азарарыгIара</text:span></text:p>
      <text:p text:style-name="P7"><text:span text:style-name="T2">временный </text:span><text:span text:style-name="T3">пIатлакIла; зныкIдза; </text:span><text:span text:style-name="T2">временная нетрудоспособность </text:span><text:span text:style-name="T8">= </text:span><text:span text:style-name="T3">пIатлакIла зынымхара; </text:span><text:span text:style-name="T2">временная работа </text:span><text:span text:style-name="T8">= </text:span><text:span text:style-name="T3">пIатлакIла нхара; </text:span><text:span text:style-name="T2">временное правительство </text:span><text:span text:style-name="T8">= </text:span><text:span text:style-name="T3">пIатлакIла правительства; </text:span><text:span text:style-name="T2">временное удостоверение </text:span><text:span text:style-name="T8">= </text:span><text:span text:style-name="T3">пIатлакIла удостоверена; </text:span><text:span text:style-name="T2">временно исполняющий обязанности </text:span><text:span text:style-name="T8">= </text:span><text:span text:style-name="T3">аджвы йхачIвборч пIатлакIла йзырхъйауа</text:span></text:p>
      <text:p text:style-name="P7"><text:span text:style-name="T2">вручение </text:span><text:span text:style-name="T3">атра; </text:span><text:span text:style-name="T2">вручение наград</text:span><text:span text:style-name="T3"> </text:span><text:span text:style-name="T8">= </text:span><text:span text:style-name="T3">артшхъвагаква рытра</text:span></text:p>
      <text:p text:style-name="P7"><text:span text:style-name="T2">вселенная </text:span><text:span text:style-name="T3">дуней; </text:span><text:span text:style-name="T2">строение вселенной </text:span><text:span text:style-name="T8">= </text:span><text:span text:style-name="T3">адуней алаща</text:span></text:p>
      <text:p text:style-name="P7"><text:span text:style-name="T2">всемирный </text:span><text:span text:style-name="T3">дуней; адуней зымгIва; акъральква зымгIва; </text:span><text:span text:style-name="T2">всемирная выставка </text:span><text:span text:style-name="T8">= </text:span><text:span text:style-name="T3">адуней зымгIва гIарбарта; </text:span><text:span text:style-name="T2">всемирная история </text:span><text:span text:style-name="T8">= </text:span><text:span text:style-name="T3">адуней зымгIва история; </text:span><text:span text:style-name="T2">всемирная конфедерация труда </text:span><text:span text:style-name="T8">= </text:span><text:span text:style-name="T3">адуней зымгIва анхара конференция; </text:span><text:span text:style-name="T2">всемирная федерация женщин </text:span><text:span text:style-name="T8">= </text:span><text:span text:style-name="T3">ахIвсса рдуней федерация; </text:span><text:span text:style-name="T2">всемирные олимпийские игры </text:span><text:span text:style-name="T8">= </text:span><text:span text:style-name="T3">дуней олимпиада хъвмарраква; </text:span><text:span text:style-name="T2">всемирно-историческое значение Октябрьской революции </text:span><text:span text:style-name="T8">= </text:span><text:span text:style-name="T3">Октябрь революция адуней история магIны; </text:span><text:span text:style-name="T2">всемирный конгресс в защиту мира </text:span><text:span text:style-name="T8">= </text:span><text:span text:style-name="T3">амамыр хчарала адуней конгресс; </text:span><text:span text:style-name="T2">Всемирный конгресс Совета Мира </text:span><text:span text:style-name="T8">= </text:span><text:span text:style-name="T3">АмамырагIа а-Совет адуней конгресс; </text:span><text:span text:style-name="T2">всемирный фестиваль молодежи и студентов </text:span><text:span text:style-name="T8">= </text:span><text:span text:style-name="T3">чкIвыныргIи астуденткви рдуней фестиваль</text:span></text:p>
      <text:p text:style-name="P7"><text:span text:style-name="T2">всенародный </text:span><text:span text:style-name="T3">аугIа зымгIва; </text:span><text:span text:style-name="T2">всенародная собственность </text:span><text:span text:style-name="T8">= </text:span><text:span text:style-name="T3">аугIа зымгIва йацырчIву; </text:span><text:span text:style-name="T2">всенародное голосование </text:span><text:span text:style-name="T8">= </text:span><text:span text:style-name="T3">аугIа зымгIва рнапIщтIыхра; </text:span><text:span text:style-name="T2">всенародное движение за мир </text:span><text:span text:style-name="T8">= </text:span><text:span text:style-name="T3">амамыр ахъазла аугIа зымгIва ртшгIащтIыхра; </text:span><text:span text:style-name="T2">всенародное дело </text:span><text:span text:style-name="T8">= </text:span><text:span text:style-name="T3">аугIа зымгIва руыс; аугIа зымгIва йыруысу; </text:span><text:span text:style-name="T2">всенародное достояние </text:span><text:span text:style-name="T8">= </text:span><text:span text:style-name="T3">аугIа зымгIвагьи йацырчIву; </text:span><text:span text:style-name="T2">всенародное обсуждение законопроекта </text:span><text:span text:style-name="T8">= </text:span><text:span text:style-name="T3">аугIа зымгIва зквчважвауа хабза проект; </text:span><text:span text:style-name="T2">всенародное одобрение</text:span><text:span text:style-name="T4"> </text:span><text:span text:style-name="T8">= </text:span><text:span text:style-name="T3">аугIа </text:span><text:span text:style-name="T4">зым</text:span><text:span text:style-name="T3">гIва йнарахвра; аугIа зымгIва йа́цыркIра; </text:span><text:span text:style-name="T2">всенародное социалистическое соревнование</text:span><text:span text:style-name="T4"> </text:span><text:span text:style-name="T8">= </text:span><text:span text:style-name="T3">аугIа </text:span><text:span text:style-name="T4">зымгIва рсо</text:span><text:span text:style-name="T3">циалист анкъвакъвра; </text:span><text:span text:style-name="T2">всенародный закон</text:span><text:span text:style-name="T3"> </text:span><text:span text:style-name="T8">= </text:span><text:span text:style-name="T3">аугIа зымгIва йырзацапшу хабза</text:span></text:p>
      <text:p text:style-name="P7"><text:span text:style-name="T2">всеобщий </text:span><text:span text:style-name="T3">зымгIвагьи йырзацапшу; зымгIвагьи гIазцIазкIуа; зымгIвагьи йырзынарху; </text:span><text:span text:style-name="T2">всеобщая амнистия </text:span><text:span text:style-name="T8">= </text:span><text:span text:style-name="T3">зымгIвагьи гIазлазкIуа амнистия; </text:span><text:span text:style-name="T2">всеобщая воинская повинность </text:span><text:span text:style-name="T8">= </text:span><text:span text:style-name="T3">зымгIва йырзацапшу арра борч; </text:span><text:span text:style-name="T2">всеобщая забастовка </text:span><text:span text:style-name="T8">= </text:span><text:span text:style-name="T3">зымгIва гIазцIазк</text:span><text:span text:style-name="T6">I</text:span><text:span text:style-name="T3">уа тшгIащтIыхра; </text:span><text:span text:style-name="T2">всеобщая занятость населения </text:span><text:span text:style-name="T8">= </text:span><text:span text:style-name="T3">абзазагIвчва зымгIвагьи уыс закIы-закI йадкIылазара; </text:span><text:span text:style-name="T2">всеобщая мобилизация </text:span><text:span text:style-name="T8">= </text:span><text:span text:style-name="T3">зымгIвагьи гIазцIазкIуа </text:span><text:span text:style-name="T4">мобилизация;</text:span><text:span text:style-name="T2"> всеобщее избирательное право </text:span><text:span text:style-name="T8">= </text:span><text:span text:style-name="T3">зымгIвагьи йырзацапшу алхра хвитнагIа; </text:span><text:span text:style-name="T2">всеобщее обязательное обучение (всеобуч) </text:span><text:span text:style-name="T8">= </text:span><text:span text:style-name="T3">зымгIвагьи гIазцIазкIуа амаль амамкIва апхьара (всеобуч); </text:span><text:span text:style-name="T2">всеобщее, равное и прямое избирательное право </text:span><text:span text:style-name="T8">= </text:span><text:span text:style-name="T3">зымгIвагьи гIазцIазкIуа, йырзацапшу йыгьрайшу алхра хвитнагIа; </text:span><text:span text:style-name="T2">всеобщее разоружение </text:span><text:span text:style-name="T8">= </text:span><text:span text:style-name="T3">зымгIвагьи йырзацапшта абджьар рыдзра; </text:span><text:span text:style-name="T2">всеобщий кризис капитализма </text:span><text:span text:style-name="T8">= </text:span><text:span text:style-name="T3">капитализм зымгIвагьи гIазцIазкIуа кризис; </text:span><text:span text:style-name="T2">всеобщий мир </text:span><text:span text:style-name="T8">= </text:span><text:span text:style-name="T3">зымгIвагьи гIазцIазкIуа мамырагIа</text:span></text:p>
      <text:p text:style-name="P7"><text:span text:style-name="T2">всероссийский </text:span><text:span text:style-name="T3">Россия зымгIва; Россия гIазцIазкIуа; </text:span><text:span text:style-name="T2">Всероссийская Чрезвычайная комиссия (ВЧК) </text:span><text:span text:style-name="T8">= </text:span><text:span text:style-name="T3">Россия зымгIва а-Чрезвычайна комиссия (ВЧК)</text:span></text:p>
      <text:p text:style-name="P8"><text:soft-page-break/><text:span text:style-name="T2">всесоюзный </text:span><text:span text:style-name="T3">асоюз зымгIва; </text:span><text:span text:style-name="T2">Всесоюзная книжная палата </text:span><text:span text:style-name="T8">= </text:span><text:span text:style-name="T3">Асоюз зымгIва ркнига палата; </text:span><text:span text:style-name="T2">Всесоюзная Коммунистическая партия (большевиков) (ВКП(б)) </text:span><text:span text:style-name="T8">= </text:span><text:span text:style-name="T3">Асоюз-зымгIва (абольшевикква) р-Коммунист партия (ВКП(б)); </text:span><text:span text:style-name="T2">всесоюзная конференция </text:span><text:span text:style-name="T8">= </text:span><text:span text:style-name="T3">асоюз зымгIва рконференция; </text:span><text:span text:style-name="T2">всесоюзная перепись населения </text:span><text:span text:style-name="T8">= </text:span><text:span text:style-name="T3">асоюз зымгIва абзазагIвчва </text:span><text:span text:style-name="T4">рпхьа</text:span><text:span text:style-name="T3">дзарагIвра; </text:span><text:span text:style-name="T2">всесоюзная промышленная выставка </text:span><text:span text:style-name="T8">= </text:span><text:span text:style-name="T3">асоюз зымгIва апромышленность гIарбарта; </text:span><text:span text:style-name="T2">всесоюзное радио </text:span><text:span text:style-name="T8">= </text:span><text:span text:style-name="T3">асоюз зымгIва арадиуа; </text:span><text:span text:style-name="T2">всесоюзный банк </text:span><text:span text:style-name="T8">= </text:span><text:span text:style-name="T3">асоюз зымгIва абанк; </text:span><text:span text:style-name="T2">всесоюзный институт </text:span><text:span text:style-name="T8">= </text:span><text:span text:style-name="T3">асоюз зымгIва аинститут; </text:span><text:span text:style-name="T2">всесоюзный рекорд </text:span><text:span text:style-name="T8">= </text:span><text:span text:style-name="T3">асоюз зымгIва апны йхIагIадзу агIатгара; </text:span><text:span text:style-name="T2">всесоюзный съезд </text:span><text:span text:style-name="T8">= </text:span><text:span text:style-name="T3">асоюз зымгIва асъезд; </text:span><text:span text:style-name="T2">всесоюзный шахматный турнир </text:span><text:span text:style-name="T8">= </text:span><text:span text:style-name="T3">асоюз зымгIвIа ашахмат анкъвакъвра</text:span></text:p>
      <text:p text:style-name="P8"><text:span text:style-name="T2">всесторонний </text:span><text:span text:style-name="T3">зымгIвалагьи; </text:span><text:span text:style-name="T2">всестороннее развитие личности </text:span><text:span text:style-name="T8">= </text:span><text:span text:style-name="T3">агIвы зымгIвалагьи йылахIара</text:span></text:p>
      <text:p text:style-name="P8"><text:span text:style-name="T2">встреча </text:span><text:span text:style-name="T3">анйара; </text:span><text:span text:style-name="T2">встреча ветеранов </text:span><text:span text:style-name="T8">= </text:span><text:span text:style-name="T3">аветеранква ранйара; </text:span><text:span text:style-name="T2">встреча депутата </text:span><text:span text:style-name="T1">с </text:span><text:span text:style-name="T2">избирателями </text:span><text:span text:style-name="T8">= </text:span><text:span text:style-name="T3">адепутат алхыгIвчва дрынйара</text:span></text:p>
      <text:p text:style-name="P8"><text:span text:style-name="T2">встречный: встречный план </text:span><text:span text:style-name="T8">= </text:span><text:span text:style-name="T3">йапшIалуа, йапылуа план</text:span></text:p>
      <text:p text:style-name="P8"><text:span text:style-name="T2">вступительный </text:span><text:span text:style-name="T3">а́лалга; йызлалагауа; джвыквцIага; </text:span><text:span text:style-name="T2">вступительное слово </text:span><text:span text:style-name="T8">= </text:span><text:span text:style-name="T3">джвыквцIага ажва; </text:span><text:span text:style-name="T2">вступительный взнос </text:span><text:span text:style-name="T8">= </text:span><text:span text:style-name="T3">алалга взнос</text:span></text:p>
      <text:p text:style-name="P8"><text:span text:style-name="T2">вторичность </text:span><text:span text:style-name="T3">йпычIвым; йпычIвншарам; </text:span><text:span text:style-name="T2">вторичность сознания</text:span><text:span text:style-name="T4"> </text:span><text:span text:style-name="T8">= </text:span><text:span text:style-name="T4">атш</text:span><text:span text:style-name="T3">дырра гьпычIвншарам</text:span></text:p>
      <text:p text:style-name="P8"><text:span text:style-name="T2">второй </text:span><text:span text:style-name="T3">йгIвбахауа; </text:span><text:span text:style-name="T2">вторая мировая война </text:span><text:span text:style-name="T8">= </text:span><text:span text:style-name="T3">йгIвбахауа дуней айсра; </text:span><text:span text:style-name="T2">Второй Интернационал </text:span><text:span text:style-name="T8">= </text:span><text:span text:style-name="T3">йгIвбахауа Интернационал</text:span></text:p>
      <text:p text:style-name="P8"><text:span text:style-name="T2">вульгаризация </text:span><text:span text:style-name="T3">вульгаризация; мыгIвхъгара; </text:span><text:span text:style-name="T2">вульгаризация марксизма </text:span><text:span text:style-name="T8">= </text:span><text:span text:style-name="T3">марксизм мыгIвхъгара</text:span></text:p>
      <text:p text:style-name="P8"><text:span text:style-name="T2">вульгарный </text:span><text:span text:style-name="T3">ймыгIвхъгу; </text:span><text:span text:style-name="T2">вульгар</text:span><text:span text:style-name="T1">ная </text:span><text:span text:style-name="T2">политическая экономия </text:span><text:span text:style-name="T8">= </text:span><text:span text:style-name="T3">ймыгIвхъгу политика экономия; </text:span><text:span text:style-name="T2">вульгарный материализм </text:span><text:span text:style-name="T8">= </text:span><text:span text:style-name="T3">ймыгIвхъгу материализм</text:span></text:p>
      <text:p text:style-name="P8"><text:span text:style-name="T2">выбор </text:span><text:span text:style-name="T3">алхра; </text:span><text:span text:style-name="T2">выборы в местные </text:span><text:span text:style-name="T1">Советы</text:span><text:span text:style-name="T3"> </text:span><text:span text:style-name="T8">= </text:span><text:span text:style-name="T3">ашIыпIа Советква рпны алхраква</text:span></text:p>
      <text:p text:style-name="P8"><text:span text:style-name="T2">выборность </text:span><text:span text:style-name="T3">алхрала псахра; </text:span><text:span text:style-name="T2">выборность органов государственной власти</text:span><text:span text:style-name="T4"> </text:span><text:span text:style-name="T8">= </text:span><text:span text:style-name="T3">акъральыгIва </text:span><text:span text:style-name="T4">власть </text:span><text:span text:style-name="T3">аорганква алхрала псахра; </text:span><text:span text:style-name="T2">выборность органов управления и контроля</text:span><text:span text:style-name="T4"> </text:span><text:span text:style-name="T8">= </text:span><text:span text:style-name="T3">ауыснкъвгари архъвыхри рорганква </text:span><text:span text:style-name="T4">алх</text:span><text:span text:style-name="T3">рала псахра</text:span></text:p>
      <text:p text:style-name="P8"><text:span text:style-name="T2">выборный </text:span><text:span text:style-name="T3">йа́лырхуа; </text:span><text:span text:style-name="T2">выборная должность </text:span><text:span text:style-name="T8">= </text:span><text:span text:style-name="T3">йалырхуа ъанатIа; </text:span><text:span text:style-name="T2">выборные органы </text:span><text:span text:style-name="T8">= </text:span><text:span text:style-name="T3">йалырхуа аорганква</text:span></text:p>
      <text:p text:style-name="P8"><text:span text:style-name="T2">вывод </text:span><text:span text:style-name="T3">алкIгIара; цIхъватра; </text:span><text:span text:style-name="T2">выводы из доклада </text:span><text:span text:style-name="T8">= </text:span><text:span text:style-name="T3">адокладла алкIгIараква</text:span></text:p>
      <text:p text:style-name="P8"><text:span text:style-name="T2">вывоз </text:span><text:span text:style-name="T3">тгара; </text:span><text:span text:style-name="T2">вывоз товаров </text:span><text:span text:style-name="T8">= </text:span><text:span text:style-name="T3">(акъраль) хIапчып тгара</text:span></text:p>
      <text:p text:style-name="P8"><text:span text:style-name="T2">вывозной </text:span><text:span text:style-name="T3">тгара; </text:span><text:span text:style-name="T2">вывозная пошли</text:span><text:span text:style-name="T1">на</text:span><text:span text:style-name="T3"> </text:span><text:span text:style-name="T8">= </text:span><text:span text:style-name="T3">тгаша; </text:span><text:span text:style-name="T1">вывозной тариф</text:span><text:span text:style-name="T3"> </text:span><text:span text:style-name="T8">= </text:span><text:span text:style-name="T3">тгаша тариф</text:span></text:p>
      <text:p text:style-name="P8"><text:span text:style-name="T2">выдвижение </text:span><text:span text:style-name="T3">гIаргылра; атра; </text:span><text:span text:style-name="T2">выдвижение кандидатов в депутаты </text:span><text:span text:style-name="T8">= </text:span><text:span text:style-name="T3">адепутатра акандидатква ргIаргылра; </text:span><text:span text:style-name="T2">выдвижение на руководящую рабо</text:span><text:span text:style-name="T1">ту</text:span><text:span text:style-name="T3"> </text:span><text:span text:style-name="T8">= </text:span><text:span text:style-name="T3">унашвахъцIагIвта </text:span><text:span text:style-name="T4">ргылра</text:span></text:p>
      <text:p text:style-name="P8"><text:span text:style-name="T2">выездной </text:span><text:span text:style-name="T3">датшазджьара йакIвшауа; </text:span><text:span text:style-name="T2">выездная сессия районного Совета </text:span><text:span text:style-name="T8">= </text:span><text:span text:style-name="T3">датшазджьара йакIвшауа арайон Совет асессия</text:span></text:p>
      <text:p text:style-name="P8"><text:span text:style-name="T2">вызов </text:span><text:span text:style-name="T3">гIадра; зшIытра; зшIытга швъа; хъпылра; агвы ахвынгылра; агвы акъвырпра; </text:span><text:span text:style-name="T2">вызов в суд </text:span><text:span text:style-name="T8">= </text:span><text:span text:style-name="T3">асуд зшIытра; </text:span><text:span text:style-name="T2">вызов на соцсоревнование </text:span><text:span text:style-name="T8">= </text:span><text:span text:style-name="T3">соцанкъвакъврала зшIытра; </text:span><text:span text:style-name="T2">вызов общественности </text:span><text:span text:style-name="T8">= </text:span><text:span text:style-name="T3">ажвлара хъпылра; ажвлара ргвы ахвынгылра</text:span></text:p>
      <text:p text:style-name="P8"><text:span text:style-name="T2">выигрыш </text:span><text:span text:style-name="T3">гIагра; гIатгара; айгIайра; </text:span><text:span text:style-name="T2">выигрыш </text:span><text:span text:style-name="T1">по </text:span><text:span text:style-name="T2">лотерее </text:span><text:span text:style-name="T8">= </text:span><text:span text:style-name="T3">алотереяла гIагра</text:span></text:p>
      <text:p text:style-name="P8"><text:span text:style-name="T2">выигрышный </text:span><text:span text:style-name="T3">ахча гIазгуа; </text:span><text:span text:style-name="T2">выигрышные вклады </text:span><text:span text:style-name="T8">= </text:span><text:span text:style-name="T3">ахча гIазгуа алацIараква; </text:span><text:span text:style-name="T2">выигрышный заем </text:span><text:span text:style-name="T8">= </text:span><text:span text:style-name="T3">ахча гIазгуа заем</text:span></text:p>
      <text:p text:style-name="P8"><text:span text:style-name="T2">выполнение </text:span><text:span text:style-name="T3">рхъйара; нархъара; </text:span><text:span text:style-name="T2">выполнение заданий </text:span><text:span text:style-name="T8">= </text:span><text:span text:style-name="T3">ахачIвква рхъйара; </text:span><text:span text:style-name="T2">выполнение плана </text:span><text:span text:style-name="T8">= </text:span><text:span text:style-name="T3">аплан нархъара, рхъйара</text:span></text:p>
      <text:p text:style-name="P8"><text:span text:style-name="T2">выравнивание </text:span><text:span text:style-name="T3">йапшычIвра; </text:span><text:span text:style-name="T2">выравнивание уровней развития социалистических стран </text:span><text:span text:style-name="T8">= </text:span><text:span text:style-name="T3">асоциалист къральква ртшауацIыхра анадзараква апшычIвра</text:span></text:p>
      <text:p text:style-name="P8"><text:span text:style-name="T2">выражение </text:span><text:span text:style-name="T3">анадзара; зъара йнадзауа; </text:span><text:span text:style-name="T2">выражение стоимости в деньгах </text:span><text:span text:style-name="T8">= </text:span><text:span text:style-name="T3">ахча пхьадзарала ахв зъара йнадзауа</text:span></text:p>
      <text:p text:style-name="P8"><text:span text:style-name="T2">выслуга: за выслугу лет </text:span><text:span text:style-name="T8">= </text:span><text:span text:style-name="T3">сквшщарда йапымшвтуата нхара</text:span></text:p>
      <text:p text:style-name="P8"><text:span text:style-name="T2">высокий </text:span><text:span text:style-name="T3">йхIагIу; йбзийу; ду; пIатIу ду зкву; </text:span><text:span text:style-name="T2">высокая квалификация </text:span><text:span text:style-name="T8">= </text:span><text:span text:style-name="T3">ъачIвагIа ду; </text:span><text:span text:style-name="T2">высокая награда </text:span><text:span text:style-name="T8">= </text:span><text:span text:style-name="T3">хвду зму согIа; </text:span><text:span text:style-name="T2">высокая производительность труда </text:span><text:span text:style-name="T8">= </text:span><text:span text:style-name="T3">зылшара хIагIу нхара; </text:span><text:span text:style-name="T2">высокая честь </text:span><text:span text:style-name="T8">= </text:span><text:span text:style-name="T3">зпIатIу дуу; </text:span><text:span text:style-name="T2">высокие договаривающиеся стороны </text:span><text:span text:style-name="T8">= </text:span><text:span text:style-name="T3">зпIатIу дуу йангIалуа атланыкъваква; </text:span><text:span text:style-name="T2">высокий гость </text:span><text:span text:style-name="T8">= </text:span><text:span text:style-name="T3">пIатIу зкву сасы; </text:span><text:span text:style-name="T2">высокий уровень </text:span><text:span text:style-name="T8">= </text:span><text:span text:style-name="T3">надзара хIаракIы; </text:span><text:span text:style-name="T2">высокое звание Героя Социалистического Труда </text:span><text:span text:style-name="T8">= </text:span><text:span text:style-name="T3">пIатIу ду зкву Социалист Нхара а-Фы́р хьыз</text:span></text:p>
      <text:p text:style-name="P8"><text:span text:style-name="T2">высокогуманный </text:span><text:span text:style-name="T3">згIвычIвгIвысагIара дуу; згIвыра дуу; гIвыра ду злу; аугIа рсабап злу; </text:span><text:span text:style-name="T2">высокогуманная профессия </text:span><text:span text:style-name="T8">= </text:span><text:span text:style-name="T3">гIвычIвгIвысагIара ду злу ъачIвагIа</text:span></text:p>
      <text:p text:style-name="P8"><text:span text:style-name="T2">высокоидейный </text:span><text:span text:style-name="T3">зидея хIаракIу; </text:span><text:span text:style-name="T2">высокоидейное произведение </text:span><text:span text:style-name="T8">= </text:span><text:span text:style-name="T3">зидея хIаракIу гIвыра</text:span></text:p>
      <text:p text:style-name="P8"><text:span text:style-name="T2">высококачественный </text:span><text:span text:style-name="T3">знадзара бзидздзу; </text:span><text:span text:style-name="T2">высококачественная продукция </text:span><text:span text:style-name="T8">= </text:span><text:span text:style-name="T3">знадзара бзидздзу пкъыгIва</text:span></text:p>
      <text:p text:style-name="P8"><text:span text:style-name="T2">высококвалифицированный</text:span><text:span text:style-name="T4"> </text:span><text:span text:style-name="T3">ъачIва</text:span><text:span text:style-name="T4">гIа </text:span><text:span text:style-name="T3">хIгIа; </text:span><text:span text:style-name="T2">высококвалифицированные кадры </text:span><text:span text:style-name="T8">= </text:span><text:span text:style-name="T3">ъачIвагIа хIгIа зму анхагIвчва</text:span></text:p>
      <text:p text:style-name="P8"><text:bookmark-start text:name="bookmark5"/><text:span text:style-name="T2">высокооплачиваемый </text:span><text:span text:style-name="T3">нхаша ду; хвду; </text:span><text:span text:style-name="T2">высокооплачиваемая работа</text:span><text:bookmark-end text:name="bookmark5"/><text:span text:style-name="T2"> </text:span><text:span text:style-name="T8">= </text:span><text:span text:style-name="T3">хвду зкву нхара; хвду ззыртиуа нхара</text:span></text:p>
      <text:p text:style-name="P8"><text:span text:style-name="T2">высокопродуктивный </text:span><text:span text:style-name="T3">зхъахIара дуу; злахIара дуу; щарда </text:span><text:span text:style-name="T4">гIауызтуа;</text:span><text:span text:style-name="T2"> высокопродуктивное животноводство </text:span><text:span text:style-name="T8">= </text:span><text:span text:style-name="T3">зхъахIара дуу рахвырхIара</text:span></text:p>
      <text:p text:style-name="P8"><text:span text:style-name="T2">высокопроизводительный </text:span><text:span text:style-name="T3">зылшара дуу; </text:span><text:span text:style-name="T2">высокопроизводительный труд </text:span><text:span text:style-name="T8">= </text:span><text:span text:style-name="T3">зылшара дуу нхара</text:span></text:p>
      <text:p text:style-name="P8"><text:span text:style-name="T2">высокоразвитый </text:span><text:span text:style-name="T3">зымч дуу; зтшауацIыхра хIагIу; </text:span><text:span text:style-name="T2">высокоразвитая страна </text:span><text:span text:style-name="T8">= </text:span><text:span text:style-name="T3">зтшауацIыхра хIагIу къраль; </text:span><text:span text:style-name="T2">высокоразвитая экономика </text:span><text:span text:style-name="T8">= </text:span><text:span text:style-name="T3">зтшауацIыхра хIагIу экономика</text:span></text:p>
      <text:p text:style-name="P8"><text:span text:style-name="T2">выставка </text:span><text:span text:style-name="T3">гIарбарта; гIарбара; </text:span><text:span text:style-name="T2">Выставка достижений народного хозяйства</text:span><text:span text:style-name="T3"> </text:span><text:span text:style-name="T2">СССР (ВДНХ) </text:span><text:span text:style-name="T8">= </text:span><text:span text:style-name="T3">СССР аугIа рымлыкврхIара агIатгараква ргIарбарта (ВДНХ); </text:span><text:span text:style-name="T2">выставка-продажа </text:span><text:span text:style-name="T8">= </text:span><text:span text:style-name="T3">гIарбара-тира</text:span></text:p>
      <text:p text:style-name="P8"><text:span text:style-name="T2">выступление </text:span><text:span text:style-name="T3">гIачважвара; гIакврышвра; </text:span><text:span text:style-name="T2">выступление в печати </text:span><text:span text:style-name="T8">= </text:span><text:span text:style-name="T3">апечать йгIакврышвра</text:span></text:p>
      <text:p text:style-name="P8"><text:span text:style-name="T2">высший </text:span><text:span text:style-name="T3">йхъаду; хъада; йхIагIу; йхIаракIу; хIагIа; </text:span><text:span text:style-name="T2">Высшая аттестационная комиссия (ВАК) </text:span><text:span text:style-name="T8">= </text:span><text:span text:style-name="T3">Йхъаду́ аттестация комиссия (ВАК); </text:span><text:span text:style-name="T2">Высшая арбитражная комиссия (ВАК) </text:span><text:span text:style-name="T8">= </text:span><text:span text:style-name="T3">Йхъаду аныргIалра комиссия (ВАК); </text:span><text:span text:style-name="T2">Высшая партийная школа (ВПШ) </text:span><text:span text:style-name="T8">= </text:span><text:span text:style-name="T3">ЙхIаракIу партия апхьарта (ВПШ); </text:span><text:span text:style-name="T2">Высшая комсомольская </text:span><text:span text:style-name="T1">школа </text:span><text:span text:style-name="T2">(ВКШ) </text:span><text:span text:style-name="T8">= </text:span><text:span text:style-name="T3">йхIаракIу комсомол </text:span><text:soft-page-break/><text:span text:style-name="T3">апхьарта (ВКШ); </text:span><text:span text:style-name="T2">высшее образование </text:span><text:span text:style-name="T8">= </text:span><text:span text:style-name="T3">дырра хIаракIы; </text:span><text:span text:style-name="T2">высшее учебное заведение (ВУЗ) </text:span><text:span text:style-name="T8">= </text:span><text:span text:style-name="T3">апхьарта хIаракIы (ВУЗ); </text:span><text:span text:style-name="T2">высшие органы государственной власти </text:span><text:span text:style-name="T8">= </text:span><text:span text:style-name="T3">акъральыгIва власть аорган хIаракIква</text:span></text:p>
      <text:p text:style-name="P9"><text:span text:style-name="T2">выходной: выходное пособие</text:span><text:span text:style-name="T4"> </text:span><text:span text:style-name="T8">= </text:span><text:span text:style-name="T3">ан</text:span><text:span text:style-name="T4">харта йанакъвыцIхуа цхърагIагата йрыртуа ахча;</text:span><text:span text:style-name="T2"> выходной день</text:span><text:span text:style-name="T4"> </text:span><text:span text:style-name="T8">= </text:span><text:span text:style-name="T3">йын</text:span><text:span text:style-name="T4">харамшым; тшпсщан мшы</text:span></text:p>
      <text:p text:style-name="P9"><text:span text:style-name="T2">вьетнамский</text:span><text:span text:style-name="T4"> вьетнам;</text:span><text:span text:style-name="T2"> вьетнамский язык</text:span><text:span text:style-name="T4"> </text:span><text:span text:style-name="T8">= </text:span><text:span text:style-name="T4">вьетнам бызшва</text:span></text:p>
      <text:p text:style-name="P6"><text:span text:style-name="T2">вьетнамцы</text:span><text:span text:style-name="T4"> авьетнамква; </text:span><text:span text:style-name="T3">Вьетнам </text:span><text:span text:style-name="T4">абзазагIвчва</text:span></text:p>
      <text:p text:style-name="P9"><text:span text:style-name="T2">гагаузский </text:span><text:span text:style-name="T3">гагауз; </text:span><text:span text:style-name="T2">гагаузский язык </text:span><text:span text:style-name="T8">= </text:span><text:span text:style-name="T3">гагауз бызшва</text:span></text:p>
      <text:p text:style-name="P6"><text:span text:style-name="T2">гагаузы </text:span><text:span text:style-name="T3">агагаузква</text:span></text:p>
      <text:p text:style-name="P9"><text:span text:style-name="T2">газета </text:span><text:span text:style-name="T3">газета; </text:span><text:span text:style-name="T2">газета – трибуна партии </text:span><text:span text:style-name="T8">= </text:span><text:span text:style-name="T3">агазета апартия йатрибунапI (йагIачважвартапI)</text:span></text:p>
      <text:p text:style-name="P9"><text:span text:style-name="T2">газетный </text:span><text:span text:style-name="T3">газета; </text:span><text:span text:style-name="T2">газетная статья </text:span><text:span text:style-name="T8">= </text:span><text:span text:style-name="T3">газета статья</text:span></text:p>
      <text:p text:style-name="P6"><text:span text:style-name="T2">газетчик </text:span><text:span text:style-name="T3">аурам апны газеттигIв; агазета анхагIвы</text:span></text:p>
      <text:p text:style-name="P6"><text:span text:style-name="T2">гангстер </text:span><text:span text:style-name="T3">гангстер</text:span></text:p>
      <text:p text:style-name="P6"><text:span text:style-name="T2">гангстеризм </text:span><text:span text:style-name="T3">гангстеризм</text:span></text:p>
      <text:p text:style-name="P9"><text:span text:style-name="T2">гарантийный </text:span><text:span text:style-name="T3">аквгвыгъага; ажва багъьа; азхъацIага; </text:span><text:span text:style-name="T2">гарантийное письмо </text:span><text:span text:style-name="T8">= </text:span><text:span text:style-name="T3">аквгвыгъага швъа; </text:span><text:span text:style-name="T2">гарантийный срок </text:span><text:span text:style-name="T8">= </text:span><text:span text:style-name="T3">азхъацIара пIатла</text:span></text:p>
      <text:p text:style-name="P9"><text:span text:style-name="T2">гарантия </text:span><text:span text:style-name="T3">аквгвыгъара; ажва багъьа; квгвыгъарата йаъу; азхъацIара; </text:span><text:span text:style-name="T2">гарантия победы </text:span><text:span text:style-name="T8">= </text:span><text:span text:style-name="T3">айгIайра квгвыгъарата йаму; </text:span><text:span text:style-name="T2">гарантия свободы </text:span><text:span text:style-name="T8">= </text:span><text:span text:style-name="T3">ахвитнагIара аквгвыгъара</text:span></text:p>
      <text:p text:style-name="P9"><text:span text:style-name="T1">гарантированный</text:span><text:span text:style-name="T3"> уызквгвыгъа ауаш; йаквшахIатхауа; узымжьахуаш; багъьара злу; азхъацIара злу; </text:span><text:span text:style-name="T1">гарантированная оплата труда</text:span><text:span text:style-name="T3"> </text:span><text:span text:style-name="T8">= </text:span><text:span text:style-name="T3">уызквгвыгъа ауаш нхашахIакъ</text:span></text:p>
      <text:p text:style-name="P9"><text:span text:style-name="T2">гармонический </text:span><text:span text:style-name="T3">зымгIвалагьи йаццауа, йаквшвауа; </text:span><text:span text:style-name="T2">гармоническое развитие личности </text:span><text:span text:style-name="T8">= </text:span><text:span text:style-name="T3">агIвы зымгIвалагьи йаццауата йтшауацIыхра</text:span></text:p>
      <text:p text:style-name="P9"><text:span text:style-name="T2">гармония </text:span><text:span text:style-name="T3">зымгIвалагьи аццара, аквшвара; </text:span><text:span text:style-name="T2">гармония интересов </text:span><text:span text:style-name="T8">= </text:span><text:span text:style-name="T3">зымгIвалагьи йаквшвауа азыгIальаматраква</text:span></text:p>
      <text:p text:style-name="P6"><text:span text:style-name="T2">гарнизон </text:span><text:span text:style-name="T3">гарнизон</text:span></text:p>
      <text:p text:style-name="P6"><text:span text:style-name="T2">гастроли</text:span><text:span text:style-name="T4"> гастроль</text:span></text:p>
      <text:p text:style-name="P6"><text:span text:style-name="T2">гвардеец</text:span><text:span text:style-name="T4"> </text:span><text:span text:style-name="T3">агвардия </text:span><text:span text:style-name="T4">йалу</text:span></text:p>
      <text:p text:style-name="P9"><text:span text:style-name="T2">гвардейский </text:span><text:span text:style-name="T3">гвардия; </text:span><text:span text:style-name="T2">гвардейское знамя </text:span><text:span text:style-name="T8">= </text:span><text:span text:style-name="T3">гвардия баракъ</text:span></text:p>
      <text:p text:style-name="P9"><text:span text:style-name="T2">гвардия </text:span><text:span text:style-name="T3">гвардия; </text:span><text:span text:style-name="T2">гвардия </text:span><text:span text:style-name="T1">больше</text:span><text:span text:style-name="T2">виков </text:span><text:span text:style-name="T8">= </text:span><text:span text:style-name="T3">абольшевикква ргвардия</text:span></text:p>
      <text:p text:style-name="P6"><text:span text:style-name="T2">гегемон</text:span><text:span text:style-name="T4"> </text:span><text:span text:style-name="T3">гегемон; апхъагылара </text:span><text:span text:style-name="T4">зму; хъада</text:span></text:p>
      <text:p text:style-name="P9"><text:span text:style-name="T2">гегемония</text:span><text:span text:style-name="T4"> гегемон;</text:span><text:span text:style-name="T2"> </text:span><text:span text:style-name="T3">апхъагылара зму; хъада; </text:span><text:span text:style-name="T2">гегемония пролетариата</text:span><text:span text:style-name="T3"> </text:span><text:span text:style-name="T8">= </text:span><text:span text:style-name="T3">апролетариат апхъагылара</text:span></text:p>
      <text:p text:style-name="P6"><text:span text:style-name="T2">генеалогия </text:span><text:span text:style-name="T3">генеалогия</text:span></text:p>
      <text:p text:style-name="P9"><text:span text:style-name="T2">генезис </text:span><text:span text:style-name="T3">генезис; йгIазлыцIыз; йгIазхъшаз; йызуу; </text:span><text:span text:style-name="T2">генезис капита</text:span><text:span text:style-name="T1">лизма</text:span><text:span text:style-name="T3"> </text:span><text:span text:style-name="T8">= </text:span><text:span text:style-name="T3">капитализм гIазлыцIыз</text:span></text:p>
      <text:p text:style-name="P9"><text:span text:style-name="T2">генерал </text:span><text:span text:style-name="T3">генерал; </text:span><text:span text:style-name="T2">генералы Совет</text:span><text:span text:style-name="T1">ской </text:span><text:span text:style-name="T2">Армии </text:span><text:span text:style-name="T8">= </text:span><text:span text:style-name="T3">Совет Ры агенералква</text:span></text:p>
      <text:p text:style-name="P6"><text:span text:style-name="T2">генерал-полковник</text:span><text:span text:style-name="T4"> генерал-пол</text:span><text:span text:style-name="T3">ковник</text:span></text:p>
      <text:p text:style-name="P6"><text:span text:style-name="T2">генералиссимус </text:span><text:span text:style-name="T3">генералиссимус</text:span></text:p>
      <text:p text:style-name="P6"><text:span text:style-name="T2">генералитет </text:span><text:span text:style-name="T3">генералитет</text:span></text:p>
      <text:p text:style-name="P9"><text:span text:style-name="T2">генеральный </text:span><text:span text:style-name="T3">хъада́; </text:span><text:span text:style-name="T2">Генеральная Ассамблея ООН </text:span><text:span text:style-name="T8">= </text:span><text:span text:style-name="T3">ООН Ассамблея Хъада; </text:span><text:span text:style-name="T2">генеральная линия партии </text:span><text:span text:style-name="T8">= </text:span><text:span text:style-name="T3">апартия амгIва хъада; </text:span><text:span text:style-name="T2">генеральный </text:span><text:span text:style-name="T1">консул</text:span><text:span text:style-name="T3"> </text:span><text:span text:style-name="T8">= </text:span><text:span text:style-name="T3">консул хъада; </text:span><text:span text:style-name="T2">генеральный </text:span><text:span text:style-name="T1">план </text:span><text:span text:style-name="T2">(генплан) </text:span><text:span text:style-name="T8">= </text:span><text:span text:style-name="T3">план хъада </text:span><text:span text:style-name="T4">(ген</text:span><text:span text:style-name="T3">план); </text:span><text:span text:style-name="T2">генеральный подряд (генподряд) </text:span><text:span text:style-name="T8">= </text:span><text:span text:style-name="T3">подряд хъада (генподряд); </text:span><text:span text:style-name="T2">Генеральный прокурор СССР </text:span><text:span text:style-name="T8">= </text:span><text:span text:style-name="T3">СССР апрокурор Хъада; </text:span><text:span text:style-name="T2">Генеральный сек</text:span><text:span text:style-name="T1">ретарь </text:span><text:span text:style-name="T2">ЦК КПСС </text:span><text:span text:style-name="T8">= </text:span><text:span text:style-name="T3">КПСС а-ЦК асекрстарь Хъада; </text:span><text:span text:style-name="T2">генеральный штаб (генштаб) </text:span><text:span text:style-name="T8">= </text:span><text:span text:style-name="T3">штаб хъада (генштаб)</text:span></text:p>
      <text:p text:style-name="P9"><text:span text:style-name="T2">генеральский </text:span><text:span text:style-name="T3">генерал; </text:span><text:span text:style-name="T2">генеральское звание </text:span><text:span text:style-name="T8">= </text:span><text:span text:style-name="T3">генералхьыз</text:span></text:p>
      <text:p text:style-name="P6"><text:span text:style-name="T2">генетика </text:span><text:span text:style-name="T3">генетика</text:span></text:p>
      <text:p text:style-name="P6"><text:span text:style-name="T2">гениальность </text:span><text:span text:style-name="T3">акъыль дура; гвыбзыгъара ду</text:span></text:p>
      <text:p text:style-name="P9"><text:span text:style-name="T1">гениальный</text:span><text:span text:style-name="T3"> уызгIвымсхуаш; акъыль ду зму; закъыль цIару; </text:span><text:span text:style-name="T2">гениальный ученый </text:span><text:span text:style-name="T8">= </text:span><text:span text:style-name="T3">уызгIвымсхуаш учена; апхьахьа ду</text:span></text:p>
      <text:p text:style-name="P9"><text:span text:style-name="T2">гений </text:span><text:span text:style-name="T3">гений; уызгIвымсхуаш; зыда аъахым; </text:span><text:span text:style-name="T2">гений революции </text:span><text:span text:style-name="T8">= </text:span><text:span text:style-name="T3">ареволюипя агений</text:span></text:p>
      <text:p text:style-name="P6"><text:span text:style-name="T2">геноцид </text:span><text:span text:style-name="T3">геноцид</text:span></text:p>
      <text:p text:style-name="P9"><text:span text:style-name="T2">географический: географическая среда </text:span><text:span text:style-name="T8">= </text:span><text:span text:style-name="T3">хIгIакIвзыршауа псабара</text:span></text:p>
      <text:p text:style-name="P6"><text:span text:style-name="T2">геология </text:span><text:span text:style-name="T3">геология</text:span></text:p>
      <text:p text:style-name="P6"><text:span text:style-name="T2">геологоразведка (геологическая </text:span><text:span text:style-name="T1">разведка)</text:span><text:span text:style-name="T3"> геологпшыхвра (геология пшыхвра)</text:span></text:p>
      <text:p text:style-name="P9"><text:span text:style-name="T2">герб </text:span><text:span text:style-name="T3">герб; </text:span><text:span text:style-name="T2">герб страны </text:span><text:span text:style-name="T8">= </text:span><text:span text:style-name="T3">акъраль агерб</text:span></text:p>
      <text:p text:style-name="P9"><text:span text:style-name="T2">гербовый </text:span><text:span text:style-name="T3">герб; </text:span><text:span text:style-name="T2">гербовая бумага</text:span><text:span text:style-name="T3"> </text:span><text:span text:style-name="T8">= </text:span><text:span text:style-name="T3">герб зну швъабгъьы</text:span></text:p>
      <text:p text:style-name="P9"><text:span text:style-name="T2">героизм </text:span><text:span text:style-name="T3">фырра; хъацIара; </text:span><text:span text:style-name="T2">геро</text:span><text:span text:style-name="T1">изм </text:span><text:span text:style-name="T2">трудящихся масс </text:span><text:span text:style-name="T8">= </text:span><text:span text:style-name="T3">ажвлара нхагIвчва рфырра</text:span></text:p>
      <text:p text:style-name="P9"><text:span text:style-name="T2">героика </text:span><text:span text:style-name="T3">фырра; хъацIара; </text:span><text:span text:style-name="T2">героика революции </text:span><text:span text:style-name="T8">= </text:span><text:span text:style-name="T3">ареволюция афырра; </text:span><text:span text:style-name="T2">героика труда </text:span><text:span text:style-name="T8">= </text:span><text:span text:style-name="T3">анхара афырра</text:span></text:p>
      <text:p text:style-name="P9"><text:soft-page-break/><text:span text:style-name="T2">героический </text:span><text:span text:style-name="T3">хъацIара; фыр; </text:span><text:span text:style-name="T2">героический подвиг </text:span><text:span text:style-name="T8">= </text:span><text:span text:style-name="T3">хъацIара гIатгара; </text:span><text:span text:style-name="T2">героический поступок</text:span><text:span text:style-name="T4"> </text:span><text:span text:style-name="T8">= </text:span><text:span text:style-name="T3">хъацIара </text:span><text:span text:style-name="T4">злу </text:span><text:span text:style-name="T3">ншара; </text:span><text:span text:style-name="T2">героический характер нашей эпохи </text:span><text:span text:style-name="T8">= </text:span><text:span text:style-name="T3">хIара хIтлахан афыр аъаща</text:span></text:p>
      <text:p text:style-name="P9"><text:span text:style-name="T2">герой </text:span><text:span text:style-name="T3">фыр; </text:span><text:span text:style-name="T2">герои космоса </text:span><text:span text:style-name="T8">= </text:span><text:span text:style-name="T3">ауапчахв афырква; </text:span><text:span text:style-name="T2">герой гражданской войны </text:span><text:span text:style-name="T8">= </text:span><text:span text:style-name="T3">къральгIв айсра афыр; </text:span><text:span text:style-name="T2">Герой Советского Союза </text:span><text:span text:style-name="T8">= </text:span><text:span text:style-name="T3">Совет Союз а-Фыр; </text:span><text:span text:style-name="T2">Герой Социалистического Труда </text:span><text:span text:style-name="T8">= </text:span><text:span text:style-name="T3">Социалист Нхара а-Фыр</text:span></text:p>
      <text:p text:style-name="P6"><text:span text:style-name="T2">геройство </text:span><text:span text:style-name="T3">фырра</text:span></text:p>
      <text:p text:style-name="P6"><text:span text:style-name="T2">гестапо</text:span><text:span text:style-name="T3"> гестапо</text:span></text:p>
      <text:p text:style-name="P6"><text:span text:style-name="T2">гетто </text:span><text:span text:style-name="T3">гетто</text:span></text:p>
      <text:p text:style-name="P9"><text:span text:style-name="T2">гибкость</text:span><text:span text:style-name="T4"> </text:span><text:span text:style-name="T3">акъыльцIарара; </text:span><text:span text:style-name="T4">гвыбзы</text:span><text:span text:style-name="T3">гъара; </text:span><text:span text:style-name="T2">гибкость руководства</text:span><text:span text:style-name="T4"> </text:span><text:span text:style-name="T8">= </text:span><text:span text:style-name="T4">ауна</text:span><text:span text:style-name="T3">швахъцIара акъыльцIарара</text:span></text:p>
      <text:p text:style-name="P9"><text:span text:style-name="T2">гигант </text:span><text:span text:style-name="T3">гигант; дудздза; зылшара дудздзу; запш аъам; </text:span><text:span text:style-name="T2">гигант мысли </text:span><text:span text:style-name="T8">= </text:span><text:span text:style-name="T3">запш аъам акъыль; </text:span><text:span text:style-name="T2">гигант науки </text:span><text:span text:style-name="T8">= </text:span><text:span text:style-name="T3">анаука апны зылшара дудздзу</text:span></text:p>
      <text:p text:style-name="P9"><text:span text:style-name="T2">гигиена </text:span><text:span text:style-name="T3">гигиена; згIвадарахчара; </text:span><text:span text:style-name="T2">гигиена труда </text:span><text:span text:style-name="T8">= </text:span><text:span text:style-name="T3">анхара апны азгIвадарахчара</text:span></text:p>
      <text:p text:style-name="P6"><text:span text:style-name="T2">гидростанция </text:span><text:span text:style-name="T3">гидростанция</text:span></text:p>
      <text:p text:style-name="P6"><text:span text:style-name="T2">гидротехника </text:span><text:span text:style-name="T3">гидротехника</text:span></text:p>
      <text:p text:style-name="P9"><text:span text:style-name="T2">гидротехнический </text:span><text:span text:style-name="T3">гидротехника; </text:span><text:span text:style-name="T2">гидротехнические работы </text:span><text:span text:style-name="T8">= </text:span><text:span text:style-name="T3">агидротехника нхараква; </text:span><text:span text:style-name="T2">гидротехнические сооружения </text:span><text:span text:style-name="T8">= </text:span><text:span text:style-name="T3">агидротехника уыхвараква</text:span></text:p>
      <text:p text:style-name="P9"><text:span text:style-name="T2">гимн </text:span><text:span text:style-name="T3">гимн; </text:span><text:span text:style-name="T2">Гимн Советского Союза </text:span><text:span text:style-name="T8">= </text:span><text:span text:style-name="T3">Совет Союз а-Гимн</text:span></text:p>
      <text:p text:style-name="P6"><text:span text:style-name="T2">гипотеза </text:span><text:span text:style-name="T3">гипотеза</text:span></text:p>
      <text:p text:style-name="P9"><text:span text:style-name="T2">глава </text:span><text:span text:style-name="T3">хъада; ахIба; унашвахъцIагIв; </text:span><text:span text:style-name="T2">глава государства </text:span><text:span text:style-name="T8">= </text:span><text:span text:style-name="T3">акъральыгIва ахъада; </text:span><text:span text:style-name="T2">глава делегации</text:span><text:span text:style-name="T4"> </text:span><text:span text:style-name="T8">= </text:span><text:span text:style-name="T4">аделе</text:span><text:span text:style-name="T3">гация рахIба; </text:span><text:span text:style-name="T2">глава правительства </text:span><text:span text:style-name="T8">= </text:span><text:span text:style-name="T3">аправительства ахъада</text:span></text:p>
      <text:p text:style-name="P6"><text:span text:style-name="T2">главк (главный комитет) </text:span><text:span text:style-name="T3">главк (комитет хъада)</text:span></text:p>
      <text:p text:style-name="P9"><text:span text:style-name="T2">главнокомандующий </text:span><text:span text:style-name="T3">унашвахъцIагIвхъада; </text:span><text:span text:style-name="T2">главнокомандующий вооруженными силами </text:span><text:span text:style-name="T8">= </text:span><text:span text:style-name="T3">абджьар къаруква рунашвахъцIагIвхъада</text:span></text:p>
      <text:p text:style-name="P9"><text:span text:style-name="T2">главный </text:span><text:span text:style-name="T3">хъада; </text:span><text:span text:style-name="T2">главная экономическая задача </text:span><text:span text:style-name="T8">= </text:span><text:span text:style-name="T3">экономика хачIв хъада; </text:span><text:span text:style-name="T2">главное политическое Управление Советской Армии и Военно-Морского Флота</text:span><text:span text:style-name="T4"> </text:span><text:span text:style-name="T8">= </text:span><text:span text:style-name="T3">Совет </text:span><text:span text:style-name="T4">Ри Айсра-</text:span><text:span text:style-name="T3">Тенгьыз Флоти политикала р-Унашвачпарта хъада; </text:span><text:span text:style-name="T2">главный агроном </text:span><text:span text:style-name="T8">= </text:span><text:span text:style-name="T3">агроном хъада; </text:span><text:span text:style-name="T2">главный врач (главврач) </text:span><text:span text:style-name="T8">= </text:span><text:span text:style-name="T3">врач хъада (главврач)</text:span></text:p>
      <text:p text:style-name="P9"><text:span text:style-name="T2">гласность </text:span><text:span text:style-name="T3">нахвара; аргамра; хагIвазара; хътIызлара; </text:span><text:span text:style-name="T2">гласность социалистического соревнования </text:span><text:span text:style-name="T8">= </text:span><text:span text:style-name="T3">социалист анкъвакъвра аргамра</text:span></text:p>
      <text:p text:style-name="P6"><text:span text:style-name="T2">глашатай </text:span><text:span text:style-name="T3">хабарргагIв; гIвоу</text:span></text:p>
      <text:p text:style-name="P9"><text:span text:style-name="T2">глобальный </text:span><text:span text:style-name="T3">глобальна; щарда гIазцIазкIуа; </text:span><text:span text:style-name="T2">глобальная политика </text:span><text:span text:style-name="T8">= </text:span><text:span text:style-name="T3">щарда гIазцIазкIуа политика; </text:span><text:span text:style-name="T2">глобальная ракета </text:span><text:span text:style-name="T8">= </text:span><text:span text:style-name="T3">глобальна ракета; </text:span><text:span text:style-name="T2">глобальная стратегия </text:span><text:span text:style-name="T8">= </text:span><text:span text:style-name="T3">шарда гIазцIазкIуа стратегия</text:span></text:p>
      <text:p text:style-name="P9"><text:span text:style-name="T2">гнет </text:span><text:span text:style-name="T3">джьабагIа; гIазаб; </text:span><text:span text:style-name="T2">гнет капиталистов </text:span><text:span text:style-name="T8">= </text:span><text:span text:style-name="T3">акапиталистква рджьабагIа</text:span></text:p>
      <text:p text:style-name="P6"><text:span text:style-name="T2">гносеология </text:span><text:span text:style-name="T3">гносеология</text:span></text:p>
      <text:p text:style-name="P9"><text:span text:style-name="T2">год </text:span><text:span text:style-name="T3">сквшы; </text:span><text:span text:style-name="T2">год ударного труда </text:span><text:span text:style-name="T8">= </text:span><text:span text:style-name="T3">зылшара дуу анхара сквшы</text:span></text:p>
      <text:p text:style-name="P9"><text:span text:style-name="T2">годовой </text:span><text:span text:style-name="T3">сквшы; </text:span><text:span text:style-name="T2">годовая норма прибыли </text:span><text:span text:style-name="T8">= </text:span><text:span text:style-name="T3">ахъахIара асквш хачIвы, анорма; </text:span><text:span text:style-name="T2">годовое задание </text:span><text:span text:style-name="T8">= </text:span><text:span text:style-name="T3">сквшхачIвы; </text:span><text:span text:style-name="T2">годовой баланс </text:span><text:span text:style-name="T8">= </text:span><text:span text:style-name="T3">сквшбаланс; </text:span><text:span text:style-name="T2">годовой бюджет </text:span><text:span text:style-name="T8">= </text:span><text:span text:style-name="T3">сквшбюджет; </text:span><text:span text:style-name="T2">годовой доход </text:span><text:span text:style-name="T8">= </text:span><text:span text:style-name="T3">сквшхъахIара; </text:span><text:span text:style-name="T2">годовой план </text:span><text:span text:style-name="T8">= </text:span><text:span text:style-name="T3">сквшхачIвы; </text:span><text:span text:style-name="T2">годовой прирост продукции </text:span><text:span text:style-name="T8">= </text:span><text:span text:style-name="T3">апкъыгIва асквшлахIара; </text:span><text:span text:style-name="T2">годовой фонд заработной платы </text:span><text:span text:style-name="T8">= </text:span><text:span text:style-name="T3">анхашахIакъ асквш фонд</text:span></text:p>
      <text:p text:style-name="P9"><text:span text:style-name="T2">годовщина </text:span><text:span text:style-name="T3">сквшы; </text:span><text:span text:style-name="T2">годовщина Октябрьской социалистической революции </text:span><text:span text:style-name="T8">= </text:span><text:span text:style-name="T3">Октябрь социалист революция аныншаз асквш</text:span></text:p>
      <text:p text:style-name="P9"><text:span text:style-name="T2">голодовка </text:span><text:span text:style-name="T3">мла; амла агара; чгара; </text:span><text:span text:style-name="T2">объявить голодовку </text:span><text:span text:style-name="T8">= </text:span><text:span text:style-name="T3">дшчгауала ахабар ргара</text:span></text:p>
      <text:p text:style-name="P9"><text:span text:style-name="T2">голос: голос масс </text:span><text:span text:style-name="T8">= </text:span><text:span text:style-name="T3">ажвлара рхIва; ажвлара йгIадыргылуа; </text:span><text:span text:style-name="T2">голос протеста </text:span><text:span text:style-name="T8">= </text:span><text:span text:style-name="T3">йшадымгылуа, йшапшIагылуа, йшрымуа гIадырбара</text:span></text:p>
      <text:p text:style-name="P9"><text:span text:style-name="T2">голосование </text:span><text:span text:style-name="T3">напIщтIыхра; алхра; </text:span><text:span text:style-name="T2">голосование за кандидатов в депутаты </text:span><text:span text:style-name="T8">= </text:span><text:span text:style-name="T3">адепутатра акандидатква напIы рызщтIыхра</text:span></text:p>
      <text:p text:style-name="P6"><text:span text:style-name="T2">гоминдан </text:span><text:span text:style-name="T3">гоминдан</text:span></text:p>
      <text:p text:style-name="P9"><text:span text:style-name="T2">гонение </text:span><text:span text:style-name="T3">щтагылра; щтахъылра; щтанкъвцара; агIмырбара; </text:span><text:span text:style-name="T2">гонение на прогрессивных деятелей</text:span><text:span text:style-name="T4"> </text:span><text:span text:style-name="T8">= </text:span><text:span text:style-name="T4">полити</text:span><text:span text:style-name="T3">ка уысла апхъагылагIвчва агIмырбара, рыщта нкьвцара</text:span></text:p>
      <text:p text:style-name="P9"><text:span text:style-name="T2">гонка: гонка вооружений </text:span><text:span text:style-name="T8">= </text:span><text:span text:style-name="T3">айсра мчыта тшазадгалра; абджьарква йрылархIара (акапиталист къральква рпны)</text:span></text:p>
      <text:p text:style-name="P6"><text:span text:style-name="T2">гонорар </text:span><text:span text:style-name="T3">гонорар</text:span></text:p>
      <text:p text:style-name="P9"><text:span text:style-name="T2">город </text:span><text:span text:style-name="T3">город; къала; </text:span><text:span text:style-name="T2">город-герой </text:span><text:span text:style-name="T8">= </text:span><text:span text:style-name="T3">город-фыр; </text:span><text:span text:style-name="T2">города-побратимы </text:span><text:span text:style-name="T8">= </text:span><text:span text:style-name="T3">йайщчвахаз агородква; </text:span><text:span text:style-name="T2">город-спутник </text:span><text:span text:style-name="T8">= </text:span><text:span text:style-name="T3">город-спутник</text:span></text:p>
      <text:p text:style-name="P9"><text:span text:style-name="T2">городской </text:span><text:span text:style-name="T3">город; </text:span><text:span text:style-name="T2">городской герб </text:span><text:span text:style-name="T8">= </text:span><text:span text:style-name="T3">город герб; </text:span><text:span text:style-name="T2">городской комитет партии </text:span><text:span text:style-name="T8">= </text:span><text:span text:style-name="T3">апартия агород комитет; </text:span><text:span text:style-name="T2">городской Совет народных депутатов </text:span><text:span text:style-name="T8">= </text:span><text:span text:style-name="T3">аугIа рдепутатква ргород Совет</text:span></text:p>
      <text:p text:style-name="P6"><text:span text:style-name="T2">госплан (государственный план)</text:span><text:span text:style-name="T4"> </text:span><text:span text:style-name="T3">къральыгIва </text:span><text:span text:style-name="T4">план</text:span></text:p>
      <text:p text:style-name="P9"><text:span text:style-name="T2">господство </text:span><text:span text:style-name="T3">махъарыхъвара; </text:span><text:span text:style-name="T2">господство буржуазии </text:span><text:span text:style-name="T8">= </text:span><text:span text:style-name="T3">буржуазия амахъарыхъвара; </text:span><text:span text:style-name="T2">господство пролетариата </text:span><text:span text:style-name="T8">= </text:span><text:span text:style-name="T3">пролетариат амахъарыхъвара</text:span></text:p>
      <text:p text:style-name="P9"><text:span text:style-name="T2">господствующий </text:span><text:span text:style-name="T3">амахъарыхъвара зму; </text:span><text:span text:style-name="T2">господствующая нация </text:span><text:span text:style-name="T8">= </text:span><text:span text:style-name="T3">амахъарыхъвара зму угIахъа; </text:span><text:span text:style-name="T2">господствующий класс </text:span><text:span text:style-name="T8">= </text:span><text:span text:style-name="T3">амахъарыхъвара зму класс</text:span></text:p>
      <text:p text:style-name="P6"><text:span text:style-name="T2">гостеприимство </text:span><text:span text:style-name="T3">саснадасра; сасыла бзийызлара; джькIахбастала бзийызлара</text:span></text:p>
      <text:p text:style-name="P6"><text:span text:style-name="T2">государственность </text:span><text:span text:style-name="T3">къральыгIва ргIапсща; къральыгIва алаща</text:span></text:p>
      <text:p text:style-name="P9"><text:span text:style-name="T2">государственный </text:span><text:span text:style-name="T3">къральыгIва; </text:span><text:span text:style-name="T2">государственная автомобильная инспекция (ГАИ) </text:span><text:span text:style-name="T8">= </text:span><text:span text:style-name="T3">къральыгIва автомобиль инспекция (ГАИ); </text:span><text:span text:style-name="T2">государстственная автономия</text:span><text:span text:style-name="T4"> </text:span><text:span text:style-name="T8">= </text:span><text:span text:style-name="T3">къральыгIва ав</text:span><text:span text:style-name="T4">тономия;</text:span><text:span text:style-name="T2"> государственная власть и органы государственного управления </text:span><text:span text:style-name="T8">= </text:span><text:span text:style-name="T3">акъральыгIва власти акъральыгIва унашвахъцIара аорганква; </text:span><text:span text:style-name="T2">государственная граница </text:span><text:span text:style-name="T8">= </text:span><text:soft-page-break/><text:span text:style-name="T3">къральыгIва гIвына; </text:span><text:span text:style-name="T2">государственная дисциплина </text:span><text:span text:style-name="T8">= </text:span><text:span text:style-name="T3">къральыгIва ъадаб; </text:span><text:span text:style-name="T2">государственная должность </text:span><text:span text:style-name="T8">= </text:span><text:span text:style-name="T3">къральыгIва ъанатIа; </text:span><text:span text:style-name="T1">го</text:span><text:span text:style-name="T2">сударственная монополия </text:span><text:span text:style-name="T8">= </text:span><text:span text:style-name="T3">къральыгIва монополия; </text:span><text:span text:style-name="T2">государственная собственность </text:span><text:span text:style-name="T8">= </text:span><text:span text:style-name="T3">къральыгIва хъатачIвыра; </text:span><text:span text:style-name="T2">государственная тайна </text:span><text:span text:style-name="T8">= </text:span><text:span text:style-name="T3">къральыгIва мадза; </text:span><text:span text:style-name="T2">государственная торговля </text:span><text:span text:style-name="T8">= </text:span><text:span text:style-name="T3">къральыгIва хвгIахвтра; </text:span><text:span text:style-name="T2">государственная цена </text:span><text:span text:style-name="T8">= </text:span><text:span text:style-name="T3">къральыгIва хвы; </text:span><text:span text:style-name="T2">государственное планирование </text:span><text:span text:style-name="T8">= </text:span><text:span text:style-name="T3">къральыгIва планлыхра; </text:span><text:span text:style-name="T2">государственное право </text:span><text:span text:style-name="T8">= </text:span><text:span text:style-name="T3">къральыгIва хвитнагIа; </text:span><text:span text:style-name="T2">государственное социальное страхование </text:span><text:span text:style-name="T8">= </text:span><text:span text:style-name="T3">къральыгIва социальна страховка; </text:span><text:span text:style-name="T2">государственное строительство </text:span><text:span text:style-name="T8">= </text:span><text:span text:style-name="T3">къральыгIва уыхвара; </text:span><text:span text:style-name="T2">государственное устройство </text:span><text:span text:style-name="T8">= </text:span><text:span text:style-name="T3">къральыгIва ргIапсща; </text:span><text:span text:style-name="T2">государственные доходы </text:span><text:span text:style-name="T8">= </text:span><text:span text:style-name="T3">акъральыгIва хъахIараква; </text:span><text:span text:style-name="T2">государственные трудовые резервы </text:span><text:span text:style-name="T8">= </text:span><text:span text:style-name="T3">акъральыгIва анхагIвчва ргIалцIырта; </text:span><text:span text:style-name="T2">государственные учреждения </text:span><text:span text:style-name="T8">= </text:span><text:span text:style-name="T3">акъральыгIва уысхартаква; </text:span><text:span text:style-name="T2">государственный арбитраж </text:span><text:span text:style-name="T8">= </text:span><text:span text:style-name="T3">къральыгIва аныргIалырта; </text:span><text:span text:style-name="T2">государственный аппарат </text:span><text:span text:style-name="T8">= </text:span><text:span text:style-name="T3">акъральыгIва акъвырльыкъвхагIвчва; </text:span><text:span text:style-name="T2">государственный архив </text:span><text:span text:style-name="T8">= </text:span><text:span text:style-name="T3">къральыгIва архив; </text:span><text:span text:style-name="T2">Государственный бюджет СССР </text:span><text:span text:style-name="T8">= </text:span><text:span text:style-name="T3">СССР а-КъральыгIва бюджет; </text:span><text:span text:style-name="T2">Государственный герб СССР </text:span><text:span text:style-name="T8">= </text:span><text:span text:style-name="T3">СССР а-КъральыгIва герб; </text:span><text:span text:style-name="T2">Государственный гимн СССР </text:span><text:span text:style-name="T8">= </text:span><text:span text:style-name="T3">СССР а-КъральыгIва гимн; </text:span><text:span text:style-name="T2">государственный заем </text:span><text:span text:style-name="T8">= </text:span><text:span text:style-name="T3">къральыгIва заем; </text:span><text:span text:style-name="T2">государственный комитет </text:span><text:span text:style-name="T8">= </text:span><text:span text:style-name="T3">къральыг</text:span><text:span text:style-name="T6">I</text:span><text:span text:style-name="T3">ва комитет; </text:span><text:span text:style-name="T2">государственный контроль </text:span><text:span text:style-name="T8">= </text:span><text:span text:style-name="T3">къральыгIва рхъвыхра; къральыгIва хъпшылра; </text:span><text:span text:style-name="T2">государственный кредит </text:span><text:span text:style-name="T8">= </text:span><text:span text:style-name="T3">къральыгIва псарчIвы; </text:span><text:span text:style-name="T2">государственный обвинитель </text:span><text:span text:style-name="T8">= </text:span><text:span text:style-name="T3">акъральыгIва йгIанаргылыз ркъванчагIв; </text:span><text:span text:style-name="T2">государственный переворот </text:span><text:span text:style-name="T8">= </text:span><text:span text:style-name="T3">къральыгIва псахра; </text:span><text:span text:style-name="T2">государственный план </text:span><text:span text:style-name="T8">= </text:span><text:span text:style-name="T3">къральыгIва план; </text:span><text:span text:style-name="T2">государственный преступник </text:span><text:span text:style-name="T8">= </text:span><text:span text:style-name="T3">къральыгIва чвгьахагIвы; </text:span><text:span text:style-name="T2">государственный строй </text:span><text:span text:style-name="T8">= </text:span><text:span text:style-name="T3">къральыгIва ргIапсща; </text:span><text:span text:style-name="T2">Государственный флаг СССР </text:span><text:span text:style-name="T8">= </text:span><text:span text:style-name="T3">СССР а-КъральыгIва баракъ; </text:span><text:span text:style-name="T2">государственный фонд </text:span><text:span text:style-name="T8">= </text:span><text:span text:style-name="T3">къральыгIва фонд; </text:span><text:span text:style-name="T2">государственный язык </text:span><text:span text:style-name="T8">= </text:span><text:span text:style-name="T3">къральыгIва бызшва; </text:span><text:span text:style-name="T2">государственно-монополистический капитализм </text:span><text:span text:style-name="T8">= </text:span><text:span text:style-name="T3">къральыгIва-монополия капитализ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 Unicode MS" fo:font-size="12pt" fo:language="ru" fo:country="RU" style:letter-kerning="true" style:font-name-asian="Arial Unicode MS1" style:font-size-asian="12pt" style:language-asian="ru" style:country-asian="RU" style:font-name-complex="Arial Unicode MS1" style:font-size-complex="12pt" style:language-complex="ru" style:country-complex="RU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 Unicode MS" fo:font-size="12pt" fo:language="ru" fo:country="RU" style:letter-kerning="true" style:font-name-asian="Arial Unicode MS1" style:font-size-asian="12pt" style:language-asian="ru" style:country-asian="RU" style:font-name-complex="Arial Unicode MS1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 Unicode MS1" style:font-family-asian="'Arial Unicode MS'" style:font-family-generic-asian="system" style:font-pitch-asian="variable" style:font-size-asian="16pt" style:font-name-complex="Arial Unicode MS1" style:font-family-complex="'Arial Unicode MS'" style:font-family-generic-complex="system" style:font-pitch-complex="variable" style:font-size-complex="16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08%" fo:orphans="2" fo:widows="2"/>
      <style:text-properties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Arial Unicode MS1" style:font-family-asian="'Arial Unicode MS'" style:font-family-generic-asian="system" style:font-pitch-asian="variable" style:font-size-asian="16pt" style:font-name-complex="Arial Unicode MS1" style:font-family-complex="'Arial Unicode M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66cc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6</meta:editing-cycles>
    <meta:creation-date>2015-04-07T05:15:00</meta:creation-date>
    <dc:date>2015-04-20T16:42:13.219000000</dc:date>
    <meta:editing-duration>PT1H10M6S</meta:editing-duration>
    <meta:generator>LibreOffice/4.4.2.2$Windows_x86 LibreOffice_project/c4c7d32d0d49397cad38d62472b0bc8acff48dd6</meta:generator>
    <meta:document-statistic meta:table-count="0" meta:image-count="0" meta:object-count="0" meta:page-count="17" meta:paragraph-count="612" meta:word-count="7050" meta:character-count="61018" meta:non-whitespace-character-count="545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